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1.986cm"/>
    </style:style>
    <style:style style:name="co26" style:family="table-column">
      <style:table-column-properties fo:break-before="auto" style:column-width="4.382cm"/>
    </style:style>
    <style:style style:name="co27" style:family="table-column">
      <style:table-column-properties fo:break-before="auto" style:column-width="2.157cm"/>
    </style:style>
    <style:style style:name="co28" style:family="table-column">
      <style:table-column-properties fo:break-before="auto" style:column-width="1.734cm"/>
    </style:style>
    <style:style style:name="co29" style:family="table-column">
      <style:table-column-properties fo:break-before="auto" style:column-width="2.053cm"/>
    </style:style>
    <style:style style:name="co30" style:family="table-column">
      <style:table-column-properties fo:break-before="auto" style:column-width="4.798cm"/>
    </style:style>
    <style:style style:name="co31" style:family="table-column">
      <style:table-column-properties fo:break-before="auto" style:column-width="1.947cm"/>
    </style:style>
    <style:style style:name="co32" style:family="table-column">
      <style:table-column-properties fo:break-before="auto" style:column-width="2.551cm"/>
    </style:style>
    <style:style style:name="co33" style:family="table-column">
      <style:table-column-properties fo:break-before="auto" style:column-width="2.021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2.261cm"/>
    </style:style>
    <style:style style:name="co36" style:family="table-column">
      <style:table-column-properties fo:break-before="auto" style:column-width="1.822cm"/>
    </style:style>
    <style:style style:name="co37" style:family="table-column">
      <style:table-column-properties fo:break-before="auto" style:column-width="4.022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2.073cm"/>
    </style:style>
    <style:style style:name="co40" style:family="table-column">
      <style:table-column-properties fo:break-before="auto" style:column-width="2.011cm"/>
    </style:style>
    <style:style style:name="co41" style:family="table-column">
      <style:table-column-properties fo:break-before="auto" style:column-width="2.408cm"/>
    </style:style>
    <style:style style:name="co42" style:family="table-column">
      <style:table-column-properties fo:break-before="auto" style:column-width="0.857cm"/>
    </style:style>
    <style:style style:name="co43" style:family="table-column">
      <style:table-column-properties fo:break-before="auto" style:column-width="1.623cm"/>
    </style:style>
    <style:style style:name="co44" style:family="table-column">
      <style:table-column-properties fo:break-before="auto" style:column-width="1.79cm"/>
    </style:style>
    <style:style style:name="co45" style:family="table-column">
      <style:table-column-properties fo:break-before="auto" style:column-width="2.325cm"/>
    </style:style>
    <style:style style:name="co46" style:family="table-column">
      <style:table-column-properties fo:break-before="auto" style:column-width="2.094cm"/>
    </style:style>
    <style:style style:name="co47" style:family="table-column">
      <style:table-column-properties fo:break-before="auto" style:column-width="3.224cm"/>
    </style:style>
    <style:style style:name="co48" style:family="table-column">
      <style:table-column-properties fo:break-before="auto" style:column-width="1.707cm"/>
    </style:style>
    <style:style style:name="co49" style:family="table-column">
      <style:table-column-properties fo:break-before="auto" style:column-width="1.843cm"/>
    </style:style>
    <style:style style:name="co50" style:family="table-column">
      <style:table-column-properties fo:break-before="auto" style:column-width="0.208cm"/>
    </style:style>
    <style:style style:name="co51" style:family="table-column">
      <style:table-column-properties fo:break-before="auto" style:column-width="1.455cm"/>
    </style:style>
    <style:style style:name="co52" style:family="table-column">
      <style:table-column-properties fo:break-before="auto" style:column-width="2.147cm"/>
    </style:style>
    <style:style style:name="co53" style:family="table-column">
      <style:table-column-properties fo:break-before="auto" style:column-width="2.21cm"/>
    </style:style>
    <style:style style:name="co54" style:family="table-column">
      <style:table-column-properties fo:break-before="auto" style:column-width="2cm"/>
    </style:style>
    <style:style style:name="co55" style:family="table-column">
      <style:table-column-properties fo:break-before="auto" style:column-width="1.833cm"/>
    </style:style>
    <style:style style:name="co56" style:family="table-column">
      <style:table-column-properties fo:break-before="auto" style:column-width="2.942cm"/>
    </style:style>
    <style:style style:name="co57" style:family="table-column">
      <style:table-column-properties fo:break-before="auto" style:column-width="2.524cm"/>
    </style:style>
    <style:style style:name="co58" style:family="table-column">
      <style:table-column-properties fo:break-before="auto" style:column-width="0.314cm"/>
    </style:style>
    <style:style style:name="co59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3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3"/>
    <style:style style:name="ce265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6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7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 style:data-style-name="N3">
      <style:text-properties fo:font-weight="bold" style:font-weight-asian="bold" style:font-weight-complex="bold"/>
    </style:style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6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36"/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1" style:family="table-cell" style:parent-style-name="Default" style:data-style-name="N4"/>
    <style:style style:name="ce282" style:family="table-cell" style:parent-style-name="Default">
      <style:text-properties fo:font-weight="bold" style:font-weight-asian="bold" style:font-weight-complex="bold"/>
    </style:style>
    <style:style style:name="ce28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7" style:family="table-cell" style:parent-style-name="Default" style:data-style-name="N0"/>
    <style:style style:name="ce2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92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fo:border-bottom="none" fo:border-left="0.06pt solid #000000" fo:border-right="none" fo:border-top="0.06pt solid #000000"/>
    </style:style>
    <style:style style:name="ce302" style:family="table-cell" style:parent-style-name="Default">
      <style:table-cell-properties fo:border-bottom="none" fo:border-left="0.06pt solid #000000" fo:border-right="none" fo:border-top="none"/>
    </style:style>
    <style:style style:name="ce30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5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8" style:family="table-cell" style:parent-style-name="Default"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10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4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20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21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22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3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4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5" style:family="table-cell" style:parent-style-name="Default" style:data-style-name="N104">
      <style:table-cell-properties fo:background-color="#f7d1d5"/>
    </style:style>
    <style:style style:name="ce326" style:family="table-cell" style:parent-style-name="Default" style:data-style-name="N104">
      <style:table-cell-properties fo:background-color="transparent"/>
    </style:style>
    <style:style style:name="ce327" style:family="table-cell" style:parent-style-name="Default" style:data-style-name="N104">
      <style:table-cell-properties fo:background-color="transparent"/>
      <style:text-properties fo:color="#c9211e"/>
    </style:style>
    <style:style style:name="ce328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9" style:family="table-cell" style:parent-style-name="Default" style:data-style-name="N104">
      <style:text-properties fo:font-size="10pt" style:font-size-asian="10pt" style:font-size-complex="10pt"/>
    </style:style>
    <style:style style:name="ce330" style:family="table-cell" style:parent-style-name="Default" style:data-style-name="N10151"/>
    <style:style style:name="ce331" style:family="table-cell" style:parent-style-name="Default" style:data-style-name="N4">
      <style:text-properties fo:font-size="6pt" style:font-size-asian="6pt" style:font-size-complex="6pt"/>
    </style:style>
    <style:style style:name="ce332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3" style:family="table-cell" style:parent-style-name="Default" style:data-style-name="N11"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5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fo:border="none"/>
      <style:text-properties fo:font-size="10pt" style:font-size-asian="10pt" style:font-size-complex="10pt"/>
    </style:style>
    <style:style style:name="ce342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3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4" style:family="table-cell" style:parent-style-name="Default" style:data-style-name="N151">
      <style:text-properties fo:font-size="10pt" style:font-size-asian="10pt" style:font-size-complex="10pt"/>
    </style:style>
    <style:style style:name="ce345" style:family="table-cell" style:parent-style-name="Default" style:data-style-name="N104"/>
    <style:style style:name="ce346" style:family="table-cell" style:parent-style-name="Default" style:data-style-name="N155"/>
    <style:style style:name="ce347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8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4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5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9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60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1" style:family="table-cell" style:parent-style-name="Default" style:data-style-name="N104">
      <style:table-cell-properties fo:background-color="transparent"/>
      <style:text-properties fo:color="#158466"/>
    </style:style>
    <style:style style:name="ce362" style:family="table-cell" style:parent-style-name="Default" style:data-style-name="N10104"/>
    <style:style style:name="ce3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ackground-color="#ffff00"/>
    </style:style>
    <style:style style:name="ce112" style:family="table-cell" style:parent-style-name="Default" style:data-style-name="N104">
      <style:table-cell-properties fo:background-color="#e8f2a1"/>
    </style:style>
    <style:style style:name="ce364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6" style:family="table-cell" style:parent-style-name="Default" style:data-style-name="N4">
      <style:text-properties fo:font-weight="bold" style:font-weight-asian="bold" style:font-weight-complex="bold"/>
    </style:style>
    <style:style style:name="ce367" style:family="table-cell" style:parent-style-name="Default" style:data-style-name="N104">
      <style:text-properties fo:font-weight="bold" style:font-weight-asian="bold" style:font-weight-complex="bold"/>
    </style:style>
    <style:style style:name="ce368" style:family="table-cell" style:parent-style-name="Default" style:data-style-name="N10158"/>
    <style:style style:name="ce369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0" style:family="table-cell" style:parent-style-name="Default" style:data-style-name="N4">
      <style:table-cell-properties fo:background-color="transparent"/>
    </style:style>
    <style:style style:name="ce37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7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7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4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4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none" fo:border-left="none" fo:border-right="0.06pt solid #000000" fo:border-top="none"/>
    </style:style>
    <style:style style:name="ce2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7" style:family="table-cell" style:parent-style-name="Excel_20_Built-in_20_Normal" style:data-style-name="N1015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0151">
      <style:table-cell-properties fo:border-bottom="none" fo:border-left="none" fo:border-right="0.06pt solid #000000" fo:border-top="none"/>
    </style:style>
    <style:style style:name="ce249" style:family="table-cell" style:parent-style-name="Default" style:data-style-name="N10154">
      <style:table-cell-properties fo:border-bottom="none" fo:border-left="none" fo:border-right="0.06pt solid #000000" fo:border-top="none"/>
    </style:style>
    <style:style style:name="ce25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52" style:family="table-cell" style:parent-style-name="Default" style:data-style-name="N10151">
      <style:table-cell-properties fo:background-color="#ffff00"/>
      <style:text-properties fo:font-weight="bold" style:font-weight-asian="bold" style:font-weight-complex="bold"/>
    </style:style>
    <style:style style:name="ce253" style:family="table-cell" style:parent-style-name="Excel_20_Built-in_20_Normal" style:data-style-name="N1015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>
      <style:table-cell-properties fo:background-color="transparent"/>
    </style:style>
    <style:style style:name="ce2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88" style:family="table-cell" style:parent-style-name="Default" style:data-style-name="N10154">
      <style:text-properties fo:font-weight="bold" style:font-weight-asian="bold" style:font-weight-complex="bold"/>
    </style:style>
    <style:style style:name="ce374" style:family="table-cell" style:parent-style-name="Default" style:data-style-name="N10154"/>
    <style:style style:name="ce38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38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390" style:family="table-cell" style:parent-style-name="Default" style:data-style-name="N11"/>
    <style:style style:name="ce3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392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393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4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395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6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141" style:family="table-cell" style:parent-style-name="Default"/>
    <style:style style:name="ce14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8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3"/>
    <style:style style:name="ce150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3"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 style:data-style-name="N36"/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 style:data-style-name="N4"/>
    <style:style style:name="ce167" style:family="table-cell" style:parent-style-name="Default">
      <style:text-properties fo:font-weight="bold" style:font-weight-asian="bold" style:font-weight-complex="bold"/>
    </style:style>
    <style:style style:name="ce16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0"/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77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2" style:family="table-cell" style:parent-style-name="Default">
      <style:table-cell-properties fo:border-bottom="none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order-left="0.06pt solid #000000" fo:border-right="none" fo:border-top="none"/>
    </style:style>
    <style:style style:name="ce18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86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7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91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95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201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02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203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204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05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104">
      <style:table-cell-properties fo:background-color="#f7d1d5"/>
    </style:style>
    <style:style style:name="ce207" style:family="table-cell" style:parent-style-name="Default" style:data-style-name="N104">
      <style:table-cell-properties fo:background-color="transparent"/>
    </style:style>
    <style:style style:name="ce208" style:family="table-cell" style:parent-style-name="Default" style:data-style-name="N104">
      <style:table-cell-properties fo:background-color="transparent"/>
      <style:text-properties fo:color="#c9211e"/>
    </style:style>
    <style:style style:name="ce209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0" style:family="table-cell" style:parent-style-name="Default" style:data-style-name="N104">
      <style:text-properties fo:font-size="10pt" style:font-size-asian="10pt" style:font-size-complex="10pt"/>
    </style:style>
    <style:style style:name="ce211" style:family="table-cell" style:parent-style-name="Default" style:data-style-name="N10151"/>
    <style:style style:name="ce212" style:family="table-cell" style:parent-style-name="Default" style:data-style-name="N4">
      <style:text-properties fo:font-size="6pt" style:font-size-asian="6pt" style:font-size-complex="6pt"/>
    </style:style>
    <style:style style:name="ce213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214" style:family="table-cell" style:parent-style-name="Default" style:data-style-name="N11"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16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="none"/>
      <style:text-properties fo:font-size="10pt" style:font-size-asian="10pt" style:font-size-complex="10pt"/>
    </style:style>
    <style:style style:name="ce223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4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25" style:family="table-cell" style:parent-style-name="Default" style:data-style-name="N151">
      <style:text-properties fo:font-size="10pt" style:font-size-asian="10pt" style:font-size-complex="10pt"/>
    </style:style>
    <style:style style:name="ce226" style:family="table-cell" style:parent-style-name="Default" style:data-style-name="N104"/>
    <style:style style:name="ce227" style:family="table-cell" style:parent-style-name="Default" style:data-style-name="N155"/>
    <style:style style:name="ce228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29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233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234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235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236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237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240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41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04">
      <style:table-cell-properties fo:background-color="transparent"/>
      <style:text-properties fo:color="#158466"/>
    </style:style>
    <style:style style:name="ce250" style:family="table-cell" style:parent-style-name="Default" style:data-style-name="N10104"/>
    <style:style style:name="ce2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98" style:family="table-cell" style:parent-style-name="Default" style:data-style-name="N4">
      <style:text-properties fo:font-weight="bold" style:font-weight-asian="bold" style:font-weight-complex="bold"/>
    </style:style>
    <style:style style:name="ce375" style:family="table-cell" style:parent-style-name="Default" style:data-style-name="N104">
      <style:text-properties fo:font-weight="bold" style:font-weight-asian="bold" style:font-weight-complex="bold"/>
    </style:style>
    <style:style style:name="ce376" style:family="table-cell" style:parent-style-name="Default" style:data-style-name="N4">
      <style:table-cell-properties fo:background-color="#ffff00"/>
    </style:style>
    <style:style style:name="ce377" style:family="table-cell" style:parent-style-name="Default" style:data-style-name="N10158"/>
    <style:style style:name="ce37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9" style:family="table-cell" style:parent-style-name="Default" style:data-style-name="N104">
      <style:table-cell-properties fo:background-color="#e8f2a1"/>
    </style:style>
    <style:style style:name="ce380" style:family="table-cell" style:parent-style-name="Default" style:data-style-name="N4">
      <style:table-cell-properties fo:background-color="transparent"/>
    </style:style>
    <style:style style:name="ce38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8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84" style:family="table-cell" style:parent-style-name="Default" style:data-style-name="N10154"/>
    <style:style style:name="ce38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6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fo:border-left="none" fo:border-right="0.06pt solid #000000" fo:border-top="none"/>
    </style:style>
    <style:style style:name="ce39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98" style:family="table-cell" style:parent-style-name="Excel_20_Built-in_20_Normal" style:data-style-name="N1015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 style:data-style-name="N10151">
      <style:table-cell-properties fo:border-bottom="none" fo:border-left="none" fo:border-right="0.06pt solid #000000" fo:border-top="none"/>
    </style:style>
    <style:style style:name="ce400" style:family="table-cell" style:parent-style-name="Default" style:data-style-name="N10154">
      <style:table-cell-properties fo:border-bottom="none" fo:border-left="none" fo:border-right="0.06pt solid #000000" fo:border-top="none"/>
    </style:style>
    <style:style style:name="ce401" style:family="table-cell" style:parent-style-name="Default" style:data-style-name="N10154">
      <style:text-properties fo:font-weight="bold" style:font-weight-asian="bold" style:font-weight-complex="bold"/>
    </style:style>
    <style:style style:name="ce402" style:family="table-cell" style:parent-style-name="Default">
      <style:table-cell-properties fo:background-color="transparent"/>
    </style:style>
    <style:style style:name="ce403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04" style:family="table-cell" style:parent-style-name="Default" style:data-style-name="N10151">
      <style:table-cell-properties fo:background-color="#ffff00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06" style:family="table-cell" style:parent-style-name="Excel_20_Built-in_20_Normal" style:data-style-name="N1015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09" style:family="table-cell" style:parent-style-name="Default" style:data-style-name="N11"/>
    <style:style style:name="ce410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12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41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142"/>
        <table:table-column table:style-name="co2" table:number-columns-repeated="2" table:default-cell-style-name="ce145"/>
        <table:table-column table:style-name="co3" table:default-cell-style-name="ce148"/>
        <table:table-column table:style-name="co4" table:default-cell-style-name="ce148"/>
        <table:table-column table:style-name="co5" table:default-cell-style-name="ce148"/>
        <table:table-column table:style-name="co6" table:default-cell-style-name="ce148"/>
        <table:table-column table:style-name="co7" table:default-cell-style-name="ce151"/>
        <table:table-column table:style-name="co8" table:default-cell-style-name="ce146"/>
        <table:table-column table:style-name="co2" table:default-cell-style-name="ce146"/>
        <table:table-column table:style-name="co9" table:default-cell-style-name="ce146"/>
        <table:table-column table:style-name="co10" table:default-cell-style-name="ce146"/>
        <table:table-row table:style-name="ro1">
          <table:table-cell/>
          <table:table-cell table:style-name="ce142" table:number-columns-repeated="2"/>
          <table:table-cell table:style-name="ce146" table:number-columns-repeated="5"/>
          <table:table-cell table:style-name="ce14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142" table:number-columns-repeated="2"/>
          <table:table-cell table:style-name="ce146" table:number-columns-repeated="5"/>
          <table:table-cell table:style-name="ce144" table:number-columns-repeated="2"/>
          <table:table-cell table:number-columns-repeated="2"/>
        </table:table-row>
        <table:table-row table:style-name="ro1">
          <table:table-cell table:style-name="ce143" office:value-type="string" calcext:value-type="string">
            <text:p>Açıklama</text:p>
          </table:table-cell>
          <table:table-cell table:style-name="ce143" office:value-type="string" calcext:value-type="string">
            <text:p>Başl.</text:p>
          </table:table-cell>
          <table:table-cell table:style-name="ce143" office:value-type="string" calcext:value-type="string">
            <text:p>bitiş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Net Kira</text:p>
          </table:table-cell>
          <table:table-cell table:style-name="ce144" table:number-columns-repeated="2"/>
          <table:table-cell/>
          <table:table-cell table:style-name="ce159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142" table:number-columns-repeated="2"/>
          <table:table-cell table:style-name="ce146" table:number-columns-repeated="5"/>
          <table:table-cell table:style-name="ce144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46" table:number-columns-repeated="5"/>
          <table:table-cell table:style-name="ce15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04-30" calcext:value-type="date">
            <text:p>30.04.21</text:p>
          </table:table-cell>
          <table:table-cell office:value-type="date" office:date-value="2021-09-16" calcext:value-type="date">
            <text:p>16.09.21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yB203-22'.C5]" office:value-type="float" office:value="0" calcext:value-type="float">
            <text:p>0</text:p>
          </table:table-cell>
          <table:table-cell table:formula="of:=[$'SnyB203-22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0-11-30" calcext:value-type="date">
            <text:p>30.11.20</text:p>
          </table:table-cell>
          <table:table-cell office:value-type="date" office:date-value="2021-11-29" calcext:value-type="date">
            <text:p>29.11.21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1-09-30" calcext:value-type="date">
            <text:p>30.09.21</text:p>
          </table:table-cell>
          <table:table-cell office:value-type="date" office:date-value="2022-09-29" calcext:value-type="date">
            <text:p>29.09.22</text:p>
          </table:table-cell>
          <table:table-cell table:formula="of:=[$'SnyE502-22'.D5]" office:value-type="float" office:value="46500" calcext:value-type="float">
            <text:p>46.5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1500" calcext:value-type="float">
            <text:p>1.50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C5]" office:value-type="float" office:value="48000" calcext:value-type="float">
            <text:p>48.000</text:p>
          </table:table-cell>
          <table:table-cell table:formula="of:=[$'SnyF601-22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yF601-22'.C8]" office:value-type="float" office:value="1875" calcext:value-type="float">
            <text:p>1.875</text:p>
          </table:table-cell>
          <table:table-cell table:formula="of:=[.E10]-[.G10]" office:value-type="float" office:value="34125" calcext:value-type="float">
            <text:p>34.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7-22" calcext:value-type="date">
            <text:p>22.07.22</text:p>
          </table:table-cell>
          <table:table-cell/>
          <table:table-cell table:formula="of:=[$'SnyG701-22'.D8]" office:value-type="float" office:value="26843.605063" calcext:value-type="float">
            <text:p>26.844</text:p>
          </table:table-cell>
          <table:table-cell table:formula="of:=[.D11]" office:value-type="float" office:value="26843.605063" calcext:value-type="float">
            <text:p>26.844</text:p>
          </table:table-cell>
          <table:table-cell table:formula="of:=[.D11]-[.E11]" office:value-type="float" office:value="0" calcext:value-type="float">
            <text:p>0</text:p>
          </table:table-cell>
          <table:table-cell/>
          <table:table-cell table:formula="of:=[.E11]-[.G11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44" table:number-columns-repeated="3"/>
          <table:table-cell table:style-name="ce149"/>
          <table:table-cell/>
          <table:table-cell table:style-name="ce151"/>
          <table:table-cell table:number-columns-repeated="5"/>
          <table:table-cell table:style-name="ce160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142" table:number-columns-repeated="2"/>
          <table:table-cell table:style-name="ce150" table:formula="of:=SUM([.D4:.D13])" office:value-type="float" office:value="121343.605063" calcext:value-type="float">
            <text:p>121.344</text:p>
          </table:table-cell>
          <table:table-cell table:style-name="ce150" table:formula="of:=SUM([.E4:.E13])" office:value-type="float" office:value="107843.605063" calcext:value-type="float">
            <text:p>107.844</text:p>
          </table:table-cell>
          <table:table-cell table:style-name="ce152" table:formula="of:=SUM([.F4:.F13])" office:value-type="float" office:value="13500" calcext:value-type="float">
            <text:p>13.500</text:p>
          </table:table-cell>
          <table:table-cell table:style-name="ce150" table:formula="of:=SUM([.G4:.G13])" office:value-type="float" office:value="1875" calcext:value-type="float">
            <text:p>1.875</text:p>
          </table:table-cell>
          <table:table-cell table:style-name="ce150" table:formula="of:=SUM([.H4:.H13])" office:value-type="float" office:value="105968.605063" calcext:value-type="float">
            <text:p>105.969</text:p>
          </table:table-cell>
          <table:table-cell table:number-columns-repeated="4"/>
        </table:table-row>
        <table:table-row table:style-name="ro1">
          <table:table-cell/>
          <table:table-cell table:style-name="ce142" table:number-columns-repeated="2"/>
          <table:table-cell table:style-name="ce150" table:number-columns-repeated="2"/>
          <table:table-cell table:style-name="ce152"/>
          <table:table-cell table:style-name="ce150"/>
          <table:table-cell table:style-name="ce157"/>
          <table:table-cell table:number-columns-repeated="4"/>
        </table:table-row>
        <table:table-row table:style-name="ro1">
          <table:table-cell table:style-name="ce144" table:number-columns-repeated="3"/>
          <table:table-cell table:number-columns-repeated="2"/>
          <table:table-cell table:style-name="ce149"/>
          <table:table-cell table:style-name="ce153" office:value-type="string" calcext:value-type="string">
            <text:p>Sanayi 2022 Toplam Kira Geliri</text:p>
          </table:table-cell>
          <table:table-cell table:style-name="ce158" table:formula="of:=[.H14]" office:value-type="float" office:value="105968.605063" calcext:value-type="float">
            <text:p>105.969</text:p>
          </table:table-cell>
          <table:table-cell table:number-columns-repeated="4"/>
        </table:table-row>
        <table:table-row table:style-name="ro1">
          <table:table-cell table:style-name="ce144" table:number-columns-repeated="3"/>
          <table:table-cell table:number-columns-repeated="3"/>
          <table:table-cell table:style-name="ce154"/>
          <table:table-cell table:style-name="ce150"/>
          <table:table-cell table:number-columns-repeated="4"/>
        </table:table-row>
        <table:table-row table:style-name="ro1">
          <table:table-cell table:style-name="ce144" table:number-columns-repeated="3"/>
          <table:table-cell table:style-name="ce149" table:number-columns-repeated="2"/>
          <table:table-cell/>
          <table:table-cell table:style-name="ce155"/>
          <table:table-cell table:style-name="ce148"/>
          <table:table-cell table:number-columns-repeated="4"/>
        </table:table-row>
        <table:table-row table:style-name="ro1">
          <table:table-cell table:style-name="ce144" table:number-columns-repeated="3"/>
          <table:table-cell table:style-name="ce149" table:number-columns-repeated="2"/>
          <table:table-cell/>
          <table:table-cell table:style-name="ce156"/>
          <table:table-cell table:style-name="ce148"/>
          <table:table-cell table:number-columns-repeated="4"/>
        </table:table-row>
        <table:table-row table:style-name="ro1">
          <table:table-cell table:style-name="ce144" table:number-columns-repeated="3"/>
          <table:table-cell table:style-name="Default" table:number-columns-repeated="2"/>
          <table:table-cell table:style-name="ce146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66"/>
        <table:table-column table:style-name="co11" table:number-columns-repeated="3" table:default-cell-style-name="Default"/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SnyA105-22 </text:p>
          </table:table-cell>
          <table:table-cell table:style-name="ce164" office:value-type="string" calcext:value-type="string">
            <text:p>Boya kira </text:p>
          </table:table-cell>
          <table:table-cell table:style-name="ce146" table:number-columns-repeated="4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Toplamlar</text:p>
          </table:table-cell>
          <table:table-cell table:number-columns-repeated="2"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Kira Bedeli</text:p>
          </table:table-cell>
          <table:table-cell table:style-name="ce165" table:formula="of:=SUM([.C13:.C24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Toplam Ödeme</text:p>
          </table:table-cell>
          <table:table-cell table:style-name="ce165" table:formula="of:=SUM([.D13:.D28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Bakiye</text:p>
          </table:table-cell>
          <table:table-cell table:style-name="ce165" table:formula="of:=[.E28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<text:s/>Masraf</text:p>
          </table:table-cell>
          <table:table-cell table:style-name="ce165" table:formula="of:=[.D34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47" office:value-type="string" calcext:value-type="string">
            <text:p>Net Kira</text:p>
          </table:table-cell>
          <table:table-cell table:style-name="ce165" table:formula="of:=[.C6]-[.C8]" office:value-type="float" office:value="0" calcext:value-type="float">
            <text:p>0,00</text:p>
          </table:table-cell>
          <table:table-cell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65" table:number-columns-repeated="3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6" table:number-columns-repeated="2"/>
        </table:table-row>
        <table:table-row table:style-name="ro1">
          <table:table-cell table:style-name="ce144"/>
          <table:table-cell table:style-name="ce142" office:value-type="string" calcext:value-type="string">
            <text:p>Yıkamacı</text:p>
          </table:table-cell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44"/>
          <table:table-cell table:style-name="ce144" office:value-type="string" calcext:value-type="string">
            <text:p>Fehmi Arat</text:p>
          </table:table-cell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 table:number-rows-repeated="2">
          <table:table-cell table:style-name="ce144" table:number-columns-repeated="2"/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44"/>
          <table:table-cell table:style-name="ce144" office:value-type="string" calcext:value-type="string">
            <text:p>20-11-2022 – 19-11-2023 Kira Bedeli</text:p>
          </table:table-cell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61" office:value-type="date" office:date-value="2021-11-20" calcext:value-type="date">
            <text:p>20.11.2021</text:p>
          </table:table-cell>
          <table:table-cell table:style-name="ce144" office:value-type="string" calcext:value-type="string">
            <text:p>Kira Bedeli</text:p>
          </table:table-cell>
          <table:table-cell table:style-name="ce166"/>
          <table:table-cell/>
          <table:table-cell table:style-name="ce168" table:formula="of:=[.E14]+[.C18]-[.D18]" office:value-type="float" office:value="0" calcext:value-type="float">
            <text:p>0,00</text:p>
          </table:table-cell>
          <table:table-cell table:style-name="ce146" table:number-columns-repeated="2"/>
        </table:table-row>
        <table:table-row table:style-name="ro1">
          <table:table-cell table:style-name="ce161"/>
          <table:table-cell table:style-name="ce144"/>
          <table:table-cell table:style-name="ce166"/>
          <table:table-cell/>
          <table:table-cell table:style-name="ce168" table:formula="of:=[.E18]+[.C19]-[.D19]" office:value-type="float" office:value="0" calcext:value-type="float">
            <text:p>0,00</text:p>
          </table:table-cell>
          <table:table-cell table:style-name="ce146" table:number-columns-repeated="2"/>
        </table:table-row>
        <table:table-row table:style-name="ro1">
          <table:table-cell table:style-name="ce161"/>
          <table:table-cell table:style-name="ce144" office:value-type="string" calcext:value-type="string">
            <text:p>21-22 kira bedeli 24000</text:p>
          </table:table-cell>
          <table:table-cell table:style-name="ce166"/>
          <table:table-cell/>
          <table:table-cell table:style-name="ce168"/>
          <table:table-cell table:style-name="ce146" table:number-columns-repeated="2"/>
        </table:table-row>
        <table:table-row table:style-name="ro1" table:number-rows-repeated="2">
          <table:table-cell table:style-name="ce161"/>
          <table:table-cell table:style-name="ce144"/>
          <table:table-cell table:style-name="ce166"/>
          <table:table-cell/>
          <table:table-cell table:style-name="ce168"/>
          <table:table-cell table:style-name="ce146" table:number-columns-repeated="2"/>
        </table:table-row>
        <table:table-row table:style-name="ro1">
          <table:table-cell table:style-name="ce144" table:number-columns-repeated="2"/>
          <table:table-cell table:style-name="ce166"/>
          <table:table-cell table:style-name="ce146"/>
          <table:table-cell table:style-name="ce169"/>
          <table:table-cell table:style-name="ce146" table:number-columns-repeated="2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ce146"/>
          <table:table-cell table:style-name="ce169"/>
          <table:table-cell table:style-name="ce146" table:number-columns-repeated="2"/>
        </table:table-row>
        <table:table-row table:style-name="ro1" table:number-rows-repeated="2">
          <table:table-cell table:style-name="ce161"/>
          <table:table-cell table:number-columns-repeated="3"/>
          <table:table-cell table:style-name="ce169"/>
          <table:table-cell table:style-name="ce146" table:number-columns-repeated="2"/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table:style-name="ce169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 table:style-name="ce160"/>
          <table:table-cell table:style-name="ce170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 table:style-name="ce159"/>
          <table:table-cell table:style-name="ce168"/>
          <table:table-cell table:number-columns-repeated="2"/>
        </table:table-row>
        <table:table-row table:style-name="ro1" table:number-rows-repeated="3">
          <table:table-cell table:style-name="ce162"/>
          <table:table-cell table:style-name="ce144"/>
          <table:table-cell table:style-name="ce146" table:number-columns-repeated="2"/>
          <table:table-cell table:style-name="ce168"/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 table:style-name="ce162"/>
          <table:table-cell table:style-name="ce142" office:value-type="string" calcext:value-type="string">
            <text:p>Masraflar</text:p>
          </table:table-cell>
          <table:table-cell/>
          <table:table-cell table:style-name="ce165" table:formula="of:=SUM([.D35:.D51])" office:value-type="float" office:value="0" calcext:value-type="float">
            <text:p>0,00</text:p>
          </table:table-cell>
          <table:table-cell table:style-name="ce146"/>
          <table:table-cell table:number-columns-repeated="2"/>
        </table:table-row>
        <table:table-row table:style-name="ro1">
          <table:table-cell table:style-name="ce162"/>
          <table:table-cell table:style-name="ce142"/>
          <table:table-cell/>
          <table:table-cell table:style-name="Default"/>
          <table:table-cell/>
          <table:table-cell table:style-name="ce146"/>
          <table:table-cell/>
        </table:table-row>
        <table:table-row table:style-name="ro1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/>
          <table:table-cell table:style-name="ce146" table:number-columns-repeated="4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/>
          <table:table-cell table:style-name="ce171"/>
          <table:table-cell table:number-columns-repeated="2"/>
        </table:table-row>
        <table:table-row table:style-name="ro1" table:number-rows-repeated="2">
          <table:table-cell table:style-name="ce144"/>
          <table:table-cell table:style-name="ce146"/>
          <table:table-cell table:style-name="ce167"/>
          <table:table-cell table:style-name="ce146"/>
          <table:table-cell table:style-name="ce165"/>
          <table:table-cell table:number-columns-repeated="2"/>
        </table:table-row>
        <table:table-row table:style-name="ro1" table:number-rows-repeated="5">
          <table:table-cell table:style-name="ce144"/>
          <table:table-cell table:style-name="ce146" table:number-columns-repeated="3"/>
          <table:table-cell table:style-name="ce167"/>
          <table:table-cell table:style-name="ce156"/>
          <table:table-cell table:style-name="ce165"/>
        </table:table-row>
        <table:table-row table:style-name="ro1" table:number-rows-repeated="44">
          <table:table-cell table:style-name="ce144"/>
          <table:table-cell table:style-name="ce146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3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66"/>
        <table:table-column table:style-name="co11" table:number-columns-repeated="3" table:default-cell-style-name="Default"/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SnyB203-22 <text:s/></text:p>
          </table:table-cell>
          <table:table-cell table:style-name="ce164" office:value-type="string" calcext:value-type="string">
            <text:p>200 m2 Karo kira </text:p>
          </table:table-cell>
          <table:table-cell table:style-name="ce146" table:number-columns-repeated="4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4"/>
          <table:table-cell table:style-name="ce142" office:value-type="string" calcext:value-type="string">
            <text:p>Toplamlar</text:p>
          </table:table-cell>
          <table:table-cell table:number-columns-repeated="2"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<text:s/>Kira Bedeli</text:p>
          </table:table-cell>
          <table:table-cell table:style-name="ce165" table:formula="of:=SUM([.C13:.C24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Toplam Ödeme</text:p>
          </table:table-cell>
          <table:table-cell table:style-name="ce165" table:formula="of:=SUM([.D13:.D23])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Bakiye</text:p>
          </table:table-cell>
          <table:table-cell table:style-name="ce165" table:formula="of:=[.E15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63" office:value-type="string" calcext:value-type="string">
            <text:p>Masraf</text:p>
          </table:table-cell>
          <table:table-cell table:style-name="ce165" table:formula="of:=[.D36]" office:value-type="float" office:value="0" calcext:value-type="float">
            <text:p>0,00</text:p>
          </table:table-cell>
          <table:table-cell table:style-name="ce165" table:number-columns-repeated="2"/>
          <table:table-cell table:style-name="ce146" table:number-columns-repeated="2"/>
        </table:table-row>
        <table:table-row table:style-name="ro1">
          <table:table-cell table:style-name="ce144"/>
          <table:table-cell table:style-name="ce147" office:value-type="string" calcext:value-type="string">
            <text:p>Net Kira</text:p>
          </table:table-cell>
          <table:table-cell table:style-name="ce165" table:formula="of:=[.C6]-[.C8]" office:value-type="float" office:value="0" calcext:value-type="float">
            <text:p>0,00</text:p>
          </table:table-cell>
          <table:table-cell/>
          <table:table-cell table:style-name="ce165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65" table:number-columns-repeated="3"/>
          <table:table-cell table:style-name="ce146" table:number-columns-repeated="2"/>
        </table:table-row>
        <table:table-row table:style-name="ro1">
          <table:table-cell table:style-name="ce144"/>
          <table:table-cell table:style-name="ce142"/>
          <table:table-cell table:style-name="ce146" table:number-columns-repeated="5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6" table:number-columns-repeated="2"/>
        </table:table-row>
        <table:table-row table:style-name="ro1">
          <table:table-cell table:style-name="ce144"/>
          <table:table-cell/>
          <table:table-cell table:style-name="ce146" table:number-columns-repeated="2"/>
          <table:table-cell table:style-name="ce168"/>
          <table:table-cell table:style-name="ce146" table:number-columns-repeated="2"/>
        </table:table-row>
        <table:table-row table:style-name="ro1">
          <table:table-cell table:style-name="ce144"/>
          <table:table-cell table:style-name="ce142" office:value-type="string" calcext:value-type="string">
            <text:p>Motorcu</text:p>
          </table:table-cell>
          <table:table-cell/>
          <table:table-cell table:style-name="Default"/>
          <table:table-cell table:style-name="ce16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1"/>
          <table:table-cell table:style-name="ce146" table:number-columns-repeated="2"/>
          <table:table-cell table:style-name="ce160"/>
          <table:table-cell table:style-name="ce16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 table:style-name="ce159"/>
          <table:table-cell table:style-name="ce16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2"/>
          <table:table-cell table:style-name="ce169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2"/>
          <table:table-cell table:style-name="ce169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2"/>
          <table:table-cell table:style-name="ce169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162"/>
          <table:table-cell table:style-name="ce144"/>
          <table:table-cell table:style-name="ce146" table:number-columns-repeated="2"/>
          <table:table-cell table:style-name="ce169"/>
          <table:table-cell table:number-columns-repeated="2"/>
        </table:table-row>
        <table:table-row table:style-name="ro1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 table:style-name="ce162"/>
          <table:table-cell table:style-name="ce142" office:value-type="string" calcext:value-type="string">
            <text:p>Masraflar</text:p>
          </table:table-cell>
          <table:table-cell/>
          <table:table-cell table:style-name="ce165" table:formula="of:=SUM([.D37:.D53])" office:value-type="float" office:value="0" calcext:value-type="float">
            <text:p>0,00</text:p>
          </table:table-cell>
          <table:table-cell table:style-name="ce146"/>
          <table:table-cell table:number-columns-repeated="2"/>
        </table:table-row>
        <table:table-row table:style-name="ro1" table:number-rows-repeated="2">
          <table:table-cell table:style-name="ce162"/>
          <table:table-cell table:style-name="ce144"/>
          <table:table-cell table:style-name="ce146" table:number-columns-repeated="3"/>
          <table:table-cell table:number-columns-repeated="2"/>
        </table:table-row>
        <table:table-row table:style-name="ro1">
          <table:table-cell/>
          <table:table-cell table:style-name="ce146" table:number-columns-repeated="4"/>
          <table:table-cell table:number-columns-repeated="2"/>
        </table:table-row>
        <table:table-row table:style-name="ro1">
          <table:table-cell table:style-name="ce144"/>
          <table:table-cell table:style-name="ce146" table:number-columns-repeated="2"/>
          <table:table-cell/>
          <table:table-cell table:style-name="ce171"/>
          <table:table-cell table:number-columns-repeated="2"/>
        </table:table-row>
        <table:table-row table:style-name="ro1" table:number-rows-repeated="2">
          <table:table-cell table:style-name="ce144"/>
          <table:table-cell table:style-name="ce146"/>
          <table:table-cell table:style-name="ce167"/>
          <table:table-cell table:style-name="ce146"/>
          <table:table-cell table:style-name="ce165"/>
          <table:table-cell table:number-columns-repeated="2"/>
        </table:table-row>
        <table:table-row table:style-name="ro1" table:number-rows-repeated="5">
          <table:table-cell table:style-name="ce144"/>
          <table:table-cell table:style-name="ce146" table:number-columns-repeated="3"/>
          <table:table-cell table:style-name="ce167"/>
          <table:table-cell table:style-name="ce156"/>
          <table:table-cell table:style-name="ce165"/>
        </table:table-row>
        <table:table-row table:style-name="ro1" table:number-rows-repeated="44">
          <table:table-cell table:style-name="ce144"/>
          <table:table-cell table:style-name="ce146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144"/>
        <table:table-column table:style-name="co14" table:default-cell-style-name="ce146"/>
        <table:table-column table:style-name="co15" table:default-cell-style-name="ce146"/>
        <table:table-column table:style-name="co16" table:default-cell-style-name="ce146"/>
        <table:table-column table:style-name="co11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Toplamlar</text:p>
          </table:table-cell>
          <table:table-cell table:style-name="Default" table:number-columns-repeated="2"/>
          <table:table-cell table:style-name="ce165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2020 Kira Bedeli</text:p>
          </table:table-cell>
          <table:table-cell table:style-name="ce165" table:formula="of:=SUM([.C13:.C42])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2020 Toplam Ödeme</text:p>
          </table:table-cell>
          <table:table-cell table:style-name="ce165" table:formula="of:=SUM([.D13:.D19])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Toplam Ödenecek</text:p>
          </table:table-cell>
          <table:table-cell table:style-name="ce165" table:formula="of:=[.E41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2020 Masraf</text:p>
          </table:table-cell>
          <table:table-cell table:style-name="ce165" table:formula="of:=[.D47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47" office:value-type="string" calcext:value-type="string">
            <text:p>2019-2020 Net Kira</text:p>
          </table:table-cell>
          <table:table-cell table:style-name="ce165" table:formula="of:=[.C6]-[.C8]" office:value-type="float" office:value="0" calcext:value-type="float">
            <text:p>0,00</text:p>
          </table:table-cell>
          <table:table-cell table:style-name="Default"/>
          <table:table-cell table:style-name="ce165"/>
          <table:table-cell table:number-columns-repeated="54"/>
        </table:table-row>
        <table:table-row table:style-name="ro1">
          <table:table-cell/>
          <table:table-cell table:style-name="ce142"/>
          <table:table-cell table:style-name="ce165" table:number-columns-repeated="3"/>
          <table:table-cell table:number-columns-repeated="54"/>
        </table:table-row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142" office:value-type="string" calcext:value-type="string">
            <text:p>Hurdacı</text:p>
          </table:table-cell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Ali Demirel</text:p>
          </table:table-cell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29-11-2022 – 30-11-2023 Kira Bedeli</text:p>
          </table:table-cell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21-22 kira bedeli 43160 TL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 table:number-rows-repeated="2">
          <table:table-cell table:style-name="ce161"/>
          <table:table-cell table:style-name="ce144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/>
          <table:table-cell table:style-name="ce16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Ocak 2021- elektrik teminat için</text:p>
          </table:table-cell>
          <table:table-cell table:style-name="ce166"/>
          <table:table-cell table:style-name="Default" office:value-type="float" office:value="33.09" calcext:value-type="float">
            <text:p>33,09</text:p>
          </table:table-cell>
          <table:table-cell table:style-name="ce168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şubat</text:p>
          </table:table-cell>
          <table:table-cell table:style-name="ce166"/>
          <table:table-cell table:style-name="Default" office:value-type="float" office:value="20.52" calcext:value-type="float">
            <text:p>20,52</text:p>
          </table:table-cell>
          <table:table-cell table:style-name="ce168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mayıs</text:p>
          </table:table-cell>
          <table:table-cell table:style-name="ce166"/>
          <table:table-cell table:style-name="Default" office:value-type="float" office:value="33.84" calcext:value-type="float">
            <text:p>33,84</text:p>
          </table:table-cell>
          <table:table-cell table:style-name="ce168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haziran</text:p>
          </table:table-cell>
          <table:table-cell table:style-name="ce166"/>
          <table:table-cell table:style-name="Default" office:value-type="float" office:value="28.26" calcext:value-type="float">
            <text:p>28,26</text:p>
          </table:table-cell>
          <table:table-cell table:style-name="ce168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temmuz</text:p>
          </table:table-cell>
          <table:table-cell table:style-name="ce166"/>
          <table:table-cell table:style-name="Default" office:value-type="float" office:value="32.4" calcext:value-type="float">
            <text:p>32,4</text:p>
          </table:table-cell>
          <table:table-cell table:style-name="ce168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eylül</text:p>
          </table:table-cell>
          <table:table-cell table:style-name="ce166"/>
          <table:table-cell table:style-name="Default" office:value-type="float" office:value="44.52" calcext:value-type="float">
            <text:p>44,52</text:p>
          </table:table-cell>
          <table:table-cell table:style-name="ce168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ekim</text:p>
          </table:table-cell>
          <table:table-cell table:style-name="ce166"/>
          <table:table-cell table:style-name="Default" office:value-type="float" office:value="40.65" calcext:value-type="float">
            <text:p>40,65</text:p>
          </table:table-cell>
          <table:table-cell table:style-name="ce168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kasım</text:p>
          </table:table-cell>
          <table:table-cell table:style-name="ce166"/>
          <table:table-cell table:style-name="Default"/>
          <table:table-cell table:style-name="ce168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aralık</text:p>
          </table:table-cell>
          <table:table-cell table:style-name="ce166"/>
          <table:table-cell table:style-name="Default"/>
          <table:table-cell table:style-name="ce168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/>
          <table:table-cell table:style-name="ce168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161"/>
          <table:table-cell table:style-name="ce144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2-25" calcext:value-type="date">
            <text:p>25.02.2021</text:p>
          </table:table-cell>
          <table:table-cell table:style-name="ce144" office:value-type="string" calcext:value-type="string">
            <text:p>tuvalet için izinsiz kapı açtı</text:p>
          </table:table-cell>
          <table:table-cell table:style-name="ce166"/>
          <table:table-cell table:style-name="Default" office:value-type="string" calcext:value-type="string">
            <text:p>yapıldı</text:p>
          </table:table-cell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3-30" calcext:value-type="date">
            <text:p>30.03.2021</text:p>
          </table:table-cell>
          <table:table-cell table:style-name="ce144" office:value-type="string" calcext:value-type="string">
            <text:p>2021 de 2022 için ödemesi gereken kiraları ödemedi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6-20" calcext:value-type="date">
            <text:p>20.06.2021</text:p>
          </table:table-cell>
          <table:table-cell table:style-name="ce144" office:value-type="string" calcext:value-type="string">
            <text:p>büyük binanın saçağında hasar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8-05" calcext:value-type="date">
            <text:p>05.08.2021</text:p>
          </table:table-cell>
          <table:table-cell table:style-name="ce144" office:value-type="string" calcext:value-type="string">
            <text:p>arsa önüne malzeme yığıntısı var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8-25" calcext:value-type="date">
            <text:p>25.08.2021</text:p>
          </table:table-cell>
          <table:table-cell table:style-name="ce144" office:value-type="string" calcext:value-type="string">
            <text:p>mutfak tezgahı kırık</text:p>
          </table:table-cell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169"/>
          <table:table-cell table:number-columns-repeated="54"/>
        </table:table-row>
        <table:table-row table:style-name="ro1">
          <table:table-cell table:style-name="ce161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66"/>
          <table:table-cell office:value-type="string" calcext:value-type="string">
            <text:p>yapıldı</text:p>
          </table:table-cell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14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142" office:value-type="string" calcext:value-type="string">
            <text:p>Masraflar</text:p>
          </table:table-cell>
          <table:table-cell table:style-name="Default"/>
          <table:table-cell table:style-name="ce165" table:formula="of:=SUM([.D49:.D68])" office:value-type="float" office:value="0" calcext:value-type="float">
            <text:p>0,00</text:p>
          </table:table-cell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59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62"/>
          <table:table-cell table:style-name="ce144"/>
          <table:table-cell table:number-columns-repeated="2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62"/>
          <table:table-cell table:style-name="ce144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144"/>
        <table:table-column table:style-name="co19" table:default-cell-style-name="ce146"/>
        <table:table-column table:style-name="co20" table:default-cell-style-name="ce146"/>
        <table:table-column table:style-name="co21" table:default-cell-style-name="ce146"/>
        <table:table-column table:style-name="co11" table:default-cell-style-name="ce146"/>
        <table:table-column table:style-name="co22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 table:number-columns-repeated="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SnE este</text:p>
          </table:table-cell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table:number-columns-repeated="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Toplamlar</text:p>
          </table:table-cell>
          <table:table-cell table:style-name="ce142"/>
          <table:table-cell table:style-name="Default" table:number-columns-repeated="2"/>
          <table:table-cell table:style-name="ce165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Kira Bedeli</text:p>
          </table:table-cell>
          <table:table-cell table:style-name="ce165" table:formula="of:=SUM([.D14:.D30])" office:value-type="float" office:value="46500" calcext:value-type="float">
            <text:p>46.5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Toplam Ödeme</text:p>
          </table:table-cell>
          <table:table-cell table:style-name="ce165" table:formula="of:=SUM([.E14:.E30])" office:value-type="float" office:value="45000" calcext:value-type="float">
            <text:p>45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Toplam Ödenecek</text:p>
          </table:table-cell>
          <table:table-cell table:style-name="ce165" table:formula="of:=[.F29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<text:s/>Masraf</text:p>
          </table:table-cell>
          <table:table-cell table:style-name="ce165" table:formula="of:=[.E33]" office:value-type="float" office:value="0" calcext:value-type="float">
            <text:p>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47" office:value-type="string" calcext:value-type="string">
            <text:p><text:s/>Net Kira</text:p>
          </table:table-cell>
          <table:table-cell table:style-name="ce165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165"/>
          <table:table-cell table:number-columns-repeated="54"/>
        </table:table-row>
        <table:table-row table:style-name="ro1">
          <table:table-cell/>
          <table:table-cell table:style-name="ce142" table:number-columns-repeated="2"/>
          <table:table-cell table:style-name="ce165" table:number-columns-repeated="3"/>
          <table:table-cell table:number-columns-repeated="54"/>
        </table:table-row>
        <table:table-row table:style-name="ro1">
          <table:table-cell/>
          <table:table-cell table:style-name="ce142" table:number-columns-repeated="2"/>
          <table:table-cell table:number-columns-repeated="57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3"/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143" table:number-columns-repeated="3"/>
          <table:table-cell table:style-name="ce147" table:number-columns-repeated="3"/>
          <table:table-cell table:number-columns-repeated="54"/>
        </table:table-row>
        <table:table-row table:style-name="ro1">
          <table:table-cell/>
          <table:table-cell table:style-name="ce142" office:value-type="string" calcext:value-type="string">
            <text:p>Motorcu</text:p>
          </table:table-cell>
          <table:table-cell table:style-name="ce14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2-08-01" calcext:value-type="date">
            <text:p>01.08.2022</text:p>
          </table:table-cell>
          <table:table-cell table:style-name="ce144" office:value-type="string" calcext:value-type="string">
            <text:p>Cihan Çam</text:p>
          </table:table-cell>
          <table:table-cell table:style-name="ce144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22-23 kira bedeli 45000 TL</text:p>
          </table:table-cell>
          <table:table-cell table:style-name="ce144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 office:value-type="date" office:date-value="2022-08-01" calcext:value-type="date">
            <text:p>01.08.2022</text:p>
          </table:table-cell>
          <table:table-cell table:style-name="ce144" office:value-type="string" calcext:value-type="string">
            <text:p>Anlaşma yapıldı</text:p>
          </table:table-cell>
          <table:table-cell table:style-name="ce144"/>
          <table:table-cell office:value-type="float" office:value="45000" calcext:value-type="float">
            <text:p>45.000,00</text:p>
          </table:table-cell>
          <table:table-cell/>
          <table:table-cell table:style-name="ce168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Elektrik Teminat Bedeli</text:p>
          </table:table-cell>
          <table:table-cell table:style-name="ce144"/>
          <table:table-cell office:value-type="float" office:value="1500" calcext:value-type="float">
            <text:p>1.500,00</text:p>
          </table:table-cell>
          <table:table-cell/>
          <table:table-cell table:style-name="ce168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Kira Başlangıç Tarihi</text:p>
          </table:table-cell>
          <table:table-cell table:style-name="ce144"/>
          <table:table-cell table:number-columns-repeated="2"/>
          <table:table-cell table:style-name="ce168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3-08-29" calcext:value-type="date">
            <text:p>29.08.2023</text:p>
          </table:table-cell>
          <table:table-cell table:style-name="ce144" office:value-type="string" calcext:value-type="string">
            <text:p>Kira Bitiş Tarihi</text:p>
          </table:table-cell>
          <table:table-cell table:style-name="ce144"/>
          <table:table-cell table:style-name="ce166"/>
          <table:table-cell table:style-name="Default"/>
          <table:table-cell table:style-name="ce168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Kira gün sayısı (1 ay ek süre verildi)</text:p>
          </table:table-cell>
          <table:table-cell table:style-name="ce172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168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/>
          <table:table-cell table:style-name="ce144" office:value-type="string" calcext:value-type="string">
            <text:p>22-23 günlük kira bedeli TL</text:p>
          </table:table-cell>
          <table:table-cell table:style-name="ce144" table:formula="of:=[.D19]/[.C23]" office:value-type="float" office:value="114.503816793893" calcext:value-type="float">
            <text:p>114,503816793893</text:p>
          </table:table-cell>
          <table:table-cell table:style-name="ce166"/>
          <table:table-cell table:style-name="Default"/>
          <table:table-cell table:style-name="ce168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01" calcext:value-type="date">
            <text:p>01.08.2022</text:p>
          </table:table-cell>
          <table:table-cell table:style-name="ce144" office:value-type="string" calcext:value-type="string">
            <text:p>Nakit Ödeme</text:p>
          </table:table-cell>
          <table:table-cell table:style-name="ce144"/>
          <table:table-cell table:style-name="ce166"/>
          <table:table-cell table:style-name="ce166" office:value-type="float" office:value="20000" calcext:value-type="float">
            <text:p>20.000,00</text:p>
          </table:table-cell>
          <table:table-cell table:style-name="ce168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05" calcext:value-type="date">
            <text:p>05.08.2022</text:p>
          </table:table-cell>
          <table:table-cell table:style-name="ce144" office:value-type="string" calcext:value-type="string">
            <text:p>Nakit Ödeme</text:p>
          </table:table-cell>
          <table:table-cell table:style-name="ce144"/>
          <table:table-cell table:style-name="ce166"/>
          <table:table-cell table:style-name="Default" office:value-type="float" office:value="25000" calcext:value-type="float">
            <text:p>25000</text:p>
          </table:table-cell>
          <table:table-cell table:style-name="ce168" table:formula="of:=[.F25]+[.D26]-[.E26]" office:value-type="float" office:value="1500" calcext:value-type="float">
            <text:p>1.500,00</text:p>
          </table:table-cell>
          <table:table-cell table:number-columns-repeated="54"/>
        </table:table-row>
        <table:table-row table:style-name="ro1" table:number-rows-repeated="2">
          <table:table-cell table:style-name="ce161"/>
          <table:table-cell table:style-name="ce144" table:number-columns-repeated="2"/>
          <table:table-cell table:style-name="ce166"/>
          <table:table-cell table:style-name="Default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style-name="ce166"/>
          <table:table-cell/>
          <table:table-cell table:style-name="ce169"/>
          <table:table-cell table:number-columns-repeated="54"/>
        </table:table-row>
        <table:table-row table:style-name="ro1">
          <table:table-cell/>
          <table:table-cell table:style-name="ce144" table:number-columns-repeated="2"/>
          <table:table-cell table:style-name="ce166"/>
          <table:table-cell/>
          <table:table-cell table:style-name="ce168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142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142" office:value-type="string" calcext:value-type="string">
            <text:p>Masraflar</text:p>
          </table:table-cell>
          <table:table-cell table:style-name="ce142"/>
          <table:table-cell table:style-name="Default"/>
          <table:table-cell table:style-name="ce165" table:formula="of:=SUM([.E34:.E53])" office:value-type="float" office:value="0" calcext:value-type="float">
            <text:p>0,00</text:p>
          </table:table-cell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/>
          <table:table-cell table:number-columns-repeated="3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59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62"/>
          <table:table-cell table:style-name="ce144" table:number-columns-repeated="2"/>
          <table:table-cell table:number-columns-repeated="2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62"/>
          <table:table-cell table:style-name="ce144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144"/>
        <table:table-column table:style-name="co23" table:default-cell-style-name="ce146"/>
        <table:table-column table:style-name="co24" table:default-cell-style-name="ce146"/>
        <table:table-column table:style-name="co16" table:default-cell-style-name="ce146"/>
        <table:table-column table:style-name="co11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Toplamlar</text:p>
          </table:table-cell>
          <table:table-cell table:style-name="Default" table:number-columns-repeated="2"/>
          <table:table-cell table:style-name="ce165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<text:s/>Kira Bedeli</text:p>
          </table:table-cell>
          <table:table-cell table:style-name="ce165" table:formula="of:=SUM([.C12:.C23])" office:value-type="float" office:value="48000" calcext:value-type="float">
            <text:p>48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<text:s/>Toplam Ödeme</text:p>
          </table:table-cell>
          <table:table-cell table:style-name="ce165" table:formula="of:=SUM([.D12:.D23])" office:value-type="float" office:value="36000" calcext:value-type="float">
            <text:p>36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Toplam Ödenecek</text:p>
          </table:table-cell>
          <table:table-cell table:style-name="ce165" table:formula="of:=[.E22]" office:value-type="float" office:value="12000" calcext:value-type="float">
            <text:p>12.000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63" office:value-type="string" calcext:value-type="string">
            <text:p><text:s/>Masraf</text:p>
          </table:table-cell>
          <table:table-cell table:style-name="ce165" table:formula="of:=[.D26]" office:value-type="float" office:value="1875" calcext:value-type="float">
            <text:p>1.875,00</text:p>
          </table:table-cell>
          <table:table-cell table:style-name="ce165" table:number-columns-repeated="2"/>
          <table:table-cell table:number-columns-repeated="54"/>
        </table:table-row>
        <table:table-row table:style-name="ro1">
          <table:table-cell/>
          <table:table-cell table:style-name="ce147" office:value-type="string" calcext:value-type="string">
            <text:p>Net Kira</text:p>
          </table:table-cell>
          <table:table-cell table:style-name="ce165" table:formula="of:=[.C6]-[.C8]" office:value-type="float" office:value="34125" calcext:value-type="float">
            <text:p>34.125,00</text:p>
          </table:table-cell>
          <table:table-cell table:style-name="Default"/>
          <table:table-cell table:style-name="ce165"/>
          <table:table-cell table:number-columns-repeated="54"/>
        </table:table-row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142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/>
          <table:table-cell table:style-name="ce144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168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144"/>
          <table:table-cell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161"/>
          <table:table-cell table:style-name="ce144"/>
          <table:table-cell table:style-name="ce166"/>
          <table:table-cell table:style-name="Default" office:value-type="float" office:value="28000" calcext:value-type="float">
            <text:p>28000</text:p>
          </table:table-cell>
          <table:table-cell table:style-name="ce168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4-30" calcext:value-type="date">
            <text:p>30.04.2022</text:p>
          </table:table-cell>
          <table:table-cell table:style-name="ce144" office:value-type="string" calcext:value-type="string">
            <text:p>10-05-2022 <text:s text:c="2"/>- 4000 nakit ödeme</text:p>
          </table:table-cell>
          <table:table-cell table:style-name="ce166"/>
          <table:table-cell table:style-name="Default" office:value-type="float" office:value="4000" calcext:value-type="float">
            <text:p>4000</text:p>
          </table:table-cell>
          <table:table-cell table:style-name="ce168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5-30" calcext:value-type="date">
            <text:p>30.05.2022</text:p>
          </table:table-cell>
          <table:table-cell table:style-name="ce144" office:value-type="string" calcext:value-type="string">
            <text:p>20-06-2022 <text:s text:c="2"/>- 4000 nakit ödeme</text:p>
          </table:table-cell>
          <table:table-cell table:style-name="ce166"/>
          <table:table-cell table:style-name="Default" office:value-type="float" office:value="4000" calcext:value-type="float">
            <text:p>4000</text:p>
          </table:table-cell>
          <table:table-cell table:style-name="ce168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6-30" calcext:value-type="date">
            <text:p>30.06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 table:style-name="Default"/>
          <table:table-cell table:style-name="ce168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7-30" calcext:value-type="date">
            <text:p>30.07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 table:style-name="Default"/>
          <table:table-cell table:style-name="ce168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8-30" calcext:value-type="date">
            <text:p>30.08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 table:style-name="Default"/>
          <table:table-cell table:style-name="ce168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Default" table:number-columns-repeated="2"/>
          <table:table-cell table:style-name="ce166"/>
          <table:table-cell table:style-name="Default"/>
          <table:table-cell table:style-name="ce168" table:formula="of:=[.E20]+[.C21]-[.D2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144"/>
          <table:table-cell table:style-name="ce166"/>
          <table:table-cell/>
          <table:table-cell table:style-name="ce168" table:formula="of:=[.E21]+[.C22]-[.D22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61" office:value-type="date" office:date-value="2022-09-30" calcext:value-type="date">
            <text:p>30.09.2022</text:p>
          </table:table-cell>
          <table:table-cell table:style-name="ce144" office:value-type="float" office:value="4000" calcext:value-type="float">
            <text:p>4000</text:p>
          </table:table-cell>
          <table:table-cell table:style-name="ce166"/>
          <table:table-cell/>
          <table:table-cell table:style-name="ce168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14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142" office:value-type="string" calcext:value-type="string">
            <text:p>Masraflar</text:p>
          </table:table-cell>
          <table:table-cell table:style-name="Default"/>
          <table:table-cell table:style-name="ce165" table:formula="of:=SUM([.D28:.D47])" office:value-type="float" office:value="1875" calcext:value-type="float">
            <text:p>1.875,00</text:p>
          </table:table-cell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/>
          <table:table-cell table:number-columns-repeated="2"/>
          <table:table-cell table:style-name="ce160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ödendi</text:p>
          </table:table-cell>
          <table:table-cell table:style-name="ce159"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ödendi</text:p>
          </table:table-cell>
          <table:table-cell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ödendi</text:p>
          </table:table-cell>
          <table:table-cell/>
          <table:table-cell table:style-name="ce16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61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ödendi</text:p>
          </table:table-cell>
          <table:table-cell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>
          <table:table-cell table:style-name="ce161" office:value-type="date" office:date-value="2022-12-30" calcext:value-type="date">
            <text:p>30.12.2022</text:p>
          </table:table-cell>
          <table:table-cell table:number-columns-repeated="3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>
          <table:table-cell table:style-name="ce161" office:value-type="date" office:date-value="2023-01-30" calcext:value-type="date">
            <text:p>30.01.2023</text:p>
          </table:table-cell>
          <table:table-cell table:number-columns-repeated="3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167"/>
          <table:table-cell table:style-name="ce156"/>
          <table:table-cell table:style-name="ce16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epozit</text:p>
          </table:table-cell>
          <table:table-cell/>
          <table:table-cell office:value-type="float" office:value="1500" calcext:value-type="float">
            <text:p>1.500,00</text:p>
          </table:table-cell>
          <table:table-cell table:number-columns-repeated="55"/>
        </table:table-row>
        <table:table-row table:style-name="ro1" table:number-rows-repeated="104853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" table:style-name="ta1">
        <table:table-column table:style-name="co11" table:default-cell-style-name="Default"/>
        <table:table-row table:style-name="ro1">
          <table:table-cell/>
        </table:table-row>
      </table:table>
      <table:table table:name="SnH yazıhane" table:style-name="ta2">
        <table:table-column table:style-name="co25" table:default-cell-style-name="ce144"/>
        <table:table-column table:style-name="co26" table:default-cell-style-name="ce144"/>
        <table:table-column table:style-name="co27" table:default-cell-style-name="ce146"/>
        <table:table-column table:style-name="co17" table:default-cell-style-name="ce146"/>
        <table:table-column table:style-name="co28" table:default-cell-style-name="ce146"/>
        <table:table-column table:style-name="co17" table:default-cell-style-name="ce146"/>
        <table:table-column table:style-name="co18" table:default-cell-style-name="ce146"/>
        <table:table-column table:style-name="co11" table:number-columns-repeated="52" table:default-cell-style-name="ce144"/>
        <table:table-row table:style-name="ro1">
          <table:table-cell/>
          <table:table-cell table:style-name="ce142"/>
          <table:table-cell table:number-columns-repeated="57"/>
        </table:table-row>
        <table:table-row table:style-name="ro1">
          <table:table-cell/>
          <table:table-cell table:style-name="ce142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65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Masraf</text:p>
          </table:table-cell>
          <table:table-cell table:style-name="ce147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60"/>
          <table:table-cell table:style-name="ce165"/>
          <table:table-cell table:number-columns-repeated="52"/>
        </table:table-row>
        <table:table-row table:style-name="ro1">
          <table:table-cell table:style-name="ce161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66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66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66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66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66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66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66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66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62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66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62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66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66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66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66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66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66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66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61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66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61"/>
          <table:table-cell table:number-columns-repeated="2"/>
          <table:table-cell table:style-name="Default"/>
          <table:table-cell table:number-columns-repeated="2"/>
          <table:table-cell table:style-name="ce166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173"/>
          <table:table-cell/>
          <table:table-cell table:style-name="Default"/>
          <table:table-cell table:number-columns-repeated="2"/>
          <table:table-cell table:style-name="ce166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61"/>
          <table:table-cell table:number-columns-repeated="58"/>
        </table:table-row>
        <table:table-row table:style-name="ro1" table:number-rows-repeated="2">
          <table:table-cell table:style-name="ce161"/>
          <table:table-cell table:style-name="ce146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167"/>
          <table:table-cell table:number-columns-repeated="54"/>
        </table:table-row>
        <table:table-row table:style-name="ro1" table:number-rows-repeated="2">
          <table:table-cell table:style-name="ce161"/>
          <table:table-cell table:number-columns-repeated="3"/>
          <table:table-cell table:style-name="ce167"/>
          <table:table-cell table:number-columns-repeated="54"/>
        </table:table-row>
        <table:table-row table:style-name="ro1">
          <table:table-cell table:number-columns-repeated="4"/>
          <table:table-cell table:style-name="ce167"/>
          <table:table-cell table:number-columns-repeated="54"/>
        </table:table-row>
        <table:table-row table:style-name="ro1">
          <table:table-cell table:style-name="ce161"/>
          <table:table-cell table:number-columns-repeated="3"/>
          <table:table-cell table:style-name="ce16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165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66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701-2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ce166"/>
        <table:table-row table:style-name="ro1">
          <table:table-cell table:style-name="ce144"/>
          <table:table-cell table:style-name="ce191" office:value-type="string" calcext:value-type="string">
            <text:p>SnyG701-22</text:p>
          </table:table-cell>
          <table:table-cell/>
          <table:table-cell table:style-name="ce142" office:value-type="string" calcext:value-type="string">
            <text:p>Sanayi S2 Yazıhane Sol </text:p>
          </table:table-cell>
          <table:table-cell table:style-name="ce142" office:value-type="string" calcext:value-type="string">
            <text:p>240 m2</text:p>
          </table:table-cell>
          <table:table-cell table:style-name="ce146"/>
          <table:table-cell/>
        </table:table-row>
        <table:table-row table:style-name="ro1">
          <table:table-cell table:style-name="ce143" table:number-columns-repeated="3"/>
          <table:table-cell table:style-name="ce147" table:number-columns-repeated="3"/>
          <table:table-cell/>
        </table:table-row>
        <table:table-row table:style-name="ro1">
          <table:table-cell table:style-name="ce144"/>
          <table:table-cell table:style-name="ce142" office:value-type="string" calcext:value-type="string">
            <text:p>Toplamlar</text:p>
          </table:table-cell>
          <table:table-cell table:style-name="ce142"/>
          <table:table-cell table:number-columns-repeated="2"/>
          <table:table-cell table:style-name="ce165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2021 Nakli Yekün</text:p>
          </table:table-cell>
          <table:table-cell table:style-name="ce163"/>
          <table:table-cell table:style-name="ce165" table:formula="of:=SUM([.D14:.D21])" office:value-type="float" office:value="0" calcext:value-type="float">
            <text:p>0,00</text:p>
          </table:table-cell>
          <table:table-cell table:style-name="ce165" table:number-columns-repeated="2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2022 Masraflar</text:p>
          </table:table-cell>
          <table:table-cell table:style-name="ce163"/>
          <table:table-cell table:style-name="ce165" table:number-columns-repeated="3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Gecikme</text:p>
          </table:table-cell>
          <table:table-cell table:style-name="ce163"/>
          <table:table-cell table:style-name="ce165" table:number-columns-repeated="3"/>
          <table:table-cell/>
        </table:table-row>
        <table:table-row table:style-name="ro1">
          <table:table-cell table:style-name="ce144"/>
          <table:table-cell table:style-name="ce163" table:number-columns-repeated="2"/>
          <table:table-cell table:style-name="ce165" table:number-columns-repeated="3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Toplam Ödenecek</text:p>
          </table:table-cell>
          <table:table-cell table:style-name="ce163"/>
          <table:table-cell table:style-name="ce165" table:formula="of:=[.D9]" office:value-type="float" office:value="26843.605063" calcext:value-type="float">
            <text:p>26.843,61</text:p>
          </table:table-cell>
          <table:table-cell table:style-name="ce165" table:number-columns-repeated="2"/>
          <table:table-cell/>
        </table:table-row>
        <table:table-row table:style-name="ro1">
          <table:table-cell table:style-name="ce144"/>
          <table:table-cell table:style-name="ce163" office:value-type="string" calcext:value-type="string">
            <text:p>2022 Toplam Ödeme</text:p>
          </table:table-cell>
          <table:table-cell table:style-name="ce163"/>
          <table:table-cell table:style-name="ce146" table:formula="of:=SUM([.E14:.E18])" office:value-type="float" office:value="26843.605063" calcext:value-type="float">
            <text:p>26.843,61</text:p>
          </table:table-cell>
          <table:table-cell table:style-name="ce165" table:number-columns-repeated="2"/>
          <table:table-cell/>
        </table:table-row>
        <table:table-row table:style-name="ro1">
          <table:table-cell table:style-name="ce144"/>
          <table:table-cell table:style-name="ce163" table:number-columns-repeated="2"/>
          <table:table-cell table:style-name="ce165" table:number-columns-repeated="3"/>
          <table:table-cell/>
        </table:table-row>
        <table:table-row table:style-name="ro2">
          <table:table-cell table:style-name="ce144"/>
          <table:table-cell table:style-name="ce147" office:value-type="string" calcext:value-type="string">
            <text:p>2022 Bakiye</text:p>
          </table:table-cell>
          <table:table-cell table:style-name="ce147"/>
          <table:table-cell table:style-name="ce213" table:formula="of:=[.D8]-[.D9]" office:value-type="float" office:value="0" calcext:value-type="float">
            <text:p>0,00</text:p>
          </table:table-cell>
          <table:table-cell/>
          <table:table-cell table:style-name="ce165"/>
          <table:table-cell/>
        </table:table-row>
        <table:table-row table:style-name="ro1">
          <table:table-cell table:style-name="ce144"/>
          <table:table-cell table:style-name="ce142" table:number-columns-repeated="2"/>
          <table:table-cell table:style-name="ce146" table:number-columns-repeated="3"/>
          <table:table-cell/>
        </table:table-row>
        <table:table-row table:style-name="ro1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99"/>
          <table:table-cell table:style-name="ce147" office:value-type="string" calcext:value-type="string">
            <text:p>Kira bedeli</text:p>
          </table:table-cell>
          <table:table-cell table:style-name="ce147" office:value-type="string" calcext:value-type="string">
            <text:p>Ödeme</text:p>
          </table:table-cell>
          <table:table-cell table:style-name="ce147" office:value-type="string" calcext:value-type="string">
            <text:p>Bakiye</text:p>
          </table:table-cell>
          <table:table-cell table:style-name="ce147" office:value-type="string" calcext:value-type="string">
            <text:p>Gecikme</text:p>
          </table:table-cell>
        </table:table-row>
        <table:table-row table:style-name="ro1">
          <table:table-cell table:style-name="ce144"/>
          <table:table-cell table:style-name="ce142" office:value-type="string" calcext:value-type="string">
            <text:p>Radyotörcü </text:p>
          </table:table-cell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/>
          <table:table-cell table:style-name="ce144" office:value-type="string" calcext:value-type="string">
            <text:p>Dursun Durmuş</text:p>
          </table:table-cell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/>
          <table:table-cell table:style-name="ce144" office:value-type="string" calcext:value-type="string">
            <text:p>2019 kiradan kalan</text:p>
          </table:table-cell>
          <table:table-cell/>
          <table:table-cell table:style-name="ce146"/>
          <table:table-cell table:style-name="ce146" table:formula="of:=[.F33]" office:value-type="float" office:value="15662.2519529925" calcext:value-type="float">
            <text:p>15.662,25</text:p>
          </table:table-cell>
          <table:table-cell table:style-name="ce168"/>
          <table:table-cell/>
        </table:table-row>
        <table:table-row table:style-name="ro1">
          <table:table-cell table:style-name="ce144"/>
          <table:table-cell table:style-name="ce144" office:value-type="string" calcext:value-type="string">
            <text:p>doğuş hesabından</text:p>
          </table:table-cell>
          <table:table-cell/>
          <table:table-cell table:style-name="ce146"/>
          <table:table-cell table:style-name="ce146" table:formula="of:=[.F49]" office:value-type="float" office:value="11181.3531100075" calcext:value-type="float">
            <text:p>11.181,35</text:p>
          </table:table-cell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/>
          <table:table-cell/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 table:number-columns-repeated="2"/>
          <table:table-cell table:style-name="ce168"/>
          <table:table-cell/>
        </table:table-row>
        <table:table-row table:style-name="ro1">
          <table:table-cell table:style-name="ce144" table:number-columns-repeated="2"/>
          <table:table-cell/>
          <table:table-cell table:style-name="ce146" table:number-columns-repeated="2"/>
          <table:table-cell table:style-name="ce166"/>
          <table:table-cell/>
        </table:table-row>
        <table:table-row table:style-name="ro1">
          <table:table-cell table:style-name="ce142" office:value-type="string" calcext:value-type="string">
            <text:p>DURSUN DURMUŞ 2022 HESAP</text:p>
          </table:table-cell>
          <table:table-cell table:style-name="ce142" table:number-columns-repeated="2"/>
          <table:table-cell table:style-name="ce214"/>
          <table:table-cell table:style-name="ce189"/>
          <table:table-cell table:number-columns-repeated="2"/>
        </table:table-row>
        <table:table-row table:style-name="ro1">
          <table:table-cell table:style-name="ce174"/>
          <table:table-cell table:style-name="ce192" office:value-type="string" calcext:value-type="string">
            <text:p>Üfe-tüfe</text:p>
          </table:table-cell>
          <table:table-cell table:style-name="ce200" office:value-type="string" calcext:value-type="string">
            <text:p>aylık kira</text:p>
          </table:table-cell>
          <table:table-cell table:style-name="ce215"/>
          <table:table-cell/>
          <table:table-cell table:style-name="ce231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75" office:value-type="string" calcext:value-type="string">
            <text:p>2018 kira bedeli</text:p>
          </table:table-cell>
          <table:table-cell table:style-name="ce193"/>
          <table:table-cell table:style-name="ce201" table:formula="of:=[.D24]/12" office:value-type="currency" office:currency="TRY" office:value="2083.33333333333" calcext:value-type="currency">
            <text:p>₺2.083,33</text:p>
          </table:table-cell>
          <table:table-cell table:style-name="ce216" office:value-type="currency" office:currency="TRY" office:value="25000" calcext:value-type="currency">
            <text:p>₺25.000,00</text:p>
          </table:table-cell>
          <table:table-cell/>
          <table:table-cell table:style-name="ce232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176" office:value-type="string" calcext:value-type="string">
            <text:p>2018 ödeme</text:p>
          </table:table-cell>
          <table:table-cell table:style-name="ce194" table:number-columns-repeated="2"/>
          <table:table-cell table:style-name="ce217" office:value-type="currency" office:currency="TRY" office:value="-25000" calcext:value-type="currency">
            <text:p>₺ -25.000,00</text:p>
          </table:table-cell>
          <table:table-cell/>
          <table:table-cell table:style-name="ce233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177" office:value-type="string" calcext:value-type="string">
            <text:p>2019 kira bedeli </text:p>
          </table:table-cell>
          <table:table-cell table:style-name="ce195" office:value-type="percentage" office:value="0.2258" calcext:value-type="percentage">
            <text:p>%22,58</text:p>
          </table:table-cell>
          <table:table-cell table:style-name="ce202" table:formula="of:=[.C24]+([.C24]*[.B26])" office:value-type="currency" office:currency="TRY" office:value="2553.75" calcext:value-type="currency">
            <text:p>₺2.553,75</text:p>
          </table:table-cell>
          <table:table-cell table:style-name="ce218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228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177" office:value-type="string" calcext:value-type="string">
            <text:p>2019 nisan ödeme</text:p>
          </table:table-cell>
          <table:table-cell table:style-name="ce180"/>
          <table:table-cell table:style-name="ce189"/>
          <table:table-cell table:style-name="ce219" office:value-type="currency" office:currency="TRY" office:value="-18500" calcext:value-type="currency">
            <text:p>₺ -18.500,00</text:p>
          </table:table-cell>
          <table:table-cell/>
          <table:table-cell table:style-name="ce228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178" office:value-type="string" calcext:value-type="string">
            <text:p>2019 haziran ödeme</text:p>
          </table:table-cell>
          <table:table-cell table:style-name="ce196"/>
          <table:table-cell table:style-name="ce194"/>
          <table:table-cell table:style-name="ce217" office:value-type="currency" office:currency="TRY" office:value="-5000" calcext:value-type="currency">
            <text:p>₺ -5.000,00</text:p>
          </table:table-cell>
          <table:table-cell/>
          <table:table-cell table:style-name="ce234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179" office:value-type="string" calcext:value-type="string">
            <text:p>Kasım 2020 1 aylık kira bedeli</text:p>
          </table:table-cell>
          <table:table-cell table:style-name="ce197" office:value-type="percentage" office:value="0.1811" calcext:value-type="percentage">
            <text:p>%18,11</text:p>
          </table:table-cell>
          <table:table-cell table:style-name="ce201" table:formula="of:=[.C26]+([.C26]*[.B29])" office:value-type="currency" office:currency="TRY" office:value="3016.234125" calcext:value-type="currency">
            <text:p>₺3.016,23</text:p>
          </table:table-cell>
          <table:table-cell table:style-name="ce216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232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178" office:value-type="string" calcext:value-type="string">
            <text:p>Aralık 2020 16 günlük kira bedeli</text:p>
          </table:table-cell>
          <table:table-cell table:style-name="ce196"/>
          <table:table-cell table:style-name="ce194"/>
          <table:table-cell table:style-name="ce220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235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174" office:value-type="string" calcext:value-type="string">
            <text:p>2021 aylık kira bedeli</text:p>
          </table:table-cell>
          <table:table-cell table:style-name="ce198" office:value-type="percentage" office:value="0.1989" calcext:value-type="percentage">
            <text:p>%19,89</text:p>
          </table:table-cell>
          <table:table-cell table:style-name="ce203" table:formula="of:=[.C29]+([.C29]*[.B31])" office:value-type="currency" office:currency="TRY" office:value="3616.1630924625" calcext:value-type="currency">
            <text:p>₺3.616,16</text:p>
          </table:table-cell>
          <table:table-cell table:style-name="ce221"/>
          <table:table-cell/>
          <table:table-cell table:style-name="ce236"/>
          <table:table-cell/>
        </table:table-row>
        <table:table-row table:style-name="ro1">
          <table:table-cell table:style-name="ce180" table:number-columns-repeated="3"/>
          <table:table-cell table:style-name="ce222"/>
          <table:table-cell/>
          <table:table-cell table:style-name="ce237"/>
          <table:table-cell/>
        </table:table-row>
        <table:table-row table:style-name="ro1">
          <table:table-cell table:style-name="ce181" office:value-type="string" calcext:value-type="string">
            <text:p>kira borcundan kalan 2022 değeri</text:p>
          </table:table-cell>
          <table:table-cell table:style-name="ce181"/>
          <table:table-cell table:style-name="ce204" table:formula="of:=[.F35]+[.F36]" office:value-type="float" office:value="4.33117963778757" calcext:value-type="float">
            <text:p>4,33 ay</text:p>
          </table:table-cell>
          <table:table-cell table:style-name="ce223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238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180" table:number-columns-repeated="3"/>
          <table:table-cell table:style-name="ce222"/>
          <table:table-cell/>
          <table:table-cell table:style-name="ce237"/>
          <table:table-cell/>
        </table:table-row>
        <table:table-row table:style-name="ro1">
          <table:table-cell table:style-name="ce182" office:value-type="string" calcext:value-type="string">
            <text:p>Kiradan kalan 2019 </text:p>
          </table:table-cell>
          <table:table-cell table:style-name="ce182"/>
          <table:table-cell table:style-name="ce205" table:formula="of:=[.F28]" office:value-type="currency" office:currency="TRY" office:value="7145" calcext:value-type="currency">
            <text:p>₺7.145,00</text:p>
          </table:table-cell>
          <table:table-cell table:style-name="ce224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239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183" office:value-type="string" calcext:value-type="string">
            <text:p>Kiradan kalan 2020</text:p>
          </table:table-cell>
          <table:table-cell table:style-name="ce183"/>
          <table:table-cell table:style-name="ce206" table:formula="of:=[.F30]" office:value-type="currency" office:currency="TRY" office:value="4624.892325" calcext:value-type="currency">
            <text:p>₺4.624,89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184" office:value-type="string" calcext:value-type="string">
            <text:p>Toplam <text:s/></text:p>
          </table:table-cell>
          <table:table-cell table:style-name="ce184"/>
          <table:table-cell table:style-name="ce207" table:formula="of:=SUM([.C35:.C36])" office:value-type="currency" office:currency="TRY" office:value="11769.892325" calcext:value-type="currency">
            <text:p>₺11.769,89</text:p>
          </table:table-cell>
          <table:table-cell table:style-name="ce225"/>
          <table:table-cell/>
          <table:table-cell table:style-name="ce240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185" office:value-type="string" calcext:value-type="string">
            <text:p>alınan fark</text:p>
          </table:table-cell>
          <table:table-cell table:style-name="ce183"/>
          <table:table-cell table:style-name="ce208" table:formula="of:=[.F33]-[.C37]" office:value-type="currency" office:currency="TRY" office:value="3892.3596279925" calcext:value-type="currency">
            <text:p>₺3.892,36</text:p>
          </table:table-cell>
          <table:table-cell table:style-name="ce225"/>
          <table:table-cell/>
          <table:table-cell table:style-name="ce240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86" office:value-type="string" calcext:value-type="string">
            <text:p>Diğer borclar</text:p>
          </table:table-cell>
          <table:table-cell table:style-name="ce186"/>
          <table:table-cell table:style-name="ce209" table:formula="of:=SUM([.F42:.F45])" office:value-type="float" office:value="2.80861086110024" calcext:value-type="float">
            <text:p>2,81 ay</text:p>
          </table:table-cell>
          <table:table-cell table:style-name="ce223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238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183" table:number-columns-repeated="2"/>
          <table:table-cell/>
          <table:table-cell table:style-name="ce207"/>
          <table:table-cell/>
          <table:table-cell table:style-name="ce225"/>
          <table:table-cell/>
        </table:table-row>
        <table:table-row table:style-name="ro1">
          <table:table-cell table:style-name="ce187" office:value-type="string" calcext:value-type="string">
            <text:p>elektrikten kalan 2020</text:p>
          </table:table-cell>
          <table:table-cell table:style-name="ce187"/>
          <table:table-cell table:style-name="ce210" office:value-type="currency" office:currency="TRY" office:value="1752.33" calcext:value-type="currency">
            <text:p>₺1.752,33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187" office:value-type="string" calcext:value-type="string">
            <text:p>elektrik teminat masrafından kalan 2020</text:p>
          </table:table-cell>
          <table:table-cell table:style-name="ce187"/>
          <table:table-cell table:style-name="ce210" office:value-type="currency" office:currency="TRY" office:value="2000" calcext:value-type="currency">
            <text:p>₺2.000,00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187" office:value-type="string" calcext:value-type="string">
            <text:p>Tahliye masrafı 2020</text:p>
          </table:table-cell>
          <table:table-cell table:style-name="ce187"/>
          <table:table-cell table:style-name="ce210" office:value-type="currency" office:currency="TRY" office:value="3885" calcext:value-type="currency">
            <text:p>₺3.885,00</text:p>
          </table:table-cell>
          <table:table-cell table:style-name="ce225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240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187" office:value-type="string" calcext:value-type="string">
            <text:p>icraya ödenen 2022</text:p>
          </table:table-cell>
          <table:table-cell table:style-name="ce187"/>
          <table:table-cell table:style-name="ce210" office:value-type="currency" office:currency="TRY" office:value="1000" calcext:value-type="currency">
            <text:p>₺1.000,00</text:p>
          </table:table-cell>
          <table:table-cell table:style-name="ce225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240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184" office:value-type="string" calcext:value-type="string">
            <text:p>Toplam <text:s/></text:p>
          </table:table-cell>
          <table:table-cell table:style-name="ce184"/>
          <table:table-cell table:style-name="ce207" table:formula="of:=SUM([.C42:.C45])" office:value-type="currency" office:currency="TRY" office:value="8637.33" calcext:value-type="currency">
            <text:p>₺8.637,33</text:p>
          </table:table-cell>
          <table:table-cell table:style-name="ce225"/>
          <table:table-cell/>
          <table:table-cell table:style-name="ce240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185" office:value-type="string" calcext:value-type="string">
            <text:p>alınan fark</text:p>
          </table:table-cell>
          <table:table-cell table:style-name="ce183"/>
          <table:table-cell table:style-name="ce208" table:formula="of:=[.F40]-[.C46]" office:value-type="currency" office:currency="TRY" office:value="1519.064937" calcext:value-type="currency">
            <text:p>₺1.519,06</text:p>
          </table:table-cell>
          <table:table-cell table:style-name="ce226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185"/>
          <table:table-cell table:style-name="ce183"/>
          <table:table-cell table:style-name="ce207"/>
          <table:table-cell table:number-columns-repeated="4"/>
        </table:table-row>
        <table:table-row table:style-name="ro1">
          <table:table-cell table:style-name="ce188" office:value-type="string" calcext:value-type="string">
            <text:p>Caymazın doğuşa 2000 yılı hesabı için tahsil edilen</text:p>
          </table:table-cell>
          <table:table-cell table:style-name="ce188" table:number-columns-repeated="3"/>
          <table:table-cell/>
          <table:table-cell table:style-name="ce241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211" table:formula="of:=[.F53]" office:value-type="currency" office:currency="USD" office:value="631.71486497764" calcext:value-type="currency">
            <text:p>$631,71</text:p>
          </table:table-cell>
          <table:table-cell table:style-name="ce227" office:value-type="float" office:value="17.7" calcext:value-type="float">
            <text:p>17,70 TL/USD</text:p>
          </table:table-cell>
          <table:table-cell/>
          <table:table-cell table:style-name="ce226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242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212" office:value-type="float" office:value="400000000" calcext:value-type="float">
            <text:p>400.000.000,00</text:p>
          </table:table-cell>
          <table:table-cell table:style-name="ce166" office:value-type="float" office:value="633197.0675" calcext:value-type="float">
            <text:p>633.197,07</text:p>
          </table:table-cell>
          <table:table-cell/>
          <table:table-cell table:style-name="ce211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211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211" table:formula="of:=[.F53]" office:value-type="currency" office:currency="USD" office:value="631.71486497764" calcext:value-type="currency">
            <text:p>$631,71</text:p>
          </table:table-cell>
          <table:table-cell table:style-name="ce227" office:value-type="float" office:value="17.7" calcext:value-type="float">
            <text:p>17,70 TL/USD</text:p>
          </table:table-cell>
          <table:table-cell/>
          <table:table-cell table:style-name="ce250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256"/>
          <table:table-cell/>
        </table:table-row>
        <table:table-row table:style-name="ro1">
          <table:table-cell table:style-name="ce189" table:number-columns-repeated="3"/>
          <table:table-cell table:style-name="ce214"/>
          <table:table-cell/>
          <table:table-cell table:style-name="ce189"/>
          <table:table-cell/>
        </table:table-row>
        <table:table-row table:style-name="ro1">
          <table:table-cell table:style-name="ce189" office:value-type="string" calcext:value-type="string">
            <text:p>Dosya 21-07-2022 tarihinde kapatıldı</text:p>
          </table:table-cell>
          <table:table-cell table:style-name="ce189" table:number-columns-repeated="2"/>
          <table:table-cell table:style-name="ce214"/>
          <table:table-cell/>
          <table:table-cell table:style-name="ce189"/>
          <table:table-cell/>
        </table:table-row>
        <table:table-row table:style-name="ro1">
          <table:table-cell table:style-name="ce189" table:number-columns-repeated="3"/>
          <table:table-cell table:style-name="ce214"/>
          <table:table-cell/>
          <table:table-cell table:style-name="ce189"/>
          <table:table-cell/>
        </table:table-row>
        <table:table-row table:style-name="ro1">
          <table:table-cell table:style-name="ce190" office:value-type="string" calcext:value-type="string">
            <text:p>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21-7-2022 yapılan ödeme 2022 atila</text:p>
          </table:table-cell>
          <table:table-cell table:style-name="ce190"/>
          <table:table-cell table:style-name="ce189"/>
          <table:table-cell table:style-name="ce228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190" office:value-type="string" calcext:value-type="string">
            <text:p>22-7-2022 yapılan ödeme 2022 ali</text:p>
          </table:table-cell>
          <table:table-cell table:style-name="ce190"/>
          <table:table-cell table:style-name="ce189"/>
          <table:table-cell table:style-name="ce228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194"/>
          <table:table-cell table:style-name="ce229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226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230" office:value-type="string" calcext:value-type="string">
            <text:p>kiradan</text:p>
          </table:table-cell>
          <table:table-cell table:style-name="ce226" table:formula="of:=[.F33]" office:value-type="currency" office:currency="TRY" office:value="15662.2519529925" calcext:value-type="currency">
            <text:p>₺15.662,25</text:p>
          </table:table-cell>
          <table:table-cell table:style-name="ce226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230" office:value-type="string" calcext:value-type="string">
            <text:p>diğer borçlar</text:p>
          </table:table-cell>
          <table:table-cell table:style-name="ce226" table:formula="of:=[.F40]" office:value-type="currency" office:currency="TRY" office:value="10156.394937" calcext:value-type="currency">
            <text:p>₺10.156,39</text:p>
          </table:table-cell>
          <table:table-cell table:style-name="ce226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230" office:value-type="string" calcext:value-type="string">
            <text:p>doğuşa olan borç</text:p>
          </table:table-cell>
          <table:table-cell table:style-name="ce226" table:formula="of:=[.F49]" office:value-type="currency" office:currency="TRY" office:value="11181.3531100075" calcext:value-type="currency">
            <text:p>₺11.181,35</text:p>
          </table:table-cell>
          <table:table-cell table:style-name="ce226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226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LR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226"/>
        <table:table-column table:style-name="co41" table:default-cell-style-name="Default"/>
        <table:table-column table:style-name="co42" table:default-cell-style-name="Default"/>
        <table:table-column table:style-name="co43" table:default-cell-style-name="ce166"/>
        <table:table-column table:style-name="co44" table:default-cell-style-name="Default"/>
        <table:table-column table:style-name="co45" table:default-cell-style-name="ce166"/>
        <table:table-column table:style-name="co11" table:default-cell-style-name="Default"/>
        <table:table-row table:style-name="ro1">
          <table:table-cell table:number-columns-repeated="4"/>
          <table:table-cell table:style-name="ce256" office:value-type="string" calcext:value-type="string">
            <text:p>kira bedeli</text:p>
          </table:table-cell>
          <table:table-cell table:style-name="ce378" office:value-type="string" calcext:value-type="string">
            <text:p>tahsilat</text:p>
          </table:table-cell>
          <table:table-cell table:style-name="ce256" office:value-type="string" calcext:value-type="string">
            <text:p>alacak bakiye</text:p>
          </table:table-cell>
          <table:table-cell table:style-name="ce256"/>
          <table:table-cell table:style-name="ce381"/>
          <table:table-cell table:number-columns-repeated="3"/>
        </table:table-row>
        <table:table-row table:style-name="ro3">
          <table:table-cell/>
          <table:table-cell table:style-name="ce296" office:value-type="float" office:value="2018" calcext:value-type="float">
            <text:p>2018</text:p>
          </table:table-cell>
          <table:table-cell table:number-columns-repeated="2"/>
          <table:table-cell table:style-name="ce256" office:value-type="string" calcext:value-type="string">
            <text:p>TL</text:p>
          </table:table-cell>
          <table:table-cell table:style-name="ce378" office:value-type="string" calcext:value-type="string">
            <text:p>TL</text:p>
          </table:table-cell>
          <table:table-cell table:style-name="ce256" office:value-type="string" calcext:value-type="string">
            <text:p>TL</text:p>
          </table:table-cell>
          <table:table-cell table:style-name="ce256" office:value-type="string" calcext:value-type="string">
            <text:p>$-TL</text:p>
          </table:table-cell>
          <table:table-cell table:style-name="ce382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table:style-name="ce166" office:value-type="float" office:value="25000" calcext:value-type="float">
            <text:p>25.000,00</text:p>
          </table:table-cell>
          <table:table-cell/>
          <table:table-cell table:style-name="ce166" table:formula="of:=[.E3]-[.F3]" office:value-type="float" office:value="25000" calcext:value-type="float">
            <text:p>25.000,00</text:p>
          </table:table-cell>
          <table:table-cell/>
          <table:table-cell table:style-name="ce380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166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80" table:formula="of:=[.F4]/[.H4]" office:value-type="float" office:value="1358.69565217391" calcext:value-type="float">
            <text:p>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/>
          <table:table-cell table:style-name="ce166"/>
          <table:table-cell office:value-type="currency" office:currency="TRY" office:value="13500" calcext:value-type="currency">
            <text:p>₺13.500,00</text:p>
          </table:table-cell>
          <table:table-cell table:style-name="ce166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80" table:formula="of:=[.F5]/[.H5]" office:value-type="float" office:value="2556.81818181818" calcext:value-type="float">
            <text:p>2.556,82</text:p>
          </table:table-cell>
          <table:table-cell table:number-columns-repeated="3"/>
        </table:table-row>
        <table:table-row table:style-name="ro1">
          <table:table-cell/>
          <table:table-cell table:style-name="ce162"/>
          <table:table-cell table:style-name="ce160" office:value-type="string" calcext:value-type="string">
            <text:p>TOPLAM</text:p>
          </table:table-cell>
          <table:table-cell/>
          <table:table-cell table:style-name="ce375" table:formula="of:=SUM([.E3:.E5])" office:value-type="currency" office:currency="TRY" office:value="25000" calcext:value-type="currency">
            <text:p>₺25.000,00</text:p>
          </table:table-cell>
          <table:table-cell table:style-name="ce375" table:formula="of:=SUM([.F4:.F5])" office:value-type="currency" office:currency="TRY" office:value="21000" calcext:value-type="currency">
            <text:p>₺21.000,00</text:p>
          </table:table-cell>
          <table:table-cell table:style-name="ce298"/>
          <table:table-cell table:style-name="ce167"/>
          <table:table-cell table:style-name="ce375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3"/>
        </table:table-row>
        <table:table-row table:style-name="ro3">
          <table:table-cell/>
          <table:table-cell table:style-name="ce296" office:value-type="float" office:value="2019" calcext:value-type="float">
            <text:p>2019</text:p>
          </table:table-cell>
          <table:table-cell table:number-columns-repeated="2"/>
          <table:table-cell table:style-name="ce166"/>
          <table:table-cell/>
          <table:table-cell table:style-name="ce166"/>
          <table:table-cell/>
          <table:table-cell table:style-name="ce380"/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62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166"/>
          <table:table-cell office:value-type="currency" office:currency="TRY" office:value="2000" calcext:value-type="currency">
            <text:p>₺2.000,00</text:p>
          </table:table-cell>
          <table:table-cell table:style-name="ce166" table:formula="of:=[.G5]+[.E8]-[.F8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80" table:formula="of:=[.F8]/[.H8]" office:value-type="float" office:value="327.332242225859" calcext:value-type="float">
            <text:p>327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62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166"/>
          <table:table-cell office:value-type="currency" office:currency="TRY" office:value="2000" calcext:value-type="currency">
            <text:p>₺2.000,00</text:p>
          </table:table-cell>
          <table:table-cell table:style-name="ce166" table:formula="of:=[.G8]+[.E9]-[.F9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80" table:formula="of:=[.F9]/[.H9]" office:value-type="float" office:value="343.642611683849" calcext:value-type="float">
            <text:p>343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62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166" office:value-type="float" office:value="30645" calcext:value-type="float">
            <text:p>30.645,00</text:p>
          </table:table-cell>
          <table:table-cell/>
          <table:table-cell table:style-name="ce166" table:formula="of:=[.G9]+[.E10]-[.F10]" office:value-type="float" office:value="30645" calcext:value-type="float">
            <text:p>30.645,00</text:p>
          </table:table-cell>
          <table:table-cell/>
          <table:table-cell table:style-name="ce380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161" office:value-type="date" office:date-value="2019-11-30" calcext:value-type="date">
            <text:p>30.11.2019</text:p>
          </table:table-cell>
          <table:table-cell table:style-name="ce144" office:value-type="string" calcext:value-type="string">
            <text:p><text:s/>Fatih Uzun Parçacı</text:p>
          </table:table-cell>
          <table:table-cell table:style-name="ce166" office:value-type="string" calcext:value-type="string">
            <text:p>4ay</text:p>
          </table:table-cell>
          <table:table-cell table:style-name="ce166" office:value-type="float" office:value="4000" calcext:value-type="float">
            <text:p>4.000,00</text:p>
          </table:table-cell>
          <table:table-cell/>
          <table:table-cell table:style-name="ce166" table:formula="of:=[.G10]+[.E11]-[.F11]" office:value-type="float" office:value="34645" calcext:value-type="float">
            <text:p>34.645,00</text:p>
          </table:table-cell>
          <table:table-cell/>
          <table:table-cell table:style-name="ce380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161" office:value-type="date" office:date-value="2019-11-30" calcext:value-type="date">
            <text:p>30.11.2019</text:p>
          </table:table-cell>
          <table:table-cell table:style-name="ce144" office:value-type="string" calcext:value-type="string">
            <text:p><text:s/>ödeme 19</text:p>
          </table:table-cell>
          <table:table-cell table:style-name="ce166"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166" table:formula="of:=[.G11]+[.E12]-[.F12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80" table:formula="of:=[.F12]/[.H12]" office:value-type="float" office:value="698.080279232112" calcext:value-type="float">
            <text:p>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62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/>
          <table:table-cell office:value-type="currency" office:currency="TRY" office:value="18500" calcext:value-type="currency">
            <text:p>₺18.500,00</text:p>
          </table:table-cell>
          <table:table-cell table:style-name="ce166" table:formula="of:=[.G12]+[.E13]-[.F13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80" table:formula="of:=[.F13]/[.H13]" office:value-type="float" office:value="3195.16407599309" calcext:value-type="float">
            <text:p>3.195,16</text:p>
          </table:table-cell>
          <table:table-cell table:number-columns-repeated="3"/>
        </table:table-row>
        <table:table-row table:style-name="ro1">
          <table:table-cell/>
          <table:table-cell table:style-name="ce162"/>
          <table:table-cell table:style-name="ce160" office:value-type="string" calcext:value-type="string">
            <text:p>TOPLAM</text:p>
          </table:table-cell>
          <table:table-cell/>
          <table:table-cell table:style-name="ce375" table:formula="of:=SUM([.E8:.E13])" office:value-type="currency" office:currency="TRY" office:value="34645" calcext:value-type="currency">
            <text:p>₺34.645,00</text:p>
          </table:table-cell>
          <table:table-cell table:style-name="ce375" table:formula="of:=SUM([.F8:.F13])" office:value-type="currency" office:currency="TRY" office:value="26500" calcext:value-type="currency">
            <text:p>₺26.500,00</text:p>
          </table:table-cell>
          <table:table-cell table:style-name="ce298"/>
          <table:table-cell table:style-name="ce167"/>
          <table:table-cell table:style-name="ce375" table:formula="of:=SUM([.I8:.I13])" office:value-type="currency" office:currency="TRY" office:value="4564.21920913491" calcext:value-type="currency">
            <text:p>₺4.564,22</text:p>
          </table:table-cell>
          <table:table-cell table:number-columns-repeated="3"/>
        </table:table-row>
        <table:table-row table:style-name="ro3">
          <table:table-cell/>
          <table:table-cell table:style-name="ce296" office:value-type="float" office:value="2020" calcext:value-type="float">
            <text:p>2020</text:p>
          </table:table-cell>
          <table:table-cell table:style-name="ce166"/>
          <table:table-cell table:style-name="ce160" table:number-columns-repeated="2"/>
          <table:table-cell/>
          <table:table-cell table:style-name="ce166"/>
          <table:table-cell table:number-columns-repeated="5"/>
        </table:table-row>
        <table:table-row table:style-name="ro1">
          <table:table-cell/>
          <table:table-cell table:style-name="ce162"/>
          <table:table-cell table:style-name="ce166" office:value-type="string" calcext:value-type="string">
            <text:p>2019 dan devreden alacak</text:p>
          </table:table-cell>
          <table:table-cell table:style-name="ce160" table:number-columns-repeated="2"/>
          <table:table-cell/>
          <table:table-cell table:style-name="ce166" table:formula="of:=[.G13]+[.E16]-[.F16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62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66" table:formula="of:=[.G16]+[.E17]-[.F17]" office:value-type="float" office:value="18345" calcext:value-type="float">
            <text:p>18.345,00</text:p>
          </table:table-cell>
          <table:table-cell office:value-type="float" office:value="6.43" calcext:value-type="float">
            <text:p>6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62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table:number-columns-repeated="2"/>
          <table:table-cell office:value-type="currency" office:currency="TRY" office:value="6200" calcext:value-type="currency">
            <text:p>₺6.200,00</text:p>
          </table:table-cell>
          <table:table-cell table:style-name="ce166" table:formula="of:=[.G17]+[.E18]-[.F18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2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166"/>
          <table:table-cell office:value-type="currency" office:currency="TRY" office:value="5000" calcext:value-type="currency">
            <text:p>₺5.000,00</text:p>
          </table:table-cell>
          <table:table-cell table:style-name="ce376" table:formula="of:=[.G18]+[.E19]-[.F19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2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166" office:value-type="float" office:value="30000" calcext:value-type="float">
            <text:p>30.000,00</text:p>
          </table:table-cell>
          <table:table-cell/>
          <table:table-cell table:style-name="ce166" table:formula="of:=[.G19]+[.E20]-[.F20]" office:value-type="float" office:value="37145" calcext:value-type="float">
            <text:p>37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08-20" calcext:value-type="date">
            <text:p>20.08.2020</text:p>
          </table:table-cell>
          <table:table-cell table:style-name="ce144" office:value-type="string" calcext:value-type="string">
            <text:p><text:span text:style-name="T3"> </text:span>nakit ödeme 20-3-7/12</text:p>
          </table:table-cell>
          <table:table-cell table:style-name="ce166"/>
          <table:table-cell/>
          <table:table-cell office:value-type="currency" office:currency="TRY" office:value="15000" calcext:value-type="currency">
            <text:p>₺15.000,00</text:p>
          </table:table-cell>
          <table:table-cell table:style-name="ce166" table:formula="of:=[.G20]+[.E21]-[.F21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09-30" calcext:value-type="date">
            <text:p>30.09.2020</text:p>
          </table:table-cell>
          <table:table-cell table:style-name="ce144" office:value-type="string" calcext:value-type="string">
            <text:p><text:span text:style-name="T3"> </text:span>Kira Ödemesii 20-8/12</text:p>
          </table:table-cell>
          <table:table-cell table:style-name="ce166"/>
          <table:table-cell/>
          <table:table-cell office:value-type="currency" office:currency="TRY" office:value="3000" calcext:value-type="currency">
            <text:p>₺3.000,00</text:p>
          </table:table-cell>
          <table:table-cell table:style-name="ce166" table:formula="of:=[.G21]+[.E22]-[.F22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office:value-type="float" office:value="7800" calcext:value-type="float">
            <text:p>7800</text:p>
          </table:table-cell>
          <table:table-cell/>
          <table:table-cell table:style-name="ce166" table:formula="of:=[.G22]+[.E23]-[.F23]" office:value-type="float" office:value="26945" calcext:value-type="float">
            <text:p>26.9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table:number-columns-repeated="2"/>
          <table:table-cell office:value-type="currency" office:currency="TRY" office:value="7800" calcext:value-type="currency">
            <text:p>₺7.800,00</text:p>
          </table:table-cell>
          <table:table-cell table:style-name="ce166" table:formula="of:=[.G23]+[.E24]-[.F24]" office:value-type="float" office:value="19145" calcext:value-type="float">
            <text:p>19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1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76" office:value-type="float" office:value="3014" calcext:value-type="float">
            <text:p>3.014,00</text:p>
          </table:table-cell>
          <table:table-cell/>
          <table:table-cell table:style-name="ce166" table:formula="of:=[.G24]+[.E25]-[.F25]" office:value-type="float" office:value="22159" calcext:value-type="float">
            <text:p>22.15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1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76" office:value-type="float" office:value="1610" calcext:value-type="float">
            <text:p>1.610,00</text:p>
          </table:table-cell>
          <table:table-cell/>
          <table:table-cell table:style-name="ce166" table:formula="of:=[.G25]+[.E26]-[.F26]" office:value-type="float" office:value="23769" calcext:value-type="float">
            <text:p>23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2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166" office:value-type="float" office:value="35000" calcext:value-type="float">
            <text:p>35.000,00</text:p>
          </table:table-cell>
          <table:table-cell/>
          <table:table-cell table:style-name="ce166" table:formula="of:=[.G26]+[.E27]-[.F27]" office:value-type="float" office:value="58769" calcext:value-type="float">
            <text:p>58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1" office:value-type="date" office:date-value="2020-10-20" calcext:value-type="date">
            <text:p>20.10.2020</text:p>
          </table:table-cell>
          <table:table-cell table:style-name="ce144" office:value-type="string" calcext:value-type="string">
            <text:p><text:span text:style-name="T3"> 20-21 </text:span>Kira Bedeli 20-1-7/12</text:p>
          </table:table-cell>
          <table:table-cell table:number-columns-repeated="2"/>
          <table:table-cell office:value-type="currency" office:currency="TRY" office:value="20000" calcext:value-type="currency">
            <text:p>₺20.000,00</text:p>
          </table:table-cell>
          <table:table-cell table:style-name="ce166" table:formula="of:=[.G27]+[.E28]-[.F28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1" office:value-type="date" office:date-value="2020-11-30" calcext:value-type="date">
            <text:p>30.11.2020</text:p>
          </table:table-cell>
          <table:table-cell table:style-name="ce144" office:value-type="string" calcext:value-type="string">
            <text:p><text:span text:style-name="T3"> 20-21 </text:span>Kira Bedeli 20-8/12          </text:p>
          </table:table-cell>
          <table:table-cell table:number-columns-repeated="2"/>
          <table:table-cell office:value-type="currency" office:currency="TRY" office:value="3000" calcext:value-type="currency">
            <text:p>₺3.000,00</text:p>
          </table:table-cell>
          <table:table-cell table:style-name="ce166" table:formula="of:=[.G28]+[.E29]-[.F29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11-12" calcext:value-type="date">
            <text:p>12.11.2020</text:p>
          </table:table-cell>
          <table:table-cell table:style-name="ce144" office:value-type="string" calcext:value-type="string">
            <text:p><text:span text:style-name="T3"> </text:span>Kira Ödemesi 20-9/12</text:p>
          </table:table-cell>
          <table:table-cell table:style-name="ce166"/>
          <table:table-cell/>
          <table:table-cell office:value-type="currency" office:currency="TRY" office:value="3000" calcext:value-type="currency">
            <text:p>₺3.000,00</text:p>
          </table:table-cell>
          <table:table-cell table:style-name="ce166" table:formula="of:=[.G29]+[.E30]-[.F30]" office:value-type="float" office:value="32769" calcext:value-type="float">
            <text:p>32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1" office:value-type="date" office:date-value="2020-12-12" calcext:value-type="date">
            <text:p>12.12.2020</text:p>
          </table:table-cell>
          <table:table-cell table:style-name="ce144" office:value-type="string" calcext:value-type="string">
            <text:p>Kira Ödemesi 20-10/12</text:p>
          </table:table-cell>
          <table:table-cell table:style-name="ce166"/>
          <table:table-cell/>
          <table:table-cell office:value-type="currency" office:currency="TRY" office:value="1500" calcext:value-type="currency">
            <text:p>₺1.500,00</text:p>
          </table:table-cell>
          <table:table-cell table:style-name="ce166" table:formula="of:=[.G30]+[.E31]-[.F31]" office:value-type="float" office:value="31269" calcext:value-type="float">
            <text:p>31.269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TOPLAM</text:p>
          </table:table-cell>
          <table:table-cell/>
          <table:table-cell table:style-name="ce375" table:formula="of:=SUM([.E17:.E31])" office:value-type="currency" office:currency="TRY" office:value="83624" calcext:value-type="currency">
            <text:p>₺83.624,00</text:p>
          </table:table-cell>
          <table:table-cell table:style-name="ce375" table:formula="of:=SUM([.F17:.F31])" office:value-type="currency" office:currency="TRY" office:value="64500" calcext:value-type="currency">
            <text:p>₺64.500,00</text:p>
          </table:table-cell>
          <table:table-cell table:style-name="ce166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62"/>
          <table:table-cell table:style-name="ce297"/>
          <table:table-cell table:style-name="ce160"/>
          <table:table-cell table:number-columns-repeated="2"/>
          <table:table-cell table:style-name="Default"/>
          <table:table-cell/>
          <table:table-cell table:style-name="ce38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72"/>
          <table:table-cell table:style-name="ce166"/>
          <table:table-cell table:style-name="ce160"/>
          <table:table-cell table:style-name="ce298"/>
          <table:table-cell/>
          <table:table-cell table:style-name="Default"/>
          <table:table-cell/>
          <table:table-cell table:style-name="ce380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296" office:value-type="float" office:value="2021" calcext:value-type="float">
            <text:p>2021</text:p>
          </table:table-cell>
          <table:table-cell table:style-name="ce144"/>
          <table:table-cell table:number-columns-repeated="3"/>
          <table:table-cell table:style-name="ce166"/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1" office:value-type="date" office:date-value="2021-01-30" calcext:value-type="date">
            <text:p>30.01.2021</text:p>
          </table:table-cell>
          <table:table-cell table:style-name="ce144" office:value-type="string" calcext:value-type="string">
            <text:p><text:span text:style-name="T3">2020-21 </text:span>Kira Bedeli 9-10/12      senetli</text:p>
          </table:table-cell>
          <table:table-cell table:number-columns-repeated="2"/>
          <table:table-cell office:value-type="currency" office:currency="TRY" office:value="6000" calcext:value-type="currency">
            <text:p>₺6.000,00</text:p>
          </table:table-cell>
          <table:table-cell table:style-name="ce166" table:formula="of:=[.G31]+[.E36]-[.F36]" office:value-type="float" office:value="25269" calcext:value-type="float">
            <text:p>25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1" office:value-type="date" office:date-value="2021-03-30" calcext:value-type="date">
            <text:p>30.03.2021</text:p>
          </table:table-cell>
          <table:table-cell table:style-name="ce144" office:value-type="string" calcext:value-type="string">
            <text:p><text:span text:style-name="T3">2020-21 </text:span>Kira Bedeli 11-12/12    senetli</text:p>
          </table:table-cell>
          <table:table-cell table:number-columns-repeated="2"/>
          <table:table-cell office:value-type="currency" office:currency="TRY" office:value="6000" calcext:value-type="currency">
            <text:p>₺6.000,00</text:p>
          </table:table-cell>
          <table:table-cell table:style-name="ce166" table:formula="of:=[.G36]+[.E37]-[.F37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62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office:value-type="float" office:value="6800" calcext:value-type="float">
            <text:p>6800</text:p>
          </table:table-cell>
          <table:table-cell/>
          <table:table-cell table:style-name="ce166" table:formula="of:=[.G37]+[.E38]-[.F38]" office:value-type="float" office:value="26069" calcext:value-type="float">
            <text:p>26.0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62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table:number-columns-repeated="2"/>
          <table:table-cell office:value-type="currency" office:currency="TRY" office:value="6800" calcext:value-type="currency">
            <text:p>₺6.800,00</text:p>
          </table:table-cell>
          <table:table-cell table:style-name="ce166" table:formula="of:=[.G38]+[.E39]-[.F39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62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office:value-type="float" office:value="24000" calcext:value-type="float">
            <text:p>24000</text:p>
          </table:table-cell>
          <table:table-cell/>
          <table:table-cell table:style-name="ce166" table:formula="of:=[.G39]+[.E40]-[.F40]" office:value-type="float" office:value="43269" calcext:value-type="float">
            <text:p>43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62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 table:number-columns-repeated="2"/>
          <table:table-cell office:value-type="currency" office:currency="TRY" office:value="24000" calcext:value-type="currency">
            <text:p>₺24.000,00</text:p>
          </table:table-cell>
          <table:table-cell table:style-name="ce166" table:formula="of:=[.G40]+[.E41]-[.F41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 table:number-columns-repeated="2"/>
          <table:table-cell office:value-type="currency" office:currency="TRY" office:value="1750" calcext:value-type="currency">
            <text:p>₺1.750,00</text:p>
          </table:table-cell>
          <table:table-cell table:style-name="ce166" table:formula="of:=[.G41]+[.E42]-[.F42]" office:value-type="float" office:value="17519" calcext:value-type="float">
            <text:p>17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 table:number-columns-repeated="2"/>
          <table:table-cell office:value-type="currency" office:currency="TRY" office:value="3000" calcext:value-type="currency">
            <text:p>₺3.000,00</text:p>
          </table:table-cell>
          <table:table-cell table:style-name="ce166" table:formula="of:=[.G42]+[.E43]-[.F43]" office:value-type="float" office:value="14519" calcext:value-type="float">
            <text:p>14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 table:number-columns-repeated="2"/>
          <table:table-cell table:style-name="Default" office:value-type="float" office:value="2750" calcext:value-type="float">
            <text:p>2750</text:p>
          </table:table-cell>
          <table:table-cell table:style-name="ce166" table:formula="of:=[.G43]+[.E44]-[.F44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62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office:value-type="float" office:value="28800" calcext:value-type="float">
            <text:p>28800</text:p>
          </table:table-cell>
          <table:table-cell table:style-name="Default"/>
          <table:table-cell table:style-name="ce166" table:formula="of:=[.G44]+[.E45]-[.F45]" office:value-type="float" office:value="40569" calcext:value-type="float">
            <text:p>40.5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62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 table:number-columns-repeated="2"/>
          <table:table-cell table:style-name="Default" office:value-type="float" office:value="28800" calcext:value-type="float">
            <text:p>28800</text:p>
          </table:table-cell>
          <table:table-cell table:style-name="ce166" table:formula="of:=[.G45]+[.E46]-[.F46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office:value-type="float" office:value="43160" calcext:value-type="float">
            <text:p>43160</text:p>
          </table:table-cell>
          <table:table-cell table:style-name="Default"/>
          <table:table-cell table:style-name="ce166" table:formula="of:=[.G46]+[.E47]-[.F47]" office:value-type="float" office:value="54929" calcext:value-type="float">
            <text:p>54.92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 table:number-columns-repeated="2"/>
          <table:table-cell table:style-name="Default" office:value-type="float" office:value="43160" calcext:value-type="float">
            <text:p>43160</text:p>
          </table:table-cell>
          <table:table-cell table:style-name="ce166" table:formula="of:=[.G47]+[.E48]-[.F48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office:value-type="float" office:value="30000" calcext:value-type="float">
            <text:p>30000</text:p>
          </table:table-cell>
          <table:table-cell table:style-name="Default"/>
          <table:table-cell table:style-name="ce166" table:formula="of:=[.G48]+[.E49]-[.F49]" office:value-type="float" office:value="41769" calcext:value-type="float">
            <text:p>4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 table:number-columns-repeated="2"/>
          <table:table-cell table:style-name="Default" office:value-type="float" office:value="30000" calcext:value-type="float">
            <text:p>30000</text:p>
          </table:table-cell>
          <table:table-cell table:style-name="ce166" table:formula="of:=[.G49]+[.E50]-[.F50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/>
          <table:table-cell table:style-name="ce162"/>
          <table:table-cell table:number-columns-repeated="3"/>
          <table:table-cell office:value-type="currency" office:currency="TRY" office:value="11181.35" calcext:value-type="currency">
            <text:p>₺11.181,35</text:p>
          </table:table-cell>
          <table:table-cell table:style-name="ce166"/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 KİRA TUTARI</text:p>
          </table:table-cell>
          <table:table-cell/>
          <table:table-cell table:style-name="ce375" table:formula="of:=SUM([.E36:.E50])" office:value-type="currency" office:currency="TRY" office:value="132760" calcext:value-type="currency">
            <text:p>₺132.760,00</text:p>
          </table:table-cell>
          <table:table-cell/>
          <table:table-cell table:style-name="ce166"/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I TOPLAM GELİR</text:p>
          </table:table-cell>
          <table:table-cell table:number-columns-repeated="2"/>
          <table:table-cell table:style-name="ce375" table:formula="of:=SUM([.F36:.F50])" office:value-type="currency" office:currency="TRY" office:value="152260" calcext:value-type="currency">
            <text:p>₺152.260,00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3">
          <table:table-cell/>
          <table:table-cell table:style-name="ce296" office:value-type="float" office:value="2022" calcext:value-type="float">
            <text:p>2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office:value-type="float" office:value="48000" calcext:value-type="float">
            <text:p>48000</text:p>
          </table:table-cell>
          <table:table-cell/>
          <table:table-cell table:style-name="ce166" table:formula="of:=[.G50]+[.E59]-[.F59]" office:value-type="float" office:value="59769" calcext:value-type="float">
            <text:p>59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28000" calcext:value-type="currency">
            <text:p>₺28.000,00</text:p>
          </table:table-cell>
          <table:table-cell table:style-name="ce166" table:formula="of:=[.G59]+[.E60]-[.F60]" office:value-type="float" office:value="31769" calcext:value-type="float">
            <text:p>3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166" table:formula="of:=[.G60]+[.E61]-[.F61]" office:value-type="float" office:value="27769" calcext:value-type="float">
            <text:p>27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166" table:formula="of:=[.G61]+[.E62]-[.F62]" office:value-type="float" office:value="23769" calcext:value-type="float">
            <text:p>23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table:style-name="ce379" office:value-type="currency" office:currency="TRY" office:value="11769" calcext:value-type="currency">
            <text:p>₺11.769,00</text:p>
          </table:table-cell>
          <table:table-cell table:style-name="ce166" table:formula="of:=[.G62]+[.E63]-[.F63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226" office:value-type="currency" office:currency="TRY" office:value="3892.36" calcext:value-type="currency">
            <text:p>₺3.892,36</text:p>
          </table:table-cell>
          <table:table-cell table:style-name="Default"/>
          <table:table-cell table:style-name="ce166" table:formula="of:=[.G63]+[.E64]-[.F64]" office:value-type="float" office:value="15892.36" calcext:value-type="float">
            <text:p>15.892,36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 table:number-columns-repeated="2"/>
          <table:table-cell office:value-type="currency" office:currency="TRY" office:value="3892.36" calcext:value-type="currency">
            <text:p>₺3.892,36</text:p>
          </table:table-cell>
          <table:table-cell table:style-name="ce166" table:formula="of:=[.G64]+[.E65]-[.F65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number-columns-repeated="2"/>
          <table:table-cell table:style-name="ce377" office:value-type="currency" office:currency="TRY" office:value="11181.35" calcext:value-type="currency">
            <text:p>₺11.181,35</text:p>
          </table:table-cell>
          <table:table-cell table:style-name="ce377"/>
          <table:table-cell table:style-name="ce166" table:formula="of:=[.G65]+[.E66]-[.F66]" office:value-type="float" office:value="23181.35" calcext:value-type="float">
            <text:p>23.181,3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style-name="ce162"/>
          <table:table-cell table:number-columns-repeated="3"/>
          <table:table-cell table:style-name="ce377" office:value-type="currency" office:currency="TRY" office:value="11181.35" calcext:value-type="currency">
            <text:p>₺11.181,35</text:p>
          </table:table-cell>
          <table:table-cell table:style-name="ce166" table:formula="of:=[.G66]+[.E67]-[.F67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26" office:value-type="currency" office:currency="TRY" office:value="45000" calcext:value-type="currency">
            <text:p>₺45.000,00</text:p>
          </table:table-cell>
          <table:table-cell/>
          <table:table-cell table:style-name="ce166" table:formula="of:=[.G67]+[.E68]-[.F68]" office:value-type="float" office:value="57000" calcext:value-type="float">
            <text:p>5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 table:number-columns-repeated="2"/>
          <table:table-cell office:value-type="currency" office:currency="TRY" office:value="20000" calcext:value-type="currency">
            <text:p>₺20.000,00</text:p>
          </table:table-cell>
          <table:table-cell table:style-name="ce166" table:formula="of:=[.G68]+[.E69]-[.F69]" office:value-type="float" office:value="37000" calcext:value-type="float">
            <text:p>3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 table:number-columns-repeated="2"/>
          <table:table-cell office:value-type="currency" office:currency="TRY" office:value="25000" calcext:value-type="currency">
            <text:p>₺25.000,00</text:p>
          </table:table-cell>
          <table:table-cell table:style-name="ce166" table:formula="of:=[.G69]+[.E70]-[.F70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style-name="ce166" table:formula="of:=[.G70]+[.E71]-[.F71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166" table:formula="of:=[.G71]+[.E72]-[.F72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2]+[.E73]-[.F73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3]+[.E74]-[.F74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4]+[.E75]-[.F75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5]+[.E76]-[.F76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6]+[.E77]-[.F77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6"/>
          <table:table-cell table:style-name="ce166" table:formula="of:=[.G77]+[.E78]-[.F78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ce162"/>
          <table:table-cell table:style-name="ce377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 KİRA TUTARI</text:p>
          </table:table-cell>
          <table:table-cell/>
          <table:table-cell table:style-name="ce375" table:formula="of:=SUM([.E59:.E72])" office:value-type="currency" office:currency="TRY" office:value="108073.71" calcext:value-type="currency">
            <text:p>₺108.073,71</text:p>
          </table:table-cell>
          <table:table-cell/>
          <table:table-cell table:style-name="ce166"/>
          <table:table-cell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2021 YILI TOPLAM GELİR</text:p>
          </table:table-cell>
          <table:table-cell table:number-columns-repeated="2"/>
          <table:table-cell table:style-name="ce375" table:formula="of:=SUM([.F59:.F72])" office:value-type="currency" office:currency="TRY" office:value="107842.71" calcext:value-type="currency">
            <text:p>₺107.842,7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49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DR" table:style-name="ta1">
        <table:table-column table:style-name="co1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1" table:number-columns-repeated="2" table:default-cell-style-name="Default"/>
        <table:table-column table:style-name="co11" table:default-cell-style-name="ce166"/>
        <table:table-column table:style-name="co48" table:default-cell-style-name="ce166"/>
        <table:table-column table:style-name="co49" table:default-cell-style-name="ce166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83" office:value-type="string" calcext:value-type="string">
            <text:p>TL</text:p>
          </table:table-cell>
          <table:table-cell table:style-name="ce383" office:value-type="string" calcext:value-type="string">
            <text:p>USDTRY</text:p>
          </table:table-cell>
          <table:table-cell table:style-name="ce383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144"/>
          <table:table-cell table:style-name="ce144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/>
          <table:table-cell table:style-name="ce146" office:value-type="float" office:value="-16.91" calcext:value-type="float">
            <text:p>-16,91</text:p>
          </table:table-cell>
          <table:table-cell table:style-name="ce146" office:value-type="float" office:value="2.19" calcext:value-type="float">
            <text:p>2,19</text:p>
          </table:table-cell>
          <table:table-cell table:formula="of:=[.F4]/[.G4]" office:value-type="float" office:value="-7.72146118721461" calcext:value-type="float">
            <text:p>-7,72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/>
          <table:table-cell table:style-name="ce146" office:value-type="float" office:value="-3.31" calcext:value-type="float">
            <text:p>-3,31</text:p>
          </table:table-cell>
          <table:table-cell table:style-name="ce146" office:value-type="float" office:value="2.19" calcext:value-type="float">
            <text:p>2,19</text:p>
          </table:table-cell>
          <table:table-cell table:formula="of:=[.F5]/[.G5]" office:value-type="float" office:value="-1.51141552511416" calcext:value-type="float">
            <text:p>-1,51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float" office:value="2018" calcext:value-type="float">
            <text:p>2018</text:p>
          </table:table-cell>
          <table:table-cell table:style-name="ce144"/>
          <table:table-cell table:number-columns-repeated="2"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/>
          <table:table-cell table:style-name="ce146" office:value-type="float" office:value="-257.25" calcext:value-type="float">
            <text:p>-257,25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7]/[.G7]" office:value-type="float" office:value="-53.4823284823285" calcext:value-type="float">
            <text:p>-53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1 / 6</text:p>
          </table:table-cell>
          <table:table-cell/>
          <table:table-cell table:style-name="ce146" office:value-type="float" office:value="-142.18" calcext:value-type="float">
            <text:p>-142,18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8]/[.G8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2 / 6</text:p>
          </table:table-cell>
          <table:table-cell/>
          <table:table-cell table:style-name="ce146" office:value-type="float" office:value="-142.18" calcext:value-type="float">
            <text:p>-142,18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9]/[.G9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mlak Vergisi</text:p>
          </table:table-cell>
          <table:table-cell table:style-name="ce146" office:value-type="string" calcext:value-type="string">
            <text:p>2018-2</text:p>
          </table:table-cell>
          <table:table-cell/>
          <table:table-cell table:style-name="ce146" office:value-type="float" office:value="-250.8" calcext:value-type="float">
            <text:p>-250,80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0]/[.G10]" office:value-type="float" office:value="-52.1413721413721" calcext:value-type="float">
            <text:p>-52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Su</text:p>
          </table:table-cell>
          <table:table-cell table:style-name="ce146" office:value-type="string" calcext:value-type="string">
            <text:p>2017-18</text:p>
          </table:table-cell>
          <table:table-cell/>
          <table:table-cell table:style-name="ce146" office:value-type="float" office:value="-197.61" calcext:value-type="float">
            <text:p>-197,61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1]/[.G11]" office:value-type="float" office:value="-41.0831600831601" calcext:value-type="float">
            <text:p>-41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Elektrik</text:p>
          </table:table-cell>
          <table:table-cell table:style-name="ce146"/>
          <table:table-cell/>
          <table:table-cell table:style-name="ce146" office:value-type="float" office:value="-265" calcext:value-type="float">
            <text:p>-265,00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2]/[.G12]" office:value-type="float" office:value="-55.0935550935551" calcext:value-type="float">
            <text:p>-55,09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Elektrik 1-2018</text:p>
          </table:table-cell>
          <table:table-cell table:style-name="ce146"/>
          <table:table-cell/>
          <table:table-cell table:style-name="ce146" office:value-type="float" office:value="-95.3" calcext:value-type="float">
            <text:p>-95,30</text:p>
          </table:table-cell>
          <table:table-cell table:style-name="ce146"/>
          <table:table-cell table:number-columns-repeated="3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Elektrik 2-2018</text:p>
          </table:table-cell>
          <table:table-cell table:style-name="ce146"/>
          <table:table-cell/>
          <table:table-cell table:style-name="ce146" office:value-type="float" office:value="-128.88" calcext:value-type="float">
            <text:p>-128,88</text:p>
          </table:table-cell>
          <table:table-cell table:style-name="ce146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44" office:value-type="float" office:value="2018" calcext:value-type="float">
            <text:p>2018</text:p>
          </table:table-cell>
          <table:table-cell table:style-name="ce144" office:value-type="string" calcext:value-type="string">
            <text:p>Çedaş Teminat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style-name="ce146" office:value-type="float" office:value="4.81" calcext:value-type="float">
            <text:p>4,81</text:p>
          </table:table-cell>
          <table:table-cell table:formula="of:=[.F15]/[.G15]" office:value-type="float" office:value="-187.110187110187" calcext:value-type="float">
            <text:p>-187,11</text:p>
          </table:table-cell>
          <table:table-cell table:number-columns-repeated="2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 office:value-type="string" calcext:value-type="string">
            <text:p>Toplam</text:p>
          </table:table-cell>
          <table:table-cell table:style-name="ce165" table:formula="of:=SUM([.F4:.F15])" office:value-type="float" office:value="-2399.42" calcext:value-type="float">
            <text:p>-2.399,42</text:p>
          </table:table-cell>
          <table:table-cell table:style-name="ce146"/>
          <table:table-cell table:style-name="ce165" table:formula="of:=SUM([.H7:.H15])" office:value-type="float" office:value="-448.029106029106" calcext:value-type="float">
            <text:p>-448,03</text:p>
          </table:table-cell>
          <table:table-cell table:number-columns-repeated="2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/>
          <table:table-cell table:style-name="ce142" office:value-type="float" office:value="2019" calcext:value-type="float">
            <text:p>2019</text:p>
          </table:table-cell>
          <table:table-cell table:style-name="ce144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4">Elektrik 1</text:span>-2019</text:p>
          </table:table-cell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3">Elektrik </text:span>2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179.2" calcext:value-type="float">
            <text:p>-179,2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0]/[.G20]" office:value-type="float" office:value="-31.6049382716049" calcext:value-type="float">
            <text:p>-3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3">Elektrik </text:span>3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55.9" calcext:value-type="float">
            <text:p>-55,9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1]/[.G21]" office:value-type="float" office:value="-9.85890652557319" calcext:value-type="float">
            <text:p>-9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3 / 6</text:p>
          </table:table-cell>
          <table:table-cell/>
          <table:table-cell table:style-name="ce146" office:value-type="float" office:value="-142.13" calcext:value-type="float">
            <text:p>-142,13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2]/[.G22]" office:value-type="float" office:value="-25.0670194003527" calcext:value-type="float">
            <text:p>-25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Emlak Vergisi Ypl</text:p>
          </table:table-cell>
          <table:table-cell table:style-name="ce162" office:value-type="string" calcext:value-type="string">
            <text:p><text:s/>4-5-6 / 6</text:p>
          </table:table-cell>
          <table:table-cell/>
          <table:table-cell table:style-name="ce146" office:value-type="float" office:value="-429.54" calcext:value-type="float">
            <text:p>-429,54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3]/[.G23]" office:value-type="float" office:value="-75.7566137566138" calcext:value-type="float">
            <text:p>-75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3">Elektrik </text:span>4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65.8" calcext:value-type="float">
            <text:p>-65,8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4]/[.G24]" office:value-type="float" office:value="-11.6049382716049" calcext:value-type="float">
            <text:p>-1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3">Elektrik </text:span>5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82.94" calcext:value-type="float">
            <text:p>-82,94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5]/[.G25]" office:value-type="float" office:value="-14.6278659611993" calcext:value-type="float">
            <text:p>-14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3">Elektrik </text:span>6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78.79" calcext:value-type="float">
            <text:p>-78,79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6]/[.G26]" office:value-type="float" office:value="-13.8959435626102" calcext:value-type="float">
            <text:p>-13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3">Elektrik </text:span>9-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39.35" calcext:value-type="float">
            <text:p>-39,35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7]/[.G27]" office:value-type="float" office:value="-6.94003527336861" calcext:value-type="float">
            <text:p>-6,94</text:p>
          </table:table-cell>
          <table:table-cell table:number-columns-repeated="2"/>
        </table:table-row>
        <table:table-row table:style-name="ro1">
          <table:table-cell/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3">Elektrik 10</text:span>-2019</text:p>
          </table:table-cell>
          <table:table-cell table:number-columns-repeated="2"/>
          <table:table-cell table:style-name="ce146"/>
          <table:table-cell table:style-name="ce146" office:value-type="float" office:value="5.67" calcext:value-type="float">
            <text:p>5,67</text:p>
          </table:table-cell>
          <table:table-cell table:formula="of:=[.F28]/[.G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Emlak Vergisi</text:p>
          </table:table-cell>
          <table:table-cell table:style-name="ce146" office:value-type="string" calcext:value-type="string">
            <text:p>2019/ 1-2</text:p>
          </table:table-cell>
          <table:table-cell/>
          <table:table-cell table:style-name="ce146" office:value-type="float" office:value="-598.75" calcext:value-type="float">
            <text:p>-598,75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29]/[.G29]" office:value-type="float" office:value="-105.599647266314" calcext:value-type="float">
            <text:p>-105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3">Elektrik </text:span>11/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100.02" calcext:value-type="float">
            <text:p>-100,02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30]/[.G30]" office:value-type="float" office:value="-17.6402116402116" calcext:value-type="float">
            <text:p>-1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3">Elektrik </text:span>12/2019</text:p>
          </table:table-cell>
          <table:table-cell/>
          <table:table-cell office:value-type="string" calcext:value-type="string">
            <text:p>*</text:p>
          </table:table-cell>
          <table:table-cell table:style-name="ce146" office:value-type="float" office:value="-232.4" calcext:value-type="float">
            <text:p>-232,4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31]/[.G31]" office:value-type="float" office:value="-40.9876543209877" calcext:value-type="float">
            <text:p>-40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44" office:value-type="float" office:value="2019" calcext:value-type="float">
            <text:p>2019</text:p>
          </table:table-cell>
          <table:table-cell table:style-name="ce144" office:value-type="string" calcext:value-type="string">
            <text:p>Çedaş Teminat</text:p>
          </table:table-cell>
          <table:table-cell table:style-name="ce146"/>
          <table:table-cell/>
          <table:table-cell table:style-name="ce146" office:value-type="float" office:value="-1100" calcext:value-type="float">
            <text:p>-1.100,00</text:p>
          </table:table-cell>
          <table:table-cell table:style-name="ce146" office:value-type="float" office:value="5.67" calcext:value-type="float">
            <text:p>5,67</text:p>
          </table:table-cell>
          <table:table-cell table:formula="of:=[.F32]/[.G32]" office:value-type="float" office:value="-194.003527336861" calcext:value-type="float">
            <text:p>-194,00</text:p>
          </table:table-cell>
          <table:table-cell table:number-columns-repeated="2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 office:value-type="string" calcext:value-type="string">
            <text:p>Toplam</text:p>
          </table:table-cell>
          <table:table-cell table:style-name="ce165" table:formula="of:=SUM([.F19:.F32])" office:value-type="float" office:value="-3104.82" calcext:value-type="float">
            <text:p>-3.104,82</text:p>
          </table:table-cell>
          <table:table-cell table:style-name="ce146"/>
          <table:table-cell table:style-name="ce165" table:formula="of:=SUM([.H19:.H32])" office:value-type="float" office:value="-547.587301587302" calcext:value-type="float">
            <text:p>-547,5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44" table:number-columns-repeated="2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/>
          <table:table-cell table:style-name="ce144" table:number-columns-repeated="2"/>
          <table:table-cell table:style-name="ce146"/>
          <table:table-cell/>
          <table:table-cell table:style-name="ce165"/>
          <table:table-cell table:style-name="ce146"/>
          <table:table-cell table:style-name="ce165"/>
          <table:table-cell table:number-columns-repeated="2"/>
        </table:table-row>
        <table:table-row table:style-name="ro1">
          <table:table-cell/>
          <table:table-cell table:style-name="ce142" office:value-type="float" office:value="2020" calcext:value-type="float">
            <text:p>2020</text:p>
          </table:table-cell>
          <table:table-cell table:style-name="ce144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0-06" calcext:value-type="date">
            <text:p>06.10.2020</text:p>
          </table:table-cell>
          <table:table-cell table:style-name="ce144" office:value-type="string" calcext:value-type="string">
            <text:p>Belediye Emlak Vergisi 2020</text:p>
          </table:table-cell>
          <table:table-cell table:style-name="ce146" table:number-columns-repeated="2"/>
          <table:table-cell table:style-name="ce146" office:value-type="float" office:value="-645.85" calcext:value-type="float">
            <text:p>-645,85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38]/[.G38]" office:value-type="float" office:value="-92.132667617689" calcext:value-type="float">
            <text:p>-92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pire memet</text:p>
          </table:table-cell>
          <table:table-cell table:style-name="ce146"/>
          <table:table-cell/>
          <table:table-cell table:style-name="ce146" office:value-type="float" office:value="-1050" calcext:value-type="float">
            <text:p>-1.0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39]/[.G39]" office:value-type="float" office:value="-149.786019971469" calcext:value-type="float">
            <text:p>-149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muhammed</text:p>
          </table:table-cell>
          <table:table-cell table:style-name="ce146"/>
          <table:table-cell/>
          <table:table-cell table:style-name="ce146" office:value-type="float" office:value="-600" calcext:value-type="float">
            <text:p>-6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0]/[.G4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kum</text:p>
          </table:table-cell>
          <table:table-cell table:style-name="ce146" table:number-columns-repeated="2"/>
          <table:table-cell table:style-name="ce146" office:value-type="float" office:value="-200" calcext:value-type="float">
            <text:p>-2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1]/[.G41]" office:value-type="float" office:value="-28.5306704707561" calcext:value-type="float">
            <text:p>-28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8,5 tuğla 145 ad</text:p>
          </table:table-cell>
          <table:table-cell table:style-name="ce146" table:number-columns-repeated="2"/>
          <table:table-cell table:style-name="ce146" office:value-type="float" office:value="-90" calcext:value-type="float">
            <text:p>-9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2]/[.G42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yığma tuğla 720 ad * 0,90 tl</text:p>
          </table:table-cell>
          <table:table-cell table:style-name="ce146" table:number-columns-repeated="2"/>
          <table:table-cell table:style-name="ce146" office:value-type="float" office:value="-648" calcext:value-type="float">
            <text:p>-648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3]/[.G43]" office:value-type="float" office:value="-92.4393723252497" calcext:value-type="float">
            <text:p>-92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20 tr çimento</text:p>
          </table:table-cell>
          <table:table-cell table:style-name="ce146" table:number-columns-repeated="2"/>
          <table:table-cell table:style-name="ce146" office:value-type="float" office:value="-300" calcext:value-type="float">
            <text:p>-3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4]/[.G44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15 tr kireç</text:p>
          </table:table-cell>
          <table:table-cell table:style-name="ce146" table:number-columns-repeated="2"/>
          <table:table-cell table:style-name="ce146" office:value-type="float" office:value="-90" calcext:value-type="float">
            <text:p>-9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5]/[.G45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kesme taşı – menteşe – elektrot</text:p>
          </table:table-cell>
          <table:table-cell table:style-name="ce146" table:number-columns-repeated="2"/>
          <table:table-cell table:style-name="ce146" office:value-type="float" office:value="-68" calcext:value-type="float">
            <text:p>-68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46]/[.G46]" office:value-type="float" office:value="-9.70042796005706" calcext:value-type="float">
            <text:p>-9,70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4" office:value-type="string" calcext:value-type="string">
            <text:p>Elektrik 01-2020</text:p>
          </table:table-cell>
          <table:table-cell table:style-name="ce146" table:number-columns-repeated="3"/>
          <table:table-cell table:style-name="ce146" office:value-type="float" office:value="7.01" calcext:value-type="float">
            <text:p>7,01</text:p>
          </table:table-cell>
          <table:table-cell table:formula="of:=[.F47]/[.G4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6" office:value-type="string" calcext:value-type="string">
            <text:p><text:span text:style-name="T3">Elektrik </text:span>02-2020</text:p>
          </table:table-cell>
          <table:table-cell table:style-name="ce146" table:number-columns-repeated="3"/>
          <table:table-cell table:style-name="ce146" office:value-type="float" office:value="7.01" calcext:value-type="float">
            <text:p>7,01</text:p>
          </table:table-cell>
          <table:table-cell table:formula="of:=[.F48]/[.G4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144"/>
          <table:table-cell table:style-name="ce146" office:value-type="string" calcext:value-type="string">
            <text:p><text:span text:style-name="T3">Elektrik </text:span>03-2020</text:p>
          </table:table-cell>
          <table:table-cell table:style-name="ce146" table:number-columns-repeated="3"/>
          <table:table-cell table:style-name="ce146" office:value-type="float" office:value="7.01" calcext:value-type="float">
            <text:p>7,01</text:p>
          </table:table-cell>
          <table:table-cell table:formula="of:=[.F49]/[.G4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04-20" calcext:value-type="date">
            <text:p>20.04.2020</text:p>
          </table:table-cell>
          <table:table-cell table:style-name="ce144" office:value-type="string" calcext:value-type="string">
            <text:p>Elektrik 04-2020</text:p>
          </table:table-cell>
          <table:table-cell table:style-name="ce146" table:number-columns-repeated="2"/>
          <table:table-cell table:style-name="ce146" office:value-type="float" office:value="-44.1" calcext:value-type="float">
            <text:p>-44,1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0]/[.G50]" office:value-type="float" office:value="-6.29101283880171" calcext:value-type="float">
            <text:p>-6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3">Elektrik </text:span>05-2020</text:p>
          </table:table-cell>
          <table:table-cell/>
          <table:table-cell table:style-name="ce146"/>
          <table:table-cell table:style-name="ce146" office:value-type="float" office:value="-9.9" calcext:value-type="float">
            <text:p>-9,9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1]/[.G51]" office:value-type="float" office:value="-1.41226818830243" calcext:value-type="float">
            <text:p>-1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3">Elektrik </text:span>06-2020</text:p>
          </table:table-cell>
          <table:table-cell/>
          <table:table-cell table:style-name="ce146"/>
          <table:table-cell table:style-name="ce146" office:value-type="float" office:value="-5.46" calcext:value-type="float">
            <text:p>-5,46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2]/[.G52]" office:value-type="float" office:value="-0.778887303851641" calcext:value-type="float">
            <text:p>-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3">Elektrik </text:span>07-2020</text:p>
          </table:table-cell>
          <table:table-cell/>
          <table:table-cell table:style-name="ce146"/>
          <table:table-cell table:style-name="ce146" office:value-type="float" office:value="-13.65" calcext:value-type="float">
            <text:p>-13,65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3]/[.G53]" office:value-type="float" office:value="-1.9472182596291" calcext:value-type="float">
            <text:p>-1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3">Elektrik </text:span>08-2020</text:p>
          </table:table-cell>
          <table:table-cell/>
          <table:table-cell table:style-name="ce146" table:number-columns-repeated="2"/>
          <table:table-cell table:style-name="ce146" office:value-type="float" office:value="7.01" calcext:value-type="float">
            <text:p>7,01</text:p>
          </table:table-cell>
          <table:table-cell table:formula="of:=[.F54]/[.G5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3">Elektrik </text:span>09-2020</text:p>
          </table:table-cell>
          <table:table-cell/>
          <table:table-cell table:style-name="ce146" table:number-columns-repeated="2"/>
          <table:table-cell table:style-name="ce146" office:value-type="float" office:value="7.01" calcext:value-type="float">
            <text:p>7,01</text:p>
          </table:table-cell>
          <table:table-cell table:formula="of:=[.F55]/[.G5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6" office:value-type="string" calcext:value-type="string">
            <text:p><text:span text:style-name="T3">Elektrik </text:span>10-2020</text:p>
          </table:table-cell>
          <table:table-cell/>
          <table:table-cell table:style-name="ce146"/>
          <table:table-cell table:style-name="ce146" office:value-type="float" office:value="-13" calcext:value-type="float">
            <text:p>-13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6]/[.G56]" office:value-type="float" office:value="-1.85449358059914" calcext:value-type="float">
            <text:p>-1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30" calcext:value-type="date">
            <text:p>30.11.2020</text:p>
          </table:table-cell>
          <table:table-cell table:style-name="ce146" office:value-type="string" calcext:value-type="string">
            <text:p><text:span text:style-name="T3">Elektrik </text:span>11-2020</text:p>
          </table:table-cell>
          <table:table-cell/>
          <table:table-cell table:style-name="ce146"/>
          <table:table-cell table:style-name="ce146" office:value-type="float" office:value="-170" calcext:value-type="float">
            <text:p>-17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7]/[.G57]" office:value-type="float" office:value="-24.2510699001427" calcext:value-type="float">
            <text:p>-2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/>
          <table:table-cell table:style-name="ce146" office:value-type="string" calcext:value-type="string">
            <text:p><text:span text:style-name="T3">Elektrik </text:span>12-2020</text:p>
          </table:table-cell>
          <table:table-cell/>
          <table:table-cell table:style-name="ce146"/>
          <table:table-cell table:style-name="ce146" office:value-type="float" office:value="-226.11" calcext:value-type="float">
            <text:p>-226,11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8]/[.G58]" office:value-type="float" office:value="-32.2553495007133" calcext:value-type="float">
            <text:p>-32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1-30" calcext:value-type="date">
            <text:p>30.11.2020</text:p>
          </table:table-cell>
          <table:table-cell table:style-name="ce144" office:value-type="string" calcext:value-type="string">
            <text:p>su</text:p>
          </table:table-cell>
          <table:table-cell table:style-name="ce146" table:number-columns-repeated="2"/>
          <table:table-cell table:style-name="ce146" office:value-type="float" office:value="-100" calcext:value-type="float">
            <text:p>-1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59]/[.G59]" office:value-type="float" office:value="-14.265335235378" calcext:value-type="float">
            <text:p>-14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44"/>
          <table:table-cell table:style-name="ce144" office:value-type="string" calcext:value-type="string">
            <text:p>Yazıhane önü kırma işçiliği</text:p>
          </table:table-cell>
          <table:table-cell table:style-name="ce146" table:number-columns-repeated="2"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0]/[.G6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 office:value-type="date" office:date-value="2020-12-09" calcext:value-type="date">
            <text:p>09.12.2020</text:p>
          </table:table-cell>
          <table:table-cell table:style-name="ce144" office:value-type="string" calcext:value-type="string">
            <text:p>Alçıpan vida</text:p>
          </table:table-cell>
          <table:table-cell table:style-name="ce146" table:number-columns-repeated="2"/>
          <table:table-cell table:style-name="ce146" office:value-type="float" office:value="-323" calcext:value-type="float">
            <text:p>-323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1]/[.G61]" office:value-type="float" office:value="-46.077032810271" calcext:value-type="float">
            <text:p>-46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1"/>
          <table:table-cell table:style-name="ce144"/>
          <table:table-cell table:style-name="ce146" table:number-columns-repeated="2"/>
          <table:table-cell table:style-name="ce165" table:formula="of:=SUM([.F38:.F61])" office:value-type="float" office:value="-5097.07" calcext:value-type="float">
            <text:p>-5.097,07</text:p>
          </table:table-cell>
          <table:table-cell table:style-name="ce146"/>
          <table:table-cell table:number-columns-repeated="2"/>
          <table:table-cell office:value-type="string" calcext:value-type="string">
            <text:p>xxxx</text:p>
          </table:table-cell>
        </table:table-row>
        <table:table-row table:style-name="ro1" table:number-rows-repeated="3">
          <table:table-cell/>
          <table:table-cell table:style-name="ce161"/>
          <table:table-cell table:style-name="ce144"/>
          <table:table-cell table:style-name="ce146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144" office:value-type="string" calcext:value-type="string">
            <text:p>Boya-Çatı- Kapı </text:p>
          </table:table-cell>
          <table:table-cell table:style-name="ce146" table:number-columns-repeated="2"/>
          <table:table-cell table:style-name="ce146" office:value-type="float" office:value="-1500" calcext:value-type="float">
            <text:p>-1.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6]/[.G66]" office:value-type="float" office:value="-213.98002853067" calcext:value-type="float">
            <text:p>-213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144" office:value-type="string" calcext:value-type="string">
            <text:p>yıkama hela yapımı</text:p>
          </table:table-cell>
          <table:table-cell table:style-name="ce146" table:number-columns-repeated="2"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67]/[.G67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161"/>
          <table:table-cell table:style-name="ce144"/>
          <table:table-cell table:style-name="ce146" table:number-columns-repeated="2"/>
          <table:table-cell table:style-name="ce165" table:formula="of:=SUM([.F66:.F67])" office:value-type="float" office:value="-2000" calcext:value-type="float">
            <text:p>-2.000,00</text:p>
          </table:table-cell>
          <table:table-cell table:style-name="ce146"/>
          <table:table-cell table:number-columns-repeated="3"/>
        </table:table-row>
        <table:table-row table:style-name="ro1">
          <table:table-cell/>
          <table:table-cell table:style-name="ce161"/>
          <table:table-cell table:style-name="ce144"/>
          <table:table-cell table:style-name="ce146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8-20" calcext:value-type="date">
            <text:p>20.08.2020</text:p>
          </table:table-cell>
          <table:table-cell table:style-name="ce144" office:value-type="string" calcext:value-type="string">
            <text:p>motorcu boya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0]/[.G7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8-22" calcext:value-type="date">
            <text:p>22.08.2020</text:p>
          </table:table-cell>
          <table:table-cell table:style-name="ce144" office:value-type="string" calcext:value-type="string">
            <text:p>motorcu hela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1]/[.G71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8-24" calcext:value-type="date">
            <text:p>24.08.2020</text:p>
          </table:table-cell>
          <table:table-cell table:style-name="ce144" office:value-type="string" calcext:value-type="string">
            <text:p>motorcu kapı</text:p>
          </table:table-cell>
          <table:table-cell table:style-name="ce146"/>
          <table:table-cell/>
          <table:table-cell table:style-name="ce146" office:value-type="float" office:value="-2000" calcext:value-type="float">
            <text:p>-2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2]/[.G72]" office:value-type="float" office:value="-285.306704707561" calcext:value-type="float">
            <text:p>-285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Alçıpan demir işleri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3]/[.G73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camcı</text:p>
          </table:table-cell>
          <table:table-cell table:style-name="ce146"/>
          <table:table-cell/>
          <table:table-cell table:style-name="ce146" office:value-type="float" office:value="-750" calcext:value-type="float">
            <text:p>-7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4]/[.G7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motorcu arka duvar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5]/[.G75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162" office:value-type="date" office:date-value="2020-09-02" calcext:value-type="date">
            <text:p>02.09.2020</text:p>
          </table:table-cell>
          <table:table-cell table:style-name="ce144" office:value-type="string" calcext:value-type="string">
            <text:p>motorcu elektrik</text:p>
          </table:table-cell>
          <table:table-cell table:style-name="ce146"/>
          <table:table-cell/>
          <table:table-cell table:style-name="ce146" office:value-type="float" office:value="-750" calcext:value-type="float">
            <text:p>-7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6]/[.G76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98" table:formula="of:=SUM([.F70:.F76])" office:value-type="float" office:value="-5500" calcext:value-type="float">
            <text:p>-5.500,00</text:p>
          </table:table-cell>
          <table:table-cell table:style-name="ce146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144" office:value-type="string" calcext:value-type="string">
            <text:p>Toz Dolgu</text:p>
          </table:table-cell>
          <table:table-cell table:style-name="ce146"/>
          <table:table-cell/>
          <table:table-cell table:style-name="ce146" office:value-type="float" office:value="-250" calcext:value-type="float">
            <text:p>-2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79]/[.G79]" office:value-type="float" office:value="-35.6633380884451" calcext:value-type="float">
            <text:p>-35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nakliye</text:p>
          </table:table-cell>
          <table:table-cell table:style-name="ce146"/>
          <table:table-cell/>
          <table:table-cell table:style-name="ce146" office:value-type="float" office:value="-600" calcext:value-type="float">
            <text:p>-6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0]/[.G8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demontaj özer vinç</text:p>
          </table:table-cell>
          <table:table-cell table:style-name="ce146"/>
          <table:table-cell/>
          <table:table-cell table:style-name="ce146" office:value-type="float" office:value="-1300" calcext:value-type="float">
            <text:p>-1.3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1]/[.G81]" office:value-type="float" office:value="-185.449358059914" calcext:value-type="float">
            <text:p>-185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hela altyapı </text:p>
          </table:table-cell>
          <table:table-cell table:style-name="ce146"/>
          <table:table-cell/>
          <table:table-cell table:style-name="ce146" office:value-type="float" office:value="-1000" calcext:value-type="float">
            <text:p>-1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2]/[.G82]" office:value-type="float" office:value="-142.65335235378" calcext:value-type="float">
            <text:p>-142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ayakları kırım <text:s/>kepçeci</text:p>
          </table:table-cell>
          <table:table-cell table:style-name="ce146"/>
          <table:table-cell/>
          <table:table-cell table:style-name="ce146" office:value-type="float" office:value="-4100" calcext:value-type="float">
            <text:p>-4.1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3]/[.G83]" office:value-type="float" office:value="-584.878744650499" calcext:value-type="float">
            <text:p>-584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vinç demontaj işçilik</text:p>
          </table:table-cell>
          <table:table-cell table:style-name="ce146"/>
          <table:table-cell/>
          <table:table-cell table:style-name="ce146" office:value-type="float" office:value="-750" calcext:value-type="float">
            <text:p>-75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4]/[.G8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4" office:value-type="string" calcext:value-type="string">
            <text:p>yemek</text:p>
          </table:table-cell>
          <table:table-cell table:style-name="ce146"/>
          <table:table-cell/>
          <table:table-cell table:style-name="ce146" office:value-type="float" office:value="-300" calcext:value-type="float">
            <text:p>-3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5]/[.G85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helikopter beton işçiliği 6*300</text:p>
          </table:table-cell>
          <table:table-cell table:style-name="ce146"/>
          <table:table-cell/>
          <table:table-cell table:style-name="ce146" office:value-type="float" office:value="-1800" calcext:value-type="float">
            <text:p>-1.8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6]/[.G86]" office:value-type="float" office:value="-256.776034236805" calcext:value-type="float">
            <text:p>-256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beton santralı 36 m3*170</text:p>
          </table:table-cell>
          <table:table-cell table:style-name="ce146"/>
          <table:table-cell/>
          <table:table-cell table:style-name="ce146" office:value-type="float" office:value="-6120" calcext:value-type="float">
            <text:p>-6.12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7]/[.G87]" office:value-type="float" office:value="-873.038516405136" calcext:value-type="float">
            <text:p>-873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ön beton (işçilik + beton)</text:p>
          </table:table-cell>
          <table:table-cell table:style-name="ce146"/>
          <table:table-cell/>
          <table:table-cell table:style-name="ce146" office:value-type="float" office:value="-5000" calcext:value-type="float">
            <text:p>-5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88]/[.G88]" office:value-type="float" office:value="-713.266761768902" calcext:value-type="float">
            <text:p>-713,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98" table:formula="of:=SUM([.F79:.F88])" office:value-type="float" office:value="-21220" calcext:value-type="float">
            <text:p>-21.220,00</text:p>
          </table:table-cell>
          <table:table-cell table:style-name="ce146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144" office:value-type="string" calcext:value-type="string">
            <text:p>600 m2 Taban kırım beton</text:p>
          </table:table-cell>
          <table:table-cell/>
          <table:table-cell table:style-name="ce146"/>
          <table:table-cell table:style-name="ce146" office:value-type="float" office:value="-35000" calcext:value-type="float">
            <text:p>-35.000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91]/[.G91]" office:value-type="float" office:value="-4992.86733238231" calcext:value-type="float">
            <text:p>-4.992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144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table:style-name="ce146"/>
          <table:table-cell office:value-type="float" office:value="-3885" calcext:value-type="float">
            <text:p>-3.885,00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92]/[.G92]" office:value-type="float" office:value="-554.208273894437" calcext:value-type="float">
            <text:p>-554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144" office:value-type="string" calcext:value-type="string">
            <text:p>tedaş <text:s text:c="3"/></text:p>
          </table:table-cell>
          <table:table-cell table:style-name="ce144" office:value-type="string" calcext:value-type="string">
            <text:p>dursun durmş</text:p>
          </table:table-cell>
          <table:table-cell table:style-name="ce146"/>
          <table:table-cell office:value-type="float" office:value="-4194.224" calcext:value-type="float">
            <text:p>-4.194,22</text:p>
          </table:table-cell>
          <table:table-cell table:style-name="ce146" office:value-type="float" office:value="7.01" calcext:value-type="float">
            <text:p>7,01</text:p>
          </table:table-cell>
          <table:table-cell table:formula="of:=[.F93]/[.G93]" office:value-type="float" office:value="-598.320114122682" calcext:value-type="float">
            <text:p>-598,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67" table:formula="of:=SUM([.F91:.F93])" office:value-type="float" office:value="-43079.224" calcext:value-type="float">
            <text:p>-43079,22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020 TOPLAM</text:p>
          </table:table-cell>
          <table:table-cell table:style-name="ce167" table:formula="of:=[.F94]+[.F89]+[.F77]+[.F68]+[.F62]" office:value-type="float" office:value="-76896.294" calcext:value-type="float">
            <text:p>-76896,29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167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67" office:value-type="float" office:value="2021" calcext:value-type="float">
            <text:p>2021</text:p>
          </table:table-cell>
          <table:table-cell table:number-columns-repeated="4"/>
          <table:table-cell table:style-name="ce146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1-30" calcext:value-type="date">
            <text:p>30.01.2021</text:p>
          </table:table-cell>
          <table:table-cell table:style-name="ce144" office:value-type="string" calcext:value-type="string">
            <text:p>Elektrik 1-2021</text:p>
          </table:table-cell>
          <table:table-cell table:number-columns-repeated="2"/>
          <table:table-cell table:style-name="ce146" office:value-type="float" office:value="-143.08" calcext:value-type="float">
            <text:p>-143,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2-28" calcext:value-type="date">
            <text:p>28.02.2021</text:p>
          </table:table-cell>
          <table:table-cell table:style-name="ce144" office:value-type="string" calcext:value-type="string">
            <text:p>Elektrik 2-2021</text:p>
          </table:table-cell>
          <table:table-cell table:number-columns-repeated="2"/>
          <table:table-cell table:style-name="ce146" office:value-type="float" office:value="-69" calcext:value-type="float">
            <text:p>-69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2-30" calcext:value-type="date">
            <text:p>30.12.2021</text:p>
          </table:table-cell>
          <table:table-cell table:style-name="ce144" office:value-type="string" calcext:value-type="string">
            <text:p>Elektrik 3-2021</text:p>
          </table:table-cell>
          <table:table-cell table:style-name="ce146"/>
          <table:table-cell/>
          <table:table-cell table:style-name="ce14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3-30" calcext:value-type="date">
            <text:p>30.03.2021</text:p>
          </table:table-cell>
          <table:table-cell table:style-name="ce144" office:value-type="string" calcext:value-type="string">
            <text:p>Elektrik 4-2021</text:p>
          </table:table-cell>
          <table:table-cell table:number-columns-repeated="2"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4-30" calcext:value-type="date">
            <text:p>30.04.2021</text:p>
          </table:table-cell>
          <table:table-cell table:style-name="ce144" office:value-type="string" calcext:value-type="string">
            <text:p>Elektrik 5-2021</text:p>
          </table:table-cell>
          <table:table-cell table:number-columns-repeated="2"/>
          <table:table-cell table:style-name="ce146" office:value-type="float" office:value="-43.51" calcext:value-type="float">
            <text:p>-43,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5-30" calcext:value-type="date">
            <text:p>30.05.2021</text:p>
          </table:table-cell>
          <table:table-cell table:style-name="ce144" office:value-type="string" calcext:value-type="string">
            <text:p>Elektrik 6–2021</text:p>
          </table:table-cell>
          <table:table-cell table:style-name="ce146"/>
          <table:table-cell/>
          <table:table-cell table:style-name="ce146" office:value-type="float" office:value="-8.55" calcext:value-type="float">
            <text:p>-8,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Bina Vergisi 1</text:p>
          </table:table-cell>
          <table:table-cell table:style-name="ce146"/>
          <table:table-cell/>
          <table:table-cell table:style-name="ce146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Kültür Vergisi 1</text:p>
          </table:table-cell>
          <table:table-cell table:number-columns-repeated="2"/>
          <table:table-cell table:style-name="ce146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6-30" calcext:value-type="date">
            <text:p>30.06.2021</text:p>
          </table:table-cell>
          <table:table-cell table:style-name="ce144" office:value-type="string" calcext:value-type="string">
            <text:p>Elektrik 7–2021</text:p>
          </table:table-cell>
          <table:table-cell table:style-name="ce162"/>
          <table:table-cell/>
          <table:table-cell table:style-name="ce146" office:value-type="float" office:value="-21.85" calcext:value-type="float">
            <text:p>-21,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7-30" calcext:value-type="date">
            <text:p>30.07.2021</text:p>
          </table:table-cell>
          <table:table-cell table:style-name="ce144" office:value-type="string" calcext:value-type="string">
            <text:p>Elektrik 8-2021</text:p>
          </table:table-cell>
          <table:table-cell table:style-name="ce162"/>
          <table:table-cell/>
          <table:table-cell table:style-name="ce146" office:value-type="float" office:value="-5" calcext:value-type="float">
            <text:p>-5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8-30" calcext:value-type="date">
            <text:p>30.08.2021</text:p>
          </table:table-cell>
          <table:table-cell table:style-name="ce144" office:value-type="string" calcext:value-type="string">
            <text:p>Elektrik 9-2021</text:p>
          </table:table-cell>
          <table:table-cell table:style-name="ce146"/>
          <table:table-cell/>
          <table:table-cell table:style-name="ce146" office:value-type="float" office:value="-8" calcext:value-type="float">
            <text:p>-8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09-30" calcext:value-type="date">
            <text:p>30.09.2021</text:p>
          </table:table-cell>
          <table:table-cell table:style-name="ce144" office:value-type="string" calcext:value-type="string">
            <text:p>Elektrik 10-2021</text:p>
          </table:table-cell>
          <table:table-cell table:style-name="ce146"/>
          <table:table-cell/>
          <table:table-cell table:style-name="ce146" office:value-type="float" office:value="-20" calcext:value-type="float">
            <text:p>-20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30" calcext:value-type="date">
            <text:p>30.10.2021</text:p>
          </table:table-cell>
          <table:table-cell table:style-name="ce144" office:value-type="string" calcext:value-type="string">
            <text:p>Elektrik 11-2021</text:p>
          </table:table-cell>
          <table:table-cell table:style-name="ce146"/>
          <table:table-cell/>
          <table:table-cell table:style-name="ce146" office:value-type="float" office:value="-26" calcext:value-type="float">
            <text:p>-26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vergi fark</text:p>
          </table:table-cell>
          <table:table-cell table:style-name="ce146"/>
          <table:table-cell/>
          <table:table-cell table:style-name="ce146" office:value-type="float" office:value="-23.4" calcext:value-type="float">
            <text:p>-23,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Bina Vergisi 2</text:p>
          </table:table-cell>
          <table:table-cell table:number-columns-repeated="2"/>
          <table:table-cell table:style-name="ce146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0-14" calcext:value-type="date">
            <text:p>14.10.2021</text:p>
          </table:table-cell>
          <table:table-cell table:style-name="ce144" office:value-type="string" calcext:value-type="string">
            <text:p>Kültür Vergisi 2</text:p>
          </table:table-cell>
          <table:table-cell table:number-columns-repeated="2"/>
          <table:table-cell table:style-name="ce146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 office:value-type="date" office:date-value="2021-12-30" calcext:value-type="date">
            <text:p>30.12.2021</text:p>
          </table:table-cell>
          <table:table-cell table:style-name="ce144" office:value-type="string" calcext:value-type="string">
            <text:p>Elektrik 12-2021</text:p>
          </table:table-cell>
          <table:table-cell table:style-name="ce146"/>
          <table:table-cell/>
          <table:table-cell table:style-name="ce146" office:value-type="float" office:value="-142" calcext:value-type="float">
            <text:p>-142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1"/>
          <table:table-cell table:style-name="ce144" office:value-type="string" calcext:value-type="string">
            <text:p>yıkama elektrik abone bedeli</text:p>
          </table:table-cell>
          <table:table-cell table:style-name="ce146"/>
          <table:table-cell/>
          <table:table-cell table:style-name="ce146" office:value-type="float" office:value="-3000" calcext:value-type="float">
            <text:p>-3.000,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61"/>
          <table:table-cell table:style-name="ce144"/>
          <table:table-cell table:style-name="ce146"/>
          <table:table-cell/>
          <table:table-cell table:style-name="ce165" table:formula="of:=SUM([.F100:.F117])" office:value-type="float" office:value="-4179.31" calcext:value-type="float">
            <text:p>-4.179,3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61"/>
          <table:table-cell table:style-name="ce144"/>
          <table:table-cell table:style-name="ce146"/>
          <table:table-cell/>
          <table:table-cell table:style-name="ce14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44"/>
          <table:table-cell table:style-name="ce173"/>
          <table:table-cell table:style-name="ce146"/>
          <table:table-cell/>
          <table:table-cell table:style-name="ce14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1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/>
          <table:table-cell table:style-name="ce159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44"/>
          <table:table-cell table:style-name="ce146" office:value-type="string" calcext:value-type="string">
            <text:p>Alçıpan 22 ad*29 tl</text:p>
          </table:table-cell>
          <table:table-cell table:style-name="ce146"/>
          <table:table-cell/>
          <table:table-cell table:style-name="ce159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vida</text:p>
          </table:table-cell>
          <table:table-cell table:style-name="ce146"/>
          <table:table-cell/>
          <table:table-cell table:style-name="ce146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Cam 6 mm 10 m2*360 tl </text:p>
          </table:table-cell>
          <table:table-cell table:style-name="ce146"/>
          <table:table-cell/>
          <table:table-cell table:style-name="ce146" office:value-type="float" office:value="-3600" calcext:value-type="float">
            <text:p>-3.6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cam işçiliği silikon</text:p>
          </table:table-cell>
          <table:table-cell table:style-name="ce146"/>
          <table:table-cell/>
          <table:table-cell table:style-name="ce146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tuğla işçilik 24m * 2,25 =54 m2 * 15 tl</text:p>
          </table:table-cell>
          <table:table-cell table:style-name="ce146"/>
          <table:table-cell/>
          <table:table-cell table:style-name="ce146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tuğla </text:p>
          </table:table-cell>
          <table:table-cell table:style-name="ce146"/>
          <table:table-cell/>
          <table:table-cell table:style-name="ce146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62"/>
          <table:table-cell table:style-name="ce144" office:value-type="string" calcext:value-type="string">
            <text:p>sıva işçilik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44"/>
          <table:table-cell table:style-name="ce146" office:value-type="string" calcext:value-type="string">
            <text:p>kapı demir malzeme</text:p>
          </table:table-cell>
          <table:table-cell table:style-name="ce146"/>
          <table:table-cell/>
          <table:table-cell table:style-name="ce146" office:value-type="float" office:value="-3000" calcext:value-type="float">
            <text:p>-3.0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44"/>
          <table:table-cell table:style-name="ce146" office:value-type="string" calcext:value-type="string">
            <text:p>kapı işçilik</text:p>
          </table:table-cell>
          <table:table-cell table:style-name="ce146"/>
          <table:table-cell/>
          <table:table-cell table:style-name="ce146" office:value-type="float" office:value="-1500" calcext:value-type="float">
            <text:p>-1.500,00</text:p>
          </table:table-cell>
          <table:table-cell table:number-columns-repeated="4"/>
        </table:table-row>
        <table:table-row table:style-name="ro1">
          <table:table-cell/>
          <table:table-cell table:style-name="ce144"/>
          <table:table-cell table:style-name="ce146" table:number-columns-repeated="2"/>
          <table:table-cell/>
          <table:table-cell table:style-name="ce165" table:formula="of:=SUM([.F121:.F131])" office:value-type="float" office:value="-15585" calcext:value-type="float">
            <text:p>-15.585,00</text:p>
          </table:table-cell>
          <table:table-cell table:number-columns-repeated="4"/>
        </table:table-row>
        <table:table-row table:style-name="ro1">
          <table:table-cell/>
          <table:table-cell table:style-name="ce144"/>
          <table:table-cell table:style-name="ce146" table:number-columns-repeated="2"/>
          <table:table-cell/>
          <table:table-cell table:style-name="ce14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1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/>
          <table:table-cell table:style-name="ce159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44"/>
          <table:table-cell table:style-name="ce146" office:value-type="string" calcext:value-type="string">
            <text:p>Alçıpan 22 ad*29 tl</text:p>
          </table:table-cell>
          <table:table-cell table:style-name="ce146"/>
          <table:table-cell/>
          <table:table-cell table:style-name="ce159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vida</text:p>
          </table:table-cell>
          <table:table-cell table:style-name="ce146"/>
          <table:table-cell/>
          <table:table-cell table:style-name="ce146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Cam 6 mm 12 m2*360 tl </text:p>
          </table:table-cell>
          <table:table-cell table:style-name="ce146"/>
          <table:table-cell/>
          <table:table-cell table:style-name="ce146" office:value-type="float" office:value="-4320" calcext:value-type="float">
            <text:p>-4.32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cam işçiliği silikon</text:p>
          </table:table-cell>
          <table:table-cell table:style-name="ce146"/>
          <table:table-cell/>
          <table:table-cell table:style-name="ce146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tuğla işçilik 24m * 2,25 =54 m2 * 15 tl</text:p>
          </table:table-cell>
          <table:table-cell table:style-name="ce146"/>
          <table:table-cell/>
          <table:table-cell table:style-name="ce146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tuğla </text:p>
          </table:table-cell>
          <table:table-cell table:style-name="ce146"/>
          <table:table-cell/>
          <table:table-cell table:style-name="ce146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62"/>
          <table:table-cell table:style-name="ce144" office:value-type="string" calcext:value-type="string">
            <text:p>sıva işçilik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/>
          <table:table-cell table:style-name="ce146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44"/>
          <table:table-cell table:style-name="ce146" office:value-type="string" calcext:value-type="string">
            <text:p>kapı işçilik</text:p>
          </table:table-cell>
          <table:table-cell table:style-name="ce146"/>
          <table:table-cell/>
          <table:table-cell table:style-name="ce146" office:value-type="float" office:value="-500" calcext:value-type="float">
            <text:p>-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98" table:formula="of:=SUM([.F135:.F144])" office:value-type="float" office:value="-12305" calcext:value-type="float">
            <text:p>-12.305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60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2021 TOPLAM</text:p>
          </table:table-cell>
          <table:table-cell table:style-name="ce167" table:formula="of:=[.F145]+[.F132]+[.F118]" office:value-type="float" office:value="-32069.31" calcext:value-type="float">
            <text:p>-32069,3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46" table:number-columns-repeated="2"/>
          <table:table-cell table:number-columns-repeated="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1-30" calcext:value-type="date">
            <text:p>30.01.2022</text:p>
          </table:table-cell>
          <table:table-cell table:style-name="ce144" office:value-type="string" calcext:value-type="string">
            <text:p>Elektrik 1-2022</text:p>
          </table:table-cell>
          <table:table-cell table:number-columns-repeated="2"/>
          <table:table-cell office:value-type="float" office:value="-152.91" calcext:value-type="float">
            <text:p>-152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2-28" calcext:value-type="date">
            <text:p>28.02.2022</text:p>
          </table:table-cell>
          <table:table-cell table:style-name="ce144" office:value-type="string" calcext:value-type="string">
            <text:p>Elektrik 2-2022</text:p>
          </table:table-cell>
          <table:table-cell table:number-columns-repeated="2"/>
          <table:table-cell office:value-type="float" office:value="-145.63" calcext:value-type="float">
            <text:p>-145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2-30" calcext:value-type="date">
            <text:p>30.12.2022</text:p>
          </table:table-cell>
          <table:table-cell table:style-name="ce144" office:value-type="string" calcext:value-type="string">
            <text:p>Elektrik 3-2022</text:p>
          </table:table-cell>
          <table:table-cell table:number-columns-repeated="2"/>
          <table:table-cell office:value-type="float" office:value="-54.79" calcext:value-type="float">
            <text:p>-54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3-30" calcext:value-type="date">
            <text:p>30.03.2022</text:p>
          </table:table-cell>
          <table:table-cell table:style-name="ce144" office:value-type="string" calcext:value-type="string">
            <text:p>Elektrik 4-2022</text:p>
          </table:table-cell>
          <table:table-cell table:number-columns-repeated="2"/>
          <table:table-cell office:value-type="float" office:value="-63.01" calcext:value-type="float">
            <text:p>-63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4-30" calcext:value-type="date">
            <text:p>30.04.2022</text:p>
          </table:table-cell>
          <table:table-cell table:style-name="ce144" office:value-type="string" calcext:value-type="string">
            <text:p>Elektrik 5-2022</text:p>
          </table:table-cell>
          <table:table-cell table:number-columns-repeated="2"/>
          <table:table-cell office:value-type="float" office:value="-78.08" calcext:value-type="float">
            <text:p>-78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5-30" calcext:value-type="date">
            <text:p>30.05.2022</text:p>
          </table:table-cell>
          <table:table-cell table:style-name="ce144" office:value-type="string" calcext:value-type="string">
            <text:p>Elektrik 6–2022</text:p>
          </table:table-cell>
          <table:table-cell table:number-columns-repeated="2"/>
          <table:table-cell office:value-type="float" office:value="-65.75" calcext:value-type="float">
            <text:p>-65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Bina Vergisi 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Kültür Vergisi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6-30" calcext:value-type="date">
            <text:p>30.06.2022</text:p>
          </table:table-cell>
          <table:table-cell table:style-name="ce144" office:value-type="string" calcext:value-type="string">
            <text:p>Elektrik 7–2022</text:p>
          </table:table-cell>
          <table:table-cell table:number-columns-repeated="2"/>
          <table:table-cell office:value-type="float" office:value="-82.18" calcext:value-type="float">
            <text:p>-82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7-30" calcext:value-type="date">
            <text:p>30.07.2022</text:p>
          </table:table-cell>
          <table:table-cell table:style-name="ce144" office:value-type="string" calcext:value-type="string">
            <text:p>Elektrik 8-2022</text:p>
          </table:table-cell>
          <table:table-cell table:number-columns-repeated="2"/>
          <table:table-cell office:value-type="float" office:value="-48.8" calcext:value-type="float">
            <text:p>-48,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8-30" calcext:value-type="date">
            <text:p>30.08.2022</text:p>
          </table:table-cell>
          <table:table-cell table:style-name="ce144" office:value-type="string" calcext:value-type="string">
            <text:p>Elektrik 9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09-30" calcext:value-type="date">
            <text:p>30.09.2022</text:p>
          </table:table-cell>
          <table:table-cell table:style-name="ce144" office:value-type="string" calcext:value-type="string">
            <text:p>Elektrik 10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30" calcext:value-type="date">
            <text:p>30.10.2022</text:p>
          </table:table-cell>
          <table:table-cell table:style-name="ce144" office:value-type="string" calcext:value-type="string">
            <text:p>Elektrik 11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vergi f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Bina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0-14" calcext:value-type="date">
            <text:p>14.10.2022</text:p>
          </table:table-cell>
          <table:table-cell table:style-name="ce144" office:value-type="string" calcext:value-type="string">
            <text:p>Kültür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1" office:value-type="date" office:date-value="2022-12-30" calcext:value-type="date">
            <text:p>30.12.2022</text:p>
          </table:table-cell>
          <table:table-cell table:style-name="ce144" office:value-type="string" calcext:value-type="string">
            <text:p>Elektrik 12-202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98" table:formula="of:=SUM([.F151:.F168])" office:value-type="float" office:value="-691.15" calcext:value-type="float">
            <text:p>-691,15</text:p>
          </table:table-cell>
          <table:table-cell table:number-columns-repeated="4"/>
        </table:table-row>
        <table:table-row table:style-name="ro1" table:number-rows-repeated="104840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KY" table:style-name="ta1">
        <table:table-column table:style-name="co11" table:default-cell-style-name="Default"/>
        <table:table-column table:style-name="co33" table:number-columns-repeated="2" table:default-cell-style-name="Default"/>
        <table:table-column table:style-name="co50" table:default-cell-style-name="Default"/>
        <table:table-column table:style-name="co51" table:default-cell-style-name="ce183"/>
        <table:table-column table:style-name="co52" table:default-cell-style-name="Default"/>
        <table:table-column table:style-name="co53" table:default-cell-style-name="Default"/>
        <table:table-column table:style-name="co53" table:default-cell-style-name="ce387"/>
        <table:table-column table:style-name="co50" table:default-cell-style-name="Default"/>
        <table:table-column table:style-name="co51" table:default-cell-style-name="ce183"/>
        <table:table-column table:style-name="co54" table:default-cell-style-name="Default"/>
        <table:table-column table:style-name="co33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53" table:default-cell-style-name="ce387"/>
        <table:table-column table:style-name="co55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384"/>
          <table:table-cell table:number-columns-repeated="5"/>
          <table:table-cell table:style-name="ce385"/>
          <table:table-cell table:number-columns-repeated="2"/>
          <table:table-cell table:style-name="ce384" table:number-columns-repeated="2"/>
          <table:table-cell table:style-name="ce405" office:value-type="string" calcext:value-type="string">
            <text:p>Doğuş kapanışta nazanın toplam borcu 126.714,21 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85" office:value-type="string" calcext:value-type="string">
            <text:p>hacı</text:p>
          </table:table-cell>
          <table:table-cell table:number-columns-repeated="2" office:value-type="string" calcext:value-type="string">
            <text:p>hacı</text:p>
          </table:table-cell>
          <table:table-cell table:style-name="ce397" office:value-type="string" calcext:value-type="string">
            <text:p>hacı</text:p>
          </table:table-cell>
          <table:table-cell/>
          <table:table-cell table:style-name="ce385" office:value-type="string" calcext:value-type="string">
            <text:p>nazan</text:p>
          </table:table-cell>
          <table:table-cell office:value-type="string" calcext:value-type="string">
            <text:p>nazan</text:p>
          </table:table-cell>
          <table:table-cell office:value-type="string" calcext:value-type="string">
            <text:p>nazan </text:p>
          </table:table-cell>
          <table:table-cell table:number-columns-repeated="2"/>
          <table:table-cell table:style-name="ce397" office:value-type="string" calcext:value-type="string">
            <text:p>naz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LİR</text:p>
          </table:table-cell>
          <table:table-cell/>
          <table:table-cell table:style-name="ce385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7" office:value-type="string" calcext:value-type="string">
            <text:p>bakiye</text:p>
          </table:table-cell>
          <table:table-cell/>
          <table:table-cell table:style-name="ce385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number-columns-repeated="2"/>
          <table:table-cell table:style-name="ce397" office:value-type="string" calcext:value-type="string">
            <text:p>bakiy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30" office:value-type="string" calcext:value-type="string">
            <text:p>TL</text:p>
          </table:table-cell>
          <table:table-cell/>
          <table:table-cell table:style-name="ce385" office:value-type="string" calcext:value-type="string">
            <text:p>%</text:p>
          </table:table-cell>
          <table:table-cell table:number-columns-repeated="2" office:value-type="string" calcext:value-type="string">
            <text:p>TL</text:p>
          </table:table-cell>
          <table:table-cell table:style-name="ce397" office:value-type="string" calcext:value-type="string">
            <text:p>USD</text:p>
          </table:table-cell>
          <table:table-cell/>
          <table:table-cell table:style-name="ce385" office:value-type="string" calcext:value-type="string">
            <text:p>%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USDTRY</text:p>
          </table:table-cell>
          <table:table-cell office:value-type="string" calcext:value-type="string">
            <text:p>USD</text:p>
          </table:table-cell>
          <table:table-cell table:style-name="ce397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85"/>
          <table:table-cell table:number-columns-repeated="4"/>
          <table:table-cell table:style-name="ce385"/>
          <table:table-cell table:number-columns-repeated="4"/>
          <table:table-cell table:style-name="Default"/>
          <table:table-cell/>
          <table:table-cell table:style-name="ce406" table:formula="of:=[.N7]*-1" office:value-type="currency" office:currency="TRY" office:value="-76818.1686608199" calcext:value-type="currency">
            <text:p>-₺76.818,17</text:p>
          </table:table-cell>
        </table:table-row>
        <table:table-row table:style-name="ro1">
          <table:table-cell/>
          <table:table-cell table:style-name="ce230" office:value-type="string" calcext:value-type="string">
            <text:p>1203m2 arsa</text:p>
          </table:table-cell>
          <table:table-cell table:style-name="ce226" office:value-type="currency" office:currency="TRY" office:value="450000" calcext:value-type="currency">
            <text:p>₺450.000,00</text:p>
          </table:table-cell>
          <table:table-cell/>
          <table:table-cell table:style-name="ce386" office:value-type="percentage" office:value="0.5" calcext:value-type="percentage">
            <text:p>%50,00</text:p>
          </table:table-cell>
          <table:table-cell table:number-columns-repeated="2"/>
          <table:table-cell table:style-name="ce398" office:value-type="currency" office:currency="USD" office:value="225000" calcext:value-type="currency">
            <text:p>$225.000,00</text:p>
          </table:table-cell>
          <table:table-cell/>
          <table:table-cell table:style-name="ce386" office:value-type="percentage" office:value="0.5" calcext:value-type="percentage">
            <text:p>%50,00</text:p>
          </table:table-cell>
          <table:table-cell table:number-columns-repeated="2"/>
          <table:table-cell table:style-name="ce402"/>
          <table:table-cell table:style-name="ce403" office:value-type="string" calcext:value-type="string">
            <text:p>doğuş kapanış</text:p>
          </table:table-cell>
          <table:table-cell table:style-name="ce398" office:value-type="currency" office:currency="USD" office:value="225000" calcext:value-type="currency">
            <text:p>$225.000,00</text:p>
          </table:table-cell>
          <table:table-cell table:number-columns-repeated="2"/>
        </table:table-row>
        <table:table-row table:style-name="ro1">
          <table:table-cell table:style-name="ce167" office:value-type="float" office:value="2018" calcext:value-type="float">
            <text:p>2018</text:p>
          </table:table-cell>
          <table:table-cell table:style-name="ce167"/>
          <table:table-cell table:number-columns-repeated="2"/>
          <table:table-cell table:style-name="ce386" table:formula="of:=[.H6]/[.$C$6]" office:value-type="percentage" office:value="0.5" calcext:value-type="percentage">
            <text:p>%50,00</text:p>
          </table:table-cell>
          <table:table-cell table:number-columns-repeated="2"/>
          <table:table-cell table:style-name="ce399" table:formula="of:=[.H6]+[.N7]" office:value-type="currency" office:currency="USD" office:value="301818.16866082" calcext:value-type="currency">
            <text:p>$301.818,17</text:p>
          </table:table-cell>
          <table:table-cell/>
          <table:table-cell table:style-name="ce386" table:formula="of:=[.O7]/[.$C$6]" office:value-type="percentage" office:value="0.329292958531511" calcext:value-type="percentage">
            <text:p>%32,93</text:p>
          </table:table-cell>
          <table:table-cell table:number-columns-repeated="2"/>
          <table:table-cell table:style-name="ce402"/>
          <table:table-cell table:style-name="ce404" table:formula="of:=['file:///media/m/depo_ssd/aa/hes2020/Account/2022/22dgs.ods'#$DgsNzn2.F16]" office:value-type="currency" office:currency="USD" office:value="76818.1686608199" calcext:value-type="currency">
            <text:p>$76.818,17</text:p>
          </table:table-cell>
          <table:table-cell table:style-name="ce399" table:formula="of:=[.O6]-[.N7]" office:value-type="currency" office:currency="USD" office:value="148181.83133918" calcext:value-type="currency">
            <text:p>$148.181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18-10-30" calcext:value-type="date">
            <text:p>30.10.2018</text:p>
          </table:table-cell>
          <table:table-cell table:style-name="ce226" table:formula="of:=[$GLR.F6]" office:value-type="currency" office:currency="TRY" office:value="21000" calcext:value-type="currency">
            <text:p>₺21.000,00</text:p>
          </table:table-cell>
          <table:table-cell/>
          <table:table-cell table:style-name="ce386" table:formula="of:=[.H7]/[.$C$6]" office:value-type="percentage" office:value="0.670707041468489" calcext:value-type="percentage">
            <text:p>%67,07</text:p>
          </table:table-cell>
          <table:table-cell table:style-name="ce384" table:formula="of:=[.E8]*[.C8]" office:value-type="currency" office:currency="TRY" office:value="14084.8478708383" calcext:value-type="currency">
            <text:p>₺14.084,85</text:p>
          </table:table-cell>
          <table:table-cell table:style-name="ce384" table:formula="of:=[.G7]+[.F8]" office:value-type="currency" office:currency="TRY" office:value="14084.8478708383" calcext:value-type="currency">
            <text:p>₺14.084,85</text:p>
          </table:table-cell>
          <table:table-cell table:style-name="ce400" table:formula="of:=[.H7]-[.N8]" office:value-type="currency" office:currency="TRY" office:value="300565.423709885" calcext:value-type="currency">
            <text:p>₺300.565,42</text:p>
          </table:table-cell>
          <table:table-cell/>
          <table:table-cell table:style-name="ce386" table:formula="of:=[.O7]/[.$C$6]" office:value-type="percentage" office:value="0.329292958531511" calcext:value-type="percentage">
            <text:p>%32,93</text:p>
          </table:table-cell>
          <table:table-cell table:style-name="ce384" table:formula="of:=[.J8]*[.C8]" office:value-type="currency" office:currency="TRY" office:value="6915.15212916174" calcext:value-type="currency">
            <text:p>₺6.915,15</text:p>
          </table:table-cell>
          <table:table-cell table:style-name="ce384" table:formula="of:=[.L7]+[.K8]" office:value-type="currency" office:currency="TRY" office:value="6915.15212916174" calcext:value-type="currency">
            <text:p>₺6.915,15</text:p>
          </table:table-cell>
          <table:table-cell office:value-type="float" office:value="5.52" calcext:value-type="float">
            <text:p>5,52</text:p>
          </table:table-cell>
          <table:table-cell table:style-name="ce384" table:formula="of:=[.K8]/[.M8]" office:value-type="currency" office:currency="TRY" office:value="1252.7449509351" calcext:value-type="currency">
            <text:p>₺1.252,74</text:p>
          </table:table-cell>
          <table:table-cell table:style-name="ce399" table:formula="of:=[.O7]+[.N8]" office:value-type="currency" office:currency="USD" office:value="149434.576290115" calcext:value-type="currency">
            <text:p>$149.434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62" office:value-type="date" office:date-value="2018-10-30" calcext:value-type="date">
            <text:p>30.10.2018</text:p>
          </table:table-cell>
          <table:table-cell table:style-name="ce211" table:formula="of:=[$GDR.F16]" office:value-type="currency" office:currency="USD" office:value="-2399.42" calcext:value-type="currency">
            <text:p>-$2.399,42</text:p>
          </table:table-cell>
          <table:table-cell table:style-name="ce384"/>
          <table:table-cell table:style-name="ce386" table:formula="of:=[.H8]/[.$C$6]" office:value-type="percentage" office:value="0.667923163799744" calcext:value-type="percentage">
            <text:p>%66,79</text:p>
          </table:table-cell>
          <table:table-cell table:style-name="ce384" table:formula="of:=[.E9]*[.C9]" office:value-type="currency" office:currency="TRY" office:value="-1602.62819768438" calcext:value-type="currency">
            <text:p>-₺1.602,63</text:p>
          </table:table-cell>
          <table:table-cell table:style-name="ce384" table:formula="of:=[.G8]+[.F9]" office:value-type="currency" office:currency="TRY" office:value="12482.2196731539" calcext:value-type="currency">
            <text:p>₺12.482,22</text:p>
          </table:table-cell>
          <table:table-cell table:style-name="ce400" table:formula="of:=[.H8]-[.N9]" office:value-type="currency" office:currency="TRY" office:value="300709.770050884" calcext:value-type="currency">
            <text:p>₺300.709,77</text:p>
          </table:table-cell>
          <table:table-cell table:style-name="ce384"/>
          <table:table-cell table:style-name="ce386" table:formula="of:=[.O8]/[.$C$6]" office:value-type="percentage" office:value="0.332076836200256" calcext:value-type="percentage">
            <text:p>%33,21</text:p>
          </table:table-cell>
          <table:table-cell table:style-name="ce384" table:formula="of:=[.J9]*[.C9]" office:value-type="currency" office:currency="TRY" office:value="-796.791802315618" calcext:value-type="currency">
            <text:p>-₺796,79</text:p>
          </table:table-cell>
          <table:table-cell table:style-name="ce384" table:formula="of:=[.L8]+[.K9]" office:value-type="currency" office:currency="TRY" office:value="6118.36032684612" calcext:value-type="currency">
            <text:p>₺6.118,36</text:p>
          </table:table-cell>
          <table:table-cell office:value-type="float" office:value="5.52" calcext:value-type="float">
            <text:p>5,52</text:p>
          </table:table-cell>
          <table:table-cell table:style-name="ce384" table:formula="of:=[.K9]/[.M9]" office:value-type="currency" office:currency="TRY" office:value="-144.346340999206" calcext:value-type="currency">
            <text:p>-₺144,35</text:p>
          </table:table-cell>
          <table:table-cell table:style-name="ce399" table:formula="of:=[.O8]+[.N9]" office:value-type="currency" office:currency="USD" office:value="149290.229949116" calcext:value-type="currency">
            <text:p>$149.290,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6"/>
          <table:table-cell table:style-name="ce384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/>
          <table:table-cell table:style-name="ce401" table:formula="of:=[.L9]+[.G9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167" office:value-type="float" office:value="2019" calcext:value-type="float">
            <text:p>2019</text:p>
          </table:table-cell>
          <table:table-cell table:style-name="ce167"/>
          <table:table-cell table:number-columns-repeated="2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 table:number-columns-repeated="7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62" office:value-type="date" office:date-value="2019-11-12" calcext:value-type="date">
            <text:p>12.11.2019</text:p>
          </table:table-cell>
          <table:table-cell table:style-name="ce226" table:formula="of:=[$GLR.F8]+[$GLR.F9]+[$GLR.F13]" office:value-type="currency" office:currency="TRY" office:value="22500" calcext:value-type="currency">
            <text:p>₺22.500,00</text:p>
          </table:table-cell>
          <table:table-cell/>
          <table:table-cell table:style-name="ce386" table:formula="of:=[.H9]/[.$C$6]" office:value-type="percentage" office:value="0.668243933446409" calcext:value-type="percentage">
            <text:p>%66,82</text:p>
          </table:table-cell>
          <table:table-cell table:style-name="ce384" table:formula="of:=[.E12]*[.C12]" office:value-type="currency" office:currency="TRY" office:value="15035.4885025442" calcext:value-type="currency">
            <text:p>₺15.035,49</text:p>
          </table:table-cell>
          <table:table-cell table:style-name="ce384" table:formula="of:=[.G9]+[.F12]" office:value-type="currency" office:currency="TRY" office:value="27517.7081756981" calcext:value-type="currency">
            <text:p>₺27.517,71</text:p>
          </table:table-cell>
          <table:table-cell table:style-name="ce400" table:formula="of:=[.H9]-[.N12]" office:value-type="currency" office:currency="TRY" office:value="299407.062983265" calcext:value-type="currency">
            <text:p>₺299.407,06</text:p>
          </table:table-cell>
          <table:table-cell/>
          <table:table-cell table:style-name="ce386" table:formula="of:=[.O9]/[.$C$6]" office:value-type="percentage" office:value="0.331756066553591" calcext:value-type="percentage">
            <text:p>%33,18</text:p>
          </table:table-cell>
          <table:table-cell table:style-name="ce384" table:formula="of:=[.J12]*[.C12]" office:value-type="currency" office:currency="TRY" office:value="7464.5114974558" calcext:value-type="currency">
            <text:p>₺7.464,51</text:p>
          </table:table-cell>
          <table:table-cell table:style-name="ce384" table:formula="of:=[.L9]+[.K12]" office:value-type="currency" office:currency="TRY" office:value="13582.8718243019" calcext:value-type="currency">
            <text:p>₺13.582,87</text:p>
          </table:table-cell>
          <table:table-cell office:value-type="float" office:value="5.73" calcext:value-type="float">
            <text:p>5,73</text:p>
          </table:table-cell>
          <table:table-cell table:style-name="ce384" table:formula="of:=[.K12]/[.M12]" office:value-type="currency" office:currency="TRY" office:value="1302.70706761881" calcext:value-type="currency">
            <text:p>₺1.302,71</text:p>
          </table:table-cell>
          <table:table-cell table:style-name="ce399" table:formula="of:=[.O9]+[.N12]" office:value-type="currency" office:currency="USD" office:value="150592.937016735" calcext:value-type="currency">
            <text:p>$150.592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162" office:value-type="date" office:date-value="2019-11-30" calcext:value-type="date">
            <text:p>30.11.2019</text:p>
          </table:table-cell>
          <table:table-cell table:style-name="ce226" table:formula="of:=[$GLR.F12]" office:value-type="currency" office:currency="TRY" office:value="4000" calcext:value-type="currency">
            <text:p>₺4.000,00</text:p>
          </table:table-cell>
          <table:table-cell/>
          <table:table-cell table:style-name="ce386" table:formula="of:=[.H12]/[.$C$6]" office:value-type="percentage" office:value="0.6653490288517" calcext:value-type="percentage">
            <text:p>%66,53</text:p>
          </table:table-cell>
          <table:table-cell table:style-name="ce384" table:formula="of:=[.E13]*[.C13]" office:value-type="currency" office:currency="TRY" office:value="2661.3961154068" calcext:value-type="currency">
            <text:p>₺2.661,40</text:p>
          </table:table-cell>
          <table:table-cell table:style-name="ce384" table:formula="of:=[.G12]+[.F13]" office:value-type="currency" office:currency="TRY" office:value="30179.1042911049" calcext:value-type="currency">
            <text:p>₺30.179,10</text:p>
          </table:table-cell>
          <table:table-cell table:style-name="ce400" table:formula="of:=[.H12]-[.N13]" office:value-type="currency" office:currency="TRY" office:value="299173.449739881" calcext:value-type="currency">
            <text:p>₺299.173,45</text:p>
          </table:table-cell>
          <table:table-cell/>
          <table:table-cell table:style-name="ce386" table:formula="of:=[.O12]/[.$C$6]" office:value-type="percentage" office:value="0.3346509711483" calcext:value-type="percentage">
            <text:p>%33,47</text:p>
          </table:table-cell>
          <table:table-cell table:style-name="ce384" table:formula="of:=[.J13]*[.C13]" office:value-type="currency" office:currency="TRY" office:value="1338.6038845932" calcext:value-type="currency">
            <text:p>₺1.338,60</text:p>
          </table:table-cell>
          <table:table-cell table:style-name="ce384" table:formula="of:=[.L12]+[.K13]" office:value-type="currency" office:currency="TRY" office:value="14921.4757088951" calcext:value-type="currency">
            <text:p>₺14.921,48</text:p>
          </table:table-cell>
          <table:table-cell office:value-type="float" office:value="5.73" calcext:value-type="float">
            <text:p>5,73</text:p>
          </table:table-cell>
          <table:table-cell table:style-name="ce384" table:formula="of:=[.K13]/[.M13]" office:value-type="currency" office:currency="TRY" office:value="233.613243384502" calcext:value-type="currency">
            <text:p>₺233,61</text:p>
          </table:table-cell>
          <table:table-cell table:style-name="ce399" table:formula="of:=[.O12]+[.N13]" office:value-type="currency" office:currency="USD" office:value="150826.550260119" calcext:value-type="currency">
            <text:p>$150.826,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62" office:value-type="date" office:date-value="2019-11-30" calcext:value-type="date">
            <text:p>30.11.2019</text:p>
          </table:table-cell>
          <table:table-cell table:style-name="ce211" table:formula="of:=[$GDR.F33]" office:value-type="currency" office:currency="USD" office:value="-3104.82" calcext:value-type="currency">
            <text:p>-$3.104,82</text:p>
          </table:table-cell>
          <table:table-cell table:style-name="ce384"/>
          <table:table-cell table:style-name="ce386" table:formula="of:=[.H13]/[.$C$6]" office:value-type="percentage" office:value="0.664829888310846" calcext:value-type="percentage">
            <text:p>%66,48</text:p>
          </table:table-cell>
          <table:table-cell table:style-name="ce384" table:formula="of:=[.E14]*[.C14]" office:value-type="currency" office:currency="TRY" office:value="-2064.17713382528" calcext:value-type="currency">
            <text:p>-₺2.064,18</text:p>
          </table:table-cell>
          <table:table-cell table:style-name="ce384" table:formula="of:=[.G13]+[.F14]" office:value-type="currency" office:currency="TRY" office:value="28114.9271572796" calcext:value-type="currency">
            <text:p>₺28.114,93</text:p>
          </table:table-cell>
          <table:table-cell table:style-name="ce400" table:formula="of:=[.H13]-[.N14]" office:value-type="currency" office:currency="TRY" office:value="299355.062805531" calcext:value-type="currency">
            <text:p>₺299.355,06</text:p>
          </table:table-cell>
          <table:table-cell table:style-name="ce384"/>
          <table:table-cell table:style-name="ce386" table:formula="of:=[.O13]/[.$C$6]" office:value-type="percentage" office:value="0.335170111689154" calcext:value-type="percentage">
            <text:p>%33,52</text:p>
          </table:table-cell>
          <table:table-cell table:style-name="ce384" table:formula="of:=[.J14]*[.C14]" office:value-type="currency" office:currency="TRY" office:value="-1040.64286617472" calcext:value-type="currency">
            <text:p>-₺1.040,64</text:p>
          </table:table-cell>
          <table:table-cell table:style-name="ce384" table:formula="of:=[.L13]+[.K14]" office:value-type="currency" office:currency="TRY" office:value="13880.8328427204" calcext:value-type="currency">
            <text:p>₺13.880,83</text:p>
          </table:table-cell>
          <table:table-cell office:value-type="float" office:value="5.73" calcext:value-type="float">
            <text:p>5,73</text:p>
          </table:table-cell>
          <table:table-cell table:style-name="ce384" table:formula="of:=[.K14]/[.M14]" office:value-type="currency" office:currency="TRY" office:value="-181.613065650038" calcext:value-type="currency">
            <text:p>-₺181,61</text:p>
          </table:table-cell>
          <table:table-cell table:style-name="ce399" table:formula="of:=[.O13]+[.N14]" office:value-type="currency" office:currency="USD" office:value="150644.937194469" calcext:value-type="currency">
            <text:p>$150.644,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84"/>
          <table:table-cell table:style-name="ce386"/>
          <table:table-cell table:number-columns-repeated="4"/>
          <table:table-cell table:style-name="ce386"/>
          <table:table-cell table:style-name="ce384"/>
          <table:table-cell table:style-name="ce401" table:formula="of:=[.L14]+[.G14]" office:value-type="currency" office:currency="TRY" office:value="41995.76" calcext:value-type="currency">
            <text:p>₺41.995,76</text:p>
          </table:table-cell>
          <table:table-cell/>
          <table:table-cell table:style-name="ce384"/>
          <table:table-cell table:style-name="ce399"/>
          <table:table-cell table:number-columns-repeated="2"/>
        </table:table-row>
        <table:table-row table:style-name="ro1">
          <table:table-cell table:style-name="ce167" office:value-type="float" office:value="2020" calcext:value-type="float">
            <text:p>2020</text:p>
          </table:table-cell>
          <table:table-cell table:style-name="ce167"/>
          <table:table-cell table:number-columns-repeated="2"/>
          <table:table-cell table:style-name="ce386"/>
          <table:table-cell table:number-columns-repeated="4"/>
          <table:table-cell table:style-name="ce386"/>
          <table:table-cell table:number-columns-repeated="7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62" office:value-type="date" office:date-value="2020-03-30" calcext:value-type="date">
            <text:p>30.03.2020</text:p>
          </table:table-cell>
          <table:table-cell table:style-name="ce226" table:formula="of:=[$GLR.F18]" office:value-type="currency" office:currency="TRY" office:value="6200" calcext:value-type="currency">
            <text:p>₺6.200,00</text:p>
          </table:table-cell>
          <table:table-cell/>
          <table:table-cell table:style-name="ce386" table:formula="of:=[.H14]/[.$C$6]" office:value-type="percentage" office:value="0.665233472901179" calcext:value-type="percentage">
            <text:p>%66,52</text:p>
          </table:table-cell>
          <table:table-cell table:style-name="ce384" table:formula="of:=[.E17]*[.C17]" office:value-type="currency" office:currency="TRY" office:value="4124.44753198731" calcext:value-type="currency">
            <text:p>₺4.124,45</text:p>
          </table:table-cell>
          <table:table-cell table:style-name="ce384" table:formula="of:=[.G14]+[.F17]" office:value-type="currency" office:currency="TRY" office:value="32239.3746892669" calcext:value-type="currency">
            <text:p>₺32.239,37</text:p>
          </table:table-cell>
          <table:table-cell table:style-name="ce400" table:formula="of:=[.H14]-[.N17]" office:value-type="currency" office:currency="TRY" office:value="299032.270819837" calcext:value-type="currency">
            <text:p>₺299.032,27</text:p>
          </table:table-cell>
          <table:table-cell/>
          <table:table-cell table:style-name="ce386" table:formula="of:=[.O14]/[.$C$6]" office:value-type="percentage" office:value="0.334766527098821" calcext:value-type="percentage">
            <text:p>%33,48</text:p>
          </table:table-cell>
          <table:table-cell table:style-name="ce384" table:formula="of:=[.J17]*[.C17]" office:value-type="currency" office:currency="TRY" office:value="2075.55246801269" calcext:value-type="currency">
            <text:p>₺2.075,55</text:p>
          </table:table-cell>
          <table:table-cell table:style-name="ce384" table:formula="of:=[.L14]+[.K17]" office:value-type="currency" office:currency="TRY" office:value="15956.3853107331" calcext:value-type="currency">
            <text:p>₺15.956,39</text:p>
          </table:table-cell>
          <table:table-cell office:value-type="float" office:value="6.43" calcext:value-type="float">
            <text:p>6,43</text:p>
          </table:table-cell>
          <table:table-cell table:style-name="ce384" table:formula="of:=[.K17]/[.M17]" office:value-type="currency" office:currency="TRY" office:value="322.791985694042" calcext:value-type="currency">
            <text:p>₺322,79</text:p>
          </table:table-cell>
          <table:table-cell table:style-name="ce399" table:formula="of:=[.O14]+[.N17]" office:value-type="currency" office:currency="USD" office:value="150967.729180163" calcext:value-type="currency">
            <text:p>$150.967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table:style-name="ce226" table:formula="of:=[$GLR.F24]" office:value-type="currency" office:currency="TRY" office:value="7800" calcext:value-type="currency">
            <text:p>₺7.800,00</text:p>
          </table:table-cell>
          <table:table-cell/>
          <table:table-cell table:style-name="ce386" table:formula="of:=[.H17]/[.$C$6]" office:value-type="percentage" office:value="0.664516157377415" calcext:value-type="percentage">
            <text:p>%66,45</text:p>
          </table:table-cell>
          <table:table-cell table:style-name="ce384" table:formula="of:=[.E18]*[.C18]" office:value-type="currency" office:currency="TRY" office:value="5183.22602754384" calcext:value-type="currency">
            <text:p>₺5.183,23</text:p>
          </table:table-cell>
          <table:table-cell table:style-name="ce384" table:formula="of:=[.G17]+[.F18]" office:value-type="currency" office:currency="TRY" office:value="37422.6007168107" calcext:value-type="currency">
            <text:p>₺37.422,60</text:p>
          </table:table-cell>
          <table:table-cell table:style-name="ce400" table:formula="of:=[.H17]-[.N18]" office:value-type="currency" office:currency="TRY" office:value="298710.008015347" calcext:value-type="currency">
            <text:p>₺298.710,01</text:p>
          </table:table-cell>
          <table:table-cell/>
          <table:table-cell table:style-name="ce386" table:formula="of:=[.O17]/[.$C$6]" office:value-type="percentage" office:value="0.335483842622585" calcext:value-type="percentage">
            <text:p>%33,55</text:p>
          </table:table-cell>
          <table:table-cell table:style-name="ce384" table:formula="of:=[.J18]*[.C18]" office:value-type="currency" office:currency="TRY" office:value="2616.77397245616" calcext:value-type="currency">
            <text:p>₺2.616,77</text:p>
          </table:table-cell>
          <table:table-cell table:style-name="ce384" table:formula="of:=[.L17]+[.K18]" office:value-type="currency" office:currency="TRY" office:value="18573.1592831893" calcext:value-type="currency">
            <text:p>₺18.573,16</text:p>
          </table:table-cell>
          <table:table-cell office:value-type="float" office:value="8.12" calcext:value-type="float">
            <text:p>8,12</text:p>
          </table:table-cell>
          <table:table-cell table:style-name="ce384" table:formula="of:=[.K18]/[.M18]" office:value-type="currency" office:currency="TRY" office:value="322.262804489675" calcext:value-type="currency">
            <text:p>₺322,26</text:p>
          </table:table-cell>
          <table:table-cell table:style-name="ce399" table:formula="of:=[.O17]+[.N18]" office:value-type="currency" office:currency="USD" office:value="151289.991984653" calcext:value-type="currency">
            <text:p>$151.289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62" office:value-type="date" office:date-value="2020-10-30" calcext:value-type="date">
            <text:p>30.10.2020</text:p>
          </table:table-cell>
          <table:table-cell table:style-name="ce211" table:formula="of:=[$GDR.F68]" office:value-type="currency" office:currency="USD" office:value="-2000" calcext:value-type="currency">
            <text:p>-$2.000,00</text:p>
          </table:table-cell>
          <table:table-cell table:style-name="ce384"/>
          <table:table-cell table:style-name="ce386" table:formula="of:=[.H18]/[.$C$6]" office:value-type="percentage" office:value="0.663800017811882" calcext:value-type="percentage">
            <text:p>%66,38</text:p>
          </table:table-cell>
          <table:table-cell table:style-name="ce384" table:formula="of:=[.E19]*[.C19]" office:value-type="currency" office:currency="TRY" office:value="-1327.60003562376" calcext:value-type="currency">
            <text:p>-₺1.327,60</text:p>
          </table:table-cell>
          <table:table-cell table:style-name="ce384" table:formula="of:=[.G18]+[.F19]" office:value-type="currency" office:currency="TRY" office:value="36095.000681187" calcext:value-type="currency">
            <text:p>₺36.095,--</text:p>
          </table:table-cell>
          <table:table-cell table:style-name="ce400" table:formula="of:=[.H18]-[.N19]" office:value-type="currency" office:currency="TRY" office:value="298792.815892733" calcext:value-type="currency">
            <text:p>₺298.792,82</text:p>
          </table:table-cell>
          <table:table-cell/>
          <table:table-cell table:style-name="ce386" table:formula="of:=[.O18]/[.$C$6]" office:value-type="percentage" office:value="0.336199982188118" calcext:value-type="percentage">
            <text:p>%33,62</text:p>
          </table:table-cell>
          <table:table-cell table:style-name="ce384" table:formula="of:=[.J19]*[.C19]" office:value-type="currency" office:currency="TRY" office:value="-672.399964376235" calcext:value-type="currency">
            <text:p>-₺672,40</text:p>
          </table:table-cell>
          <table:table-cell table:style-name="ce384" table:formula="of:=[.L18]+[.K19]" office:value-type="currency" office:currency="TRY" office:value="17900.759318813" calcext:value-type="currency">
            <text:p>₺17.900,76</text:p>
          </table:table-cell>
          <table:table-cell office:value-type="float" office:value="8.12" calcext:value-type="float">
            <text:p>8,12</text:p>
          </table:table-cell>
          <table:table-cell table:style-name="ce384" table:formula="of:=[.K19]/[.M19]" office:value-type="currency" office:currency="TRY" office:value="-82.8078773862359" calcext:value-type="currency">
            <text:p>-₺82,81</text:p>
          </table:table-cell>
          <table:table-cell table:style-name="ce399" table:formula="of:=[.O18]+[.N19]" office:value-type="currency" office:currency="USD" office:value="151207.184107267" calcext:value-type="currency">
            <text:p>$151.207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2" office:value-type="date" office:date-value="2020-12-12" calcext:value-type="date">
            <text:p>12.12.2020</text:p>
          </table:table-cell>
          <table:table-cell table:style-name="ce226" table:formula="of:=[$GLR.F21]+[$GLR.F22]+[$GLR.F30]+[$GLR.F31]" office:value-type="currency" office:currency="TRY" office:value="22500" calcext:value-type="currency">
            <text:p>₺22.500,00</text:p>
          </table:table-cell>
          <table:table-cell/>
          <table:table-cell table:style-name="ce386" table:formula="of:=[.H19]/[.$C$6]" office:value-type="percentage" office:value="0.663984035317185" calcext:value-type="percentage">
            <text:p>%66,40</text:p>
          </table:table-cell>
          <table:table-cell table:style-name="ce384" table:formula="of:=[.E20]*[.C20]" office:value-type="currency" office:currency="TRY" office:value="14939.6407946367" calcext:value-type="currency">
            <text:p>₺14.939,64</text:p>
          </table:table-cell>
          <table:table-cell table:style-name="ce384" table:formula="of:=[.G19]+[.F20]" office:value-type="currency" office:currency="TRY" office:value="51034.6414758236" calcext:value-type="currency">
            <text:p>₺51.034,64</text:p>
          </table:table-cell>
          <table:table-cell table:style-name="ce400" table:formula="of:=[.H19]-[.N20]" office:value-type="currency" office:currency="TRY" office:value="297839.428855487" calcext:value-type="currency">
            <text:p>₺297.839,43</text:p>
          </table:table-cell>
          <table:table-cell/>
          <table:table-cell table:style-name="ce386" table:formula="of:=[.O19]/[.$C$6]" office:value-type="percentage" office:value="0.336015964682815" calcext:value-type="percentage">
            <text:p>%33,60</text:p>
          </table:table-cell>
          <table:table-cell table:style-name="ce384" table:formula="of:=[.J20]*[.C20]" office:value-type="currency" office:currency="TRY" office:value="7560.35920536334" calcext:value-type="currency">
            <text:p>₺7.560,36</text:p>
          </table:table-cell>
          <table:table-cell table:style-name="ce384" table:formula="of:=[.L19]+[.K20]" office:value-type="currency" office:currency="TRY" office:value="25461.1185241764" calcext:value-type="currency">
            <text:p>₺25.461,12</text:p>
          </table:table-cell>
          <table:table-cell office:value-type="float" office:value="7.93" calcext:value-type="float">
            <text:p>7,93</text:p>
          </table:table-cell>
          <table:table-cell table:style-name="ce384" table:formula="of:=[.K20]/[.M20]" office:value-type="currency" office:currency="TRY" office:value="953.387037246322" calcext:value-type="currency">
            <text:p>₺953,39</text:p>
          </table:table-cell>
          <table:table-cell table:style-name="ce399" table:formula="of:=[.O19]+[.N20]" office:value-type="currency" office:currency="USD" office:value="152160.571144513" calcext:value-type="currency">
            <text:p>$152.160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62" office:value-type="date" office:date-value="2020-12-12" calcext:value-type="date">
            <text:p>12.12.2020</text:p>
          </table:table-cell>
          <table:table-cell table:style-name="ce211" table:formula="of:=[$GDR.F77]" office:value-type="currency" office:currency="USD" office:value="-5500" calcext:value-type="currency">
            <text:p>-$5.500,00</text:p>
          </table:table-cell>
          <table:table-cell table:style-name="ce384"/>
          <table:table-cell table:style-name="ce386" table:formula="of:=[.H20]/[.$C$6]" office:value-type="percentage" office:value="0.661865397456638" calcext:value-type="percentage">
            <text:p>%66,19</text:p>
          </table:table-cell>
          <table:table-cell table:style-name="ce384" table:formula="of:=[.E21]*[.C21]" office:value-type="currency" office:currency="TRY" office:value="-3640.25968601151" calcext:value-type="currency">
            <text:p>-₺3.640,26</text:p>
          </table:table-cell>
          <table:table-cell table:style-name="ce384" table:formula="of:=[.G20]+[.F21]" office:value-type="currency" office:currency="TRY" office:value="47394.3817898121" calcext:value-type="currency">
            <text:p>₺47.394,38</text:p>
          </table:table-cell>
          <table:table-cell table:style-name="ce400" table:formula="of:=[.H20]-[.N21]" office:value-type="currency" office:currency="TRY" office:value="298073.94844111" calcext:value-type="currency">
            <text:p>₺298.073,95</text:p>
          </table:table-cell>
          <table:table-cell/>
          <table:table-cell table:style-name="ce386" table:formula="of:=[.O20]/[.$C$6]" office:value-type="percentage" office:value="0.338134602543362" calcext:value-type="percentage">
            <text:p>%33,81</text:p>
          </table:table-cell>
          <table:table-cell table:style-name="ce384" table:formula="of:=[.J21]*[.C21]" office:value-type="currency" office:currency="TRY" office:value="-1859.74031398849" calcext:value-type="currency">
            <text:p>-₺1.859,74</text:p>
          </table:table-cell>
          <table:table-cell table:style-name="ce384" table:formula="of:=[.L20]+[.K21]" office:value-type="currency" office:currency="TRY" office:value="23601.3782101879" calcext:value-type="currency">
            <text:p>₺23.601,38</text:p>
          </table:table-cell>
          <table:table-cell office:value-type="float" office:value="7.93" calcext:value-type="float">
            <text:p>7,93</text:p>
          </table:table-cell>
          <table:table-cell table:style-name="ce384" table:formula="of:=[.K21]/[.M21]" office:value-type="currency" office:currency="TRY" office:value="-234.519585622761" calcext:value-type="currency">
            <text:p>-₺234,52</text:p>
          </table:table-cell>
          <table:table-cell table:style-name="ce399" table:formula="of:=[.O20]+[.N21]" office:value-type="currency" office:currency="USD" office:value="151926.05155889" calcext:value-type="currency">
            <text:p>$151.926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2" office:value-type="date" office:date-value="2020-11-30" calcext:value-type="date">
            <text:p>30.11.2020</text:p>
          </table:table-cell>
          <table:table-cell table:style-name="ce226" table:formula="of:=[$GLR.F28]+[$GLR.F29]" office:value-type="currency" office:currency="TRY" office:value="23000" calcext:value-type="currency">
            <text:p>₺23.000,00</text:p>
          </table:table-cell>
          <table:table-cell/>
          <table:table-cell table:style-name="ce386" table:formula="of:=[.H21]/[.$C$6]" office:value-type="percentage" office:value="0.662386552091355" calcext:value-type="percentage">
            <text:p>%66,24</text:p>
          </table:table-cell>
          <table:table-cell table:style-name="ce384" table:formula="of:=[.E22]*[.C22]" office:value-type="currency" office:currency="TRY" office:value="15234.8906981012" calcext:value-type="currency">
            <text:p>₺15.234,89</text:p>
          </table:table-cell>
          <table:table-cell table:style-name="ce384" table:formula="of:=[.G21]+[.F22]" office:value-type="currency" office:currency="TRY" office:value="62629.2724879133" calcext:value-type="currency">
            <text:p>₺62.629,27</text:p>
          </table:table-cell>
          <table:table-cell table:style-name="ce400" table:formula="of:=[.H21]-[.N22]" office:value-type="currency" office:currency="TRY" office:value="297077.143652676" calcext:value-type="currency">
            <text:p>₺297.077,14</text:p>
          </table:table-cell>
          <table:table-cell/>
          <table:table-cell table:style-name="ce386" table:formula="of:=[.O21]/[.$C$6]" office:value-type="percentage" office:value="0.337613447908645" calcext:value-type="percentage">
            <text:p>%33,76</text:p>
          </table:table-cell>
          <table:table-cell table:style-name="ce384" table:formula="of:=[.J22]*[.C22]" office:value-type="currency" office:currency="TRY" office:value="7765.10930189884" calcext:value-type="currency">
            <text:p>₺7.765,11</text:p>
          </table:table-cell>
          <table:table-cell table:style-name="ce384" table:formula="of:=[.L21]+[.K22]" office:value-type="currency" office:currency="TRY" office:value="31366.4875120867" calcext:value-type="currency">
            <text:p>₺31.366,49</text:p>
          </table:table-cell>
          <table:table-cell office:value-type="float" office:value="7.79" calcext:value-type="float">
            <text:p>7,79</text:p>
          </table:table-cell>
          <table:table-cell table:style-name="ce384" table:formula="of:=[.K22]/[.M22]" office:value-type="currency" office:currency="TRY" office:value="996.80478843374" calcext:value-type="currency">
            <text:p>₺996,80</text:p>
          </table:table-cell>
          <table:table-cell table:style-name="ce399" table:formula="of:=[.O21]+[.N22]" office:value-type="currency" office:currency="USD" office:value="152922.856347324" calcext:value-type="currency">
            <text:p>$152.922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62" office:value-type="date" office:date-value="2020-11-30" calcext:value-type="date">
            <text:p>30.11.2020</text:p>
          </table:table-cell>
          <table:table-cell table:style-name="ce211" table:formula="of:=[$GDR.F89]" office:value-type="currency" office:currency="USD" office:value="-21220" calcext:value-type="currency">
            <text:p>-$21.220,00</text:p>
          </table:table-cell>
          <table:table-cell table:style-name="ce384"/>
          <table:table-cell table:style-name="ce386" table:formula="of:=[.H22]/[.$C$6]" office:value-type="percentage" office:value="0.66017143033928" calcext:value-type="percentage">
            <text:p>%66,02</text:p>
          </table:table-cell>
          <table:table-cell table:style-name="ce384" table:formula="of:=[.E23]*[.C23]" office:value-type="currency" office:currency="TRY" office:value="-14008.8377517995" calcext:value-type="currency">
            <text:p>-₺14.008,84</text:p>
          </table:table-cell>
          <table:table-cell table:style-name="ce384" table:formula="of:=[.G22]+[.F23]" office:value-type="currency" office:currency="TRY" office:value="48620.4347361138" calcext:value-type="currency">
            <text:p>₺48.620,43</text:p>
          </table:table-cell>
          <table:table-cell table:style-name="ce400" table:formula="of:=[.H22]-[.N23]" office:value-type="currency" office:currency="TRY" office:value="298002.838421379" calcext:value-type="currency">
            <text:p>₺298.002,84</text:p>
          </table:table-cell>
          <table:table-cell/>
          <table:table-cell table:style-name="ce386" table:formula="of:=[.O22]/[.$C$6]" office:value-type="percentage" office:value="0.33982856966072" calcext:value-type="percentage">
            <text:p>%33,98</text:p>
          </table:table-cell>
          <table:table-cell table:style-name="ce384" table:formula="of:=[.J23]*[.C23]" office:value-type="currency" office:currency="TRY" office:value="-7211.16224820048" calcext:value-type="currency">
            <text:p>-₺7.211,16</text:p>
          </table:table-cell>
          <table:table-cell table:style-name="ce384" table:formula="of:=[.L22]+[.K23]" office:value-type="currency" office:currency="TRY" office:value="24155.3252638862" calcext:value-type="currency">
            <text:p>₺24.155,33</text:p>
          </table:table-cell>
          <table:table-cell office:value-type="float" office:value="7.79" calcext:value-type="float">
            <text:p>7,79</text:p>
          </table:table-cell>
          <table:table-cell table:style-name="ce384" table:formula="of:=[.K23]/[.M23]" office:value-type="currency" office:currency="TRY" office:value="-925.694768703528" calcext:value-type="currency">
            <text:p>-₺925,69</text:p>
          </table:table-cell>
          <table:table-cell table:style-name="ce399" table:formula="of:=[.O22]+[.N23]" office:value-type="currency" office:currency="USD" office:value="151997.161578621" calcext:value-type="currency">
            <text:p>$151.997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162" office:value-type="date" office:date-value="2022-11-30" calcext:value-type="date">
            <text:p>30.11.2022</text:p>
          </table:table-cell>
          <table:table-cell table:style-name="ce211" table:formula="of:=[$GDR.F62]" office:value-type="currency" office:currency="USD" office:value="-5097.07" calcext:value-type="currency">
            <text:p>-$5.097,07</text:p>
          </table:table-cell>
          <table:table-cell table:style-name="ce384"/>
          <table:table-cell table:style-name="ce386" table:formula="of:=[.H23]/[.$C$6]" office:value-type="percentage" office:value="0.662228529825288" calcext:value-type="percentage">
            <text:p>%66,22</text:p>
          </table:table-cell>
          <table:table-cell table:style-name="ce384" table:formula="of:=[.E24]*[.C24]" office:value-type="currency" office:currency="TRY" office:value="-3375.42517251658" calcext:value-type="currency">
            <text:p>-₺3.375,43</text:p>
          </table:table-cell>
          <table:table-cell table:style-name="ce384" table:formula="of:=[.G23]+[.F24]" office:value-type="currency" office:currency="TRY" office:value="45245.0095635972" calcext:value-type="currency">
            <text:p>₺45.245,01</text:p>
          </table:table-cell>
          <table:table-cell table:style-name="ce400" table:formula="of:=[.H23]-[.N24]" office:value-type="currency" office:currency="TRY" office:value="298198.70245181" calcext:value-type="currency">
            <text:p>₺298.198,70</text:p>
          </table:table-cell>
          <table:table-cell/>
          <table:table-cell table:style-name="ce386" table:formula="of:=[.O23]/[.$C$6]" office:value-type="percentage" office:value="0.337771470174712" calcext:value-type="percentage">
            <text:p>%33,78</text:p>
          </table:table-cell>
          <table:table-cell table:style-name="ce384" table:formula="of:=[.J24]*[.C24]" office:value-type="currency" office:currency="TRY" office:value="-1721.64482748342" calcext:value-type="currency">
            <text:p>-₺1.721,64</text:p>
          </table:table-cell>
          <table:table-cell table:style-name="ce384" table:formula="of:=[.L23]+[.K24]" office:value-type="currency" office:currency="TRY" office:value="22433.6804364028" calcext:value-type="currency">
            <text:p>₺22.433,68</text:p>
          </table:table-cell>
          <table:table-cell office:value-type="float" office:value="8.79" calcext:value-type="float">
            <text:p>8,79</text:p>
          </table:table-cell>
          <table:table-cell table:style-name="ce384" table:formula="of:=[.K24]/[.M24]" office:value-type="currency" office:currency="TRY" office:value="-195.864030430423" calcext:value-type="currency">
            <text:p>-₺195,86</text:p>
          </table:table-cell>
          <table:table-cell table:style-name="ce399" table:formula="of:=[.O23]+[.N24]" office:value-type="currency" office:currency="USD" office:value="151801.29754819" calcext:value-type="currency">
            <text:p>$151.801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2" office:value-type="date" office:date-value="2020-04-01" calcext:value-type="date">
            <text:p>01.04.2020</text:p>
          </table:table-cell>
          <table:table-cell table:style-name="ce226" table:formula="of:=[$GLR.F19]" office:value-type="currency" office:currency="TRY" office:value="5000" calcext:value-type="currency">
            <text:p>₺5.000,00</text:p>
          </table:table-cell>
          <table:table-cell/>
          <table:table-cell table:style-name="ce386" table:formula="of:=[.H24]/[.$C$6]" office:value-type="percentage" office:value="0.662663783226244" calcext:value-type="percentage">
            <text:p>%66,27</text:p>
          </table:table-cell>
          <table:table-cell table:style-name="ce384" table:formula="of:=[.E25]*[.C25]" office:value-type="currency" office:currency="TRY" office:value="3313.31891613122" calcext:value-type="currency">
            <text:p>₺3.313,32</text:p>
          </table:table-cell>
          <table:table-cell table:style-name="ce384" table:formula="of:=[.G24]+[.F25]" office:value-type="currency" office:currency="TRY" office:value="48558.3284797284" calcext:value-type="currency">
            <text:p>₺48.558,33</text:p>
          </table:table-cell>
          <table:table-cell table:style-name="ce400" table:formula="of:=[.H24]-[.N25]" office:value-type="currency" office:currency="TRY" office:value="298026.416334969" calcext:value-type="currency">
            <text:p>₺298.026,42</text:p>
          </table:table-cell>
          <table:table-cell/>
          <table:table-cell table:style-name="ce386" table:formula="of:=[.O24]/[.$C$6]" office:value-type="percentage" office:value="0.337336216773756" calcext:value-type="percentage">
            <text:p>%33,73</text:p>
          </table:table-cell>
          <table:table-cell table:style-name="ce384" table:formula="of:=[.J25]*[.C25]" office:value-type="currency" office:currency="TRY" office:value="1686.68108386878" calcext:value-type="currency">
            <text:p>₺1.686,68</text:p>
          </table:table-cell>
          <table:table-cell table:style-name="ce384" table:formula="of:=[.L24]+[.K25]" office:value-type="currency" office:currency="TRY" office:value="24120.3615202716" calcext:value-type="currency">
            <text:p>₺24.120,36</text:p>
          </table:table-cell>
          <table:table-cell office:value-type="float" office:value="9.79" calcext:value-type="float">
            <text:p>9,79</text:p>
          </table:table-cell>
          <table:table-cell table:style-name="ce384" table:formula="of:=[.K25]/[.M25]" office:value-type="currency" office:currency="TRY" office:value="172.286116840529" calcext:value-type="currency">
            <text:p>₺172,29</text:p>
          </table:table-cell>
          <table:table-cell table:style-name="ce399" table:formula="of:=[.O24]+[.N25]" office:value-type="currency" office:currency="USD" office:value="151973.583665031" calcext:value-type="currency">
            <text:p>$151.973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62" office:value-type="date" office:date-value="2020-04-01" calcext:value-type="date">
            <text:p>01.04.2020</text:p>
          </table:table-cell>
          <table:table-cell table:style-name="ce211" table:formula="of:=[$GDR.F94]" office:value-type="currency" office:currency="USD" office:value="-43079.224" calcext:value-type="currency">
            <text:p>-$43.079,22</text:p>
          </table:table-cell>
          <table:table-cell table:style-name="ce384"/>
          <table:table-cell table:style-name="ce386" table:formula="of:=[.H25]/[.$C$6]" office:value-type="percentage" office:value="0.662280925188821" calcext:value-type="percentage">
            <text:p>%66,23</text:p>
          </table:table-cell>
          <table:table-cell table:style-name="ce384" table:formula="of:=[.E26]*[.C26]" office:value-type="currency" office:currency="TRY" office:value="-28530.5483271365" calcext:value-type="currency">
            <text:p>-₺28.530,55</text:p>
          </table:table-cell>
          <table:table-cell table:style-name="ce384" table:formula="of:=[.G25]+[.F26]" office:value-type="currency" office:currency="TRY" office:value="20027.780152592" calcext:value-type="currency">
            <text:p>₺20.027,78</text:p>
          </table:table-cell>
          <table:table-cell table:style-name="ce400" table:formula="of:=[.H25]-[.N26]" office:value-type="currency" office:currency="TRY" office:value="300244.202260711" calcext:value-type="currency">
            <text:p>₺300.244,20</text:p>
          </table:table-cell>
          <table:table-cell/>
          <table:table-cell table:style-name="ce386" table:formula="of:=[.O25]/[.$C$6]" office:value-type="percentage" office:value="0.337719074811179" calcext:value-type="percentage">
            <text:p>%33,77</text:p>
          </table:table-cell>
          <table:table-cell table:style-name="ce384" table:formula="of:=[.J26]*[.C26]" office:value-type="currency" office:currency="TRY" office:value="-14548.6756728635" calcext:value-type="currency">
            <text:p>-₺14.548,68</text:p>
          </table:table-cell>
          <table:table-cell table:style-name="ce384" table:formula="of:=[.L25]+[.K26]" office:value-type="currency" office:currency="TRY" office:value="9571.68584740803" calcext:value-type="currency">
            <text:p>₺9.571,69</text:p>
          </table:table-cell>
          <table:table-cell office:value-type="float" office:value="6.56" calcext:value-type="float">
            <text:p>6,56</text:p>
          </table:table-cell>
          <table:table-cell table:style-name="ce384" table:formula="of:=[.K26]/[.M26]" office:value-type="currency" office:currency="TRY" office:value="-2217.78592574139" calcext:value-type="currency">
            <text:p>-₺2.217,79</text:p>
          </table:table-cell>
          <table:table-cell table:style-name="ce399" table:formula="of:=[.O25]+[.N26]" office:value-type="currency" office:currency="USD" office:value="149755.797739289" calcext:value-type="currency">
            <text:p>$149.755,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85"/>
          <table:table-cell table:number-columns-repeated="4"/>
          <table:table-cell table:style-name="ce385"/>
          <table:table-cell table:style-name="ce384"/>
          <table:table-cell table:style-name="ce401" table:formula="of:=[.L26]+[.G26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 table:style-name="ce167" office:value-type="float" office:value="2021" calcext:value-type="float">
            <text:p>2021</text:p>
          </table:table-cell>
          <table:table-cell table:style-name="ce167"/>
          <table:table-cell table:number-columns-repeated="2"/>
          <table:table-cell table:style-name="ce385"/>
          <table:table-cell table:number-columns-repeated="4"/>
          <table:table-cell table:style-name="ce385"/>
          <table:table-cell table:number-columns-repeated="7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62" office:value-type="date" office:date-value="2021-04-30" calcext:value-type="date">
            <text:p>30.04.2021</text:p>
          </table:table-cell>
          <table:table-cell table:style-name="ce226" table:formula="of:=[$GLR.F39]" office:value-type="currency" office:currency="TRY" office:value="6800" calcext:value-type="currency">
            <text:p>₺6.800,00</text:p>
          </table:table-cell>
          <table:table-cell table:style-name="ce384"/>
          <table:table-cell table:style-name="ce386" table:formula="of:=[.H26]/[.$C$6]" office:value-type="percentage" office:value="0.667209338357135" calcext:value-type="percentage">
            <text:p>%66,72</text:p>
          </table:table-cell>
          <table:table-cell table:style-name="ce384" table:formula="of:=[.E29]*[.C29]" office:value-type="currency" office:currency="TRY" office:value="4537.02350082852" calcext:value-type="currency">
            <text:p>₺4.537,02</text:p>
          </table:table-cell>
          <table:table-cell table:style-name="ce384" table:formula="of:=[.G26]+[.F29]" office:value-type="currency" office:currency="TRY" office:value="24564.8036534205" calcext:value-type="currency">
            <text:p>₺24.564,80</text:p>
          </table:table-cell>
          <table:table-cell table:style-name="ce400" table:formula="of:=[.H26]-[.N29]" office:value-type="currency" office:currency="TRY" office:value="299967.216153101" calcext:value-type="currency">
            <text:p>₺299.967,22</text:p>
          </table:table-cell>
          <table:table-cell/>
          <table:table-cell table:style-name="ce386" table:formula="of:=[.O26]/[.$C$6]" office:value-type="percentage" office:value="0.332790661642865" calcext:value-type="percentage">
            <text:p>%33,28</text:p>
          </table:table-cell>
          <table:table-cell table:style-name="ce384" table:formula="of:=[.J29]*[.C29]" office:value-type="currency" office:currency="TRY" office:value="2262.97649917148" calcext:value-type="currency">
            <text:p>₺2.262,98</text:p>
          </table:table-cell>
          <table:table-cell table:style-name="ce384" table:formula="of:=[.L26]+[.K29]" office:value-type="currency" office:currency="TRY" office:value="11834.6623465795" calcext:value-type="currency">
            <text:p>₺11.834,66</text:p>
          </table:table-cell>
          <table:table-cell office:value-type="float" office:value="8.17" calcext:value-type="float">
            <text:p>8,17</text:p>
          </table:table-cell>
          <table:table-cell table:style-name="ce384" table:formula="of:=[.K29]/[.M29]" office:value-type="currency" office:currency="TRY" office:value="276.986107609728" calcext:value-type="currency">
            <text:p>₺276,99</text:p>
          </table:table-cell>
          <table:table-cell table:style-name="ce399" table:formula="of:=[.O26]+[.N29]" office:value-type="currency" office:currency="USD" office:value="150032.783846899" calcext:value-type="currency">
            <text:p>$150.032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1-03-30" calcext:value-type="date">
            <text:p>30.03.2021</text:p>
          </table:table-cell>
          <table:table-cell table:style-name="ce226" table:formula="of:=[$GLR.F36]+[$GLR.F37]" office:value-type="currency" office:currency="TRY" office:value="12000" calcext:value-type="currency">
            <text:p>₺12.000,00</text:p>
          </table:table-cell>
          <table:table-cell table:style-name="ce384"/>
          <table:table-cell table:style-name="ce386" table:formula="of:=[.H29]/[.$C$6]" office:value-type="percentage" office:value="0.666593813673558" calcext:value-type="percentage">
            <text:p>%66,66</text:p>
          </table:table-cell>
          <table:table-cell table:style-name="ce384" table:formula="of:=[.E30]*[.C30]" office:value-type="currency" office:currency="TRY" office:value="7999.1257640827" calcext:value-type="currency">
            <text:p>₺7.999,13</text:p>
          </table:table-cell>
          <table:table-cell table:style-name="ce384" table:formula="of:=[.G29]+[.F30]" office:value-type="currency" office:currency="TRY" office:value="32563.9294175032" calcext:value-type="currency">
            <text:p>₺32.563,93</text:p>
          </table:table-cell>
          <table:table-cell table:style-name="ce400" table:formula="of:=[.H29]-[.N30]" office:value-type="currency" office:currency="TRY" office:value="299473.890106749" calcext:value-type="currency">
            <text:p>₺299.473,89</text:p>
          </table:table-cell>
          <table:table-cell/>
          <table:table-cell table:style-name="ce386" table:formula="of:=[.O29]/[.$C$6]" office:value-type="percentage" office:value="0.333406186326442" calcext:value-type="percentage">
            <text:p>%33,34</text:p>
          </table:table-cell>
          <table:table-cell table:style-name="ce384" table:formula="of:=[.J30]*[.C30]" office:value-type="currency" office:currency="TRY" office:value="4000.87423591731" calcext:value-type="currency">
            <text:p>₺4.000,87</text:p>
          </table:table-cell>
          <table:table-cell table:style-name="ce384" table:formula="of:=[.L29]+[.K30]" office:value-type="currency" office:currency="TRY" office:value="15835.5365824968" calcext:value-type="currency">
            <text:p>₺15.835,54</text:p>
          </table:table-cell>
          <table:table-cell office:value-type="float" office:value="8.11" calcext:value-type="float">
            <text:p>8,11</text:p>
          </table:table-cell>
          <table:table-cell table:style-name="ce384" table:formula="of:=[.K30]/[.M30]" office:value-type="currency" office:currency="TRY" office:value="493.326046352319" calcext:value-type="currency">
            <text:p>₺493,33</text:p>
          </table:table-cell>
          <table:table-cell table:style-name="ce399" table:formula="of:=[.O29]+[.N30]" office:value-type="currency" office:currency="USD" office:value="150526.109893251" calcext:value-type="currency">
            <text:p>$150.526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62" office:value-type="date" office:date-value="2021-09-18" calcext:value-type="date">
            <text:p>18.09.2021</text:p>
          </table:table-cell>
          <table:table-cell table:style-name="ce226" table:formula="of:=[$GLR.F41]" office:value-type="currency" office:currency="TRY" office:value="24000" calcext:value-type="currency">
            <text:p>₺24.000,00</text:p>
          </table:table-cell>
          <table:table-cell table:style-name="ce384"/>
          <table:table-cell table:style-name="ce386" table:formula="of:=[.H30]/[.$C$6]" office:value-type="percentage" office:value="0.665497533570553" calcext:value-type="percentage">
            <text:p>%66,55</text:p>
          </table:table-cell>
          <table:table-cell table:style-name="ce384" table:formula="of:=[.E31]*[.C31]" office:value-type="currency" office:currency="TRY" office:value="15971.9408056933" calcext:value-type="currency">
            <text:p>₺15.971,94</text:p>
          </table:table-cell>
          <table:table-cell table:style-name="ce384" table:formula="of:=[.G30]+[.F31]" office:value-type="currency" office:currency="TRY" office:value="48535.8702231964" calcext:value-type="currency">
            <text:p>₺48.535,87</text:p>
          </table:table-cell>
          <table:table-cell table:style-name="ce400" table:formula="of:=[.H30]-[.N31]" office:value-type="currency" office:currency="TRY" office:value="298536.032724236" calcext:value-type="currency">
            <text:p>₺298.536,03</text:p>
          </table:table-cell>
          <table:table-cell/>
          <table:table-cell table:style-name="ce386" table:formula="of:=[.O30]/[.$C$6]" office:value-type="percentage" office:value="0.334502466429447" calcext:value-type="percentage">
            <text:p>%33,45</text:p>
          </table:table-cell>
          <table:table-cell table:style-name="ce384" table:formula="of:=[.J31]*[.C31]" office:value-type="currency" office:currency="TRY" office:value="8028.05919430674" calcext:value-type="currency">
            <text:p>₺8.028,06</text:p>
          </table:table-cell>
          <table:table-cell table:style-name="ce384" table:formula="of:=[.L30]+[.K31]" office:value-type="currency" office:currency="TRY" office:value="23863.5957768036" calcext:value-type="currency">
            <text:p>₺23.863,60</text:p>
          </table:table-cell>
          <table:table-cell office:value-type="float" office:value="8.56" calcext:value-type="float">
            <text:p>8,56</text:p>
          </table:table-cell>
          <table:table-cell table:style-name="ce384" table:formula="of:=[.K31]/[.M31]" office:value-type="currency" office:currency="TRY" office:value="937.857382512469" calcext:value-type="currency">
            <text:p>₺937,86</text:p>
          </table:table-cell>
          <table:table-cell table:style-name="ce399" table:formula="of:=[.O30]+[.N31]" office:value-type="currency" office:currency="USD" office:value="151463.967275764" calcext:value-type="currency">
            <text:p>$151.463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62" office:value-type="date" office:date-value="2021-06-05" calcext:value-type="date">
            <text:p>05.06.2021</text:p>
          </table:table-cell>
          <table:table-cell table:style-name="ce226" table:formula="of:=[$GLR.F42]+[$GLR.F43]+[$GLR.F44]" office:value-type="currency" office:currency="TRY" office:value="7500" calcext:value-type="currency">
            <text:p>₺7.500,00</text:p>
          </table:table-cell>
          <table:table-cell table:style-name="ce384"/>
          <table:table-cell table:style-name="ce386" table:formula="of:=[.H31]/[.$C$6]" office:value-type="percentage" office:value="0.663413406053858" calcext:value-type="percentage">
            <text:p>%66,34</text:p>
          </table:table-cell>
          <table:table-cell table:style-name="ce384" table:formula="of:=[.E32]*[.C32]" office:value-type="currency" office:currency="TRY" office:value="4975.60054540394" calcext:value-type="currency">
            <text:p>₺4.975,60</text:p>
          </table:table-cell>
          <table:table-cell table:style-name="ce384" table:formula="of:=[.G31]+[.F32]" office:value-type="currency" office:currency="TRY" office:value="53511.4707686004" calcext:value-type="currency">
            <text:p>₺53.511,47</text:p>
          </table:table-cell>
          <table:table-cell table:style-name="ce400" table:formula="of:=[.H31]-[.N32]" office:value-type="currency" office:currency="TRY" office:value="298243.178959202" calcext:value-type="currency">
            <text:p>₺298.243,18</text:p>
          </table:table-cell>
          <table:table-cell/>
          <table:table-cell table:style-name="ce386" table:formula="of:=[.O31]/[.$C$6]" office:value-type="percentage" office:value="0.336586593946142" calcext:value-type="percentage">
            <text:p>%33,66</text:p>
          </table:table-cell>
          <table:table-cell table:style-name="ce384" table:formula="of:=[.J32]*[.C32]" office:value-type="currency" office:currency="TRY" office:value="2524.39945459606" calcext:value-type="currency">
            <text:p>₺2.524,40</text:p>
          </table:table-cell>
          <table:table-cell table:style-name="ce384" table:formula="of:=[.L31]+[.K32]" office:value-type="currency" office:currency="TRY" office:value="26387.9952313996" calcext:value-type="currency">
            <text:p>₺26.388,--</text:p>
          </table:table-cell>
          <table:table-cell office:value-type="float" office:value="8.62" calcext:value-type="float">
            <text:p>8,62</text:p>
          </table:table-cell>
          <table:table-cell table:style-name="ce384" table:formula="of:=[.K32]/[.M32]" office:value-type="currency" office:currency="TRY" office:value="292.853765034346" calcext:value-type="currency">
            <text:p>₺292,85</text:p>
          </table:table-cell>
          <table:table-cell table:style-name="ce399" table:formula="of:=[.O31]+[.N32]" office:value-type="currency" office:currency="USD" office:value="151756.821040798" calcext:value-type="currency">
            <text:p>$151.756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62" office:value-type="date" office:date-value="2021-08-30" calcext:value-type="date">
            <text:p>30.08.2021</text:p>
          </table:table-cell>
          <table:table-cell table:style-name="ce226" table:formula="of:=[$GLR.F46]" office:value-type="currency" office:currency="TRY" office:value="28800" calcext:value-type="currency">
            <text:p>₺28.800,00</text:p>
          </table:table-cell>
          <table:table-cell table:style-name="ce384"/>
          <table:table-cell table:style-name="ce386" table:formula="of:=[.H32]/[.$C$6]" office:value-type="percentage" office:value="0.662762619909338" calcext:value-type="percentage">
            <text:p>%66,28</text:p>
          </table:table-cell>
          <table:table-cell table:style-name="ce384" table:formula="of:=[.E33]*[.C33]" office:value-type="currency" office:currency="TRY" office:value="19087.5634533889" calcext:value-type="currency">
            <text:p>₺19.087,56</text:p>
          </table:table-cell>
          <table:table-cell table:style-name="ce384" table:formula="of:=[.G32]+[.F33]" office:value-type="currency" office:currency="TRY" office:value="72599.0342219893" calcext:value-type="currency">
            <text:p>₺72.599,03</text:p>
          </table:table-cell>
          <table:table-cell table:style-name="ce400" table:formula="of:=[.H32]-[.N33]" office:value-type="currency" office:currency="TRY" office:value="297082.792275019" calcext:value-type="currency">
            <text:p>₺297.082,79</text:p>
          </table:table-cell>
          <table:table-cell/>
          <table:table-cell table:style-name="ce386" table:formula="of:=[.O32]/[.$C$6]" office:value-type="percentage" office:value="0.337237380090662" calcext:value-type="percentage">
            <text:p>%33,72</text:p>
          </table:table-cell>
          <table:table-cell table:style-name="ce384" table:formula="of:=[.J33]*[.C33]" office:value-type="currency" office:currency="TRY" office:value="9712.43654661108" calcext:value-type="currency">
            <text:p>₺9.712,44</text:p>
          </table:table-cell>
          <table:table-cell table:style-name="ce384" table:formula="of:=[.L32]+[.K33]" office:value-type="currency" office:currency="TRY" office:value="36100.4317780107" calcext:value-type="currency">
            <text:p>₺36.100,43</text:p>
          </table:table-cell>
          <table:table-cell office:value-type="float" office:value="8.37" calcext:value-type="float">
            <text:p>8,37</text:p>
          </table:table-cell>
          <table:table-cell table:style-name="ce384" table:formula="of:=[.K33]/[.M33]" office:value-type="currency" office:currency="TRY" office:value="1160.38668418292" calcext:value-type="currency">
            <text:p>₺1.160,39</text:p>
          </table:table-cell>
          <table:table-cell table:style-name="ce399" table:formula="of:=[.O32]+[.N33]" office:value-type="currency" office:currency="USD" office:value="152917.207724981" calcext:value-type="currency">
            <text:p>$152.917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62" office:value-type="date" office:date-value="2021-11-29" calcext:value-type="date">
            <text:p>29.11.2021</text:p>
          </table:table-cell>
          <table:table-cell table:style-name="ce226" table:formula="of:=[$GLR.F48]" office:value-type="currency" office:currency="TRY" office:value="43160" calcext:value-type="currency">
            <text:p>₺43.160,00</text:p>
          </table:table-cell>
          <table:table-cell table:style-name="ce384"/>
          <table:table-cell table:style-name="ce386" table:formula="of:=[.H33]/[.$C$6]" office:value-type="percentage" office:value="0.660183982833376" calcext:value-type="percentage">
            <text:p>%66,02</text:p>
          </table:table-cell>
          <table:table-cell table:style-name="ce384" table:formula="of:=[.E34]*[.C34]" office:value-type="currency" office:currency="TRY" office:value="28493.5406990885" calcext:value-type="currency">
            <text:p>₺28.493,54</text:p>
          </table:table-cell>
          <table:table-cell table:style-name="ce384" table:formula="of:=[.G33]+[.F34]" office:value-type="currency" office:currency="TRY" office:value="101092.574921078" calcext:value-type="currency">
            <text:p>₺101.092,57</text:p>
          </table:table-cell>
          <table:table-cell table:style-name="ce400" table:formula="of:=[.H33]-[.N34]" office:value-type="currency" office:currency="TRY" office:value="295867.67551438" calcext:value-type="currency">
            <text:p>₺295.867,68</text:p>
          </table:table-cell>
          <table:table-cell/>
          <table:table-cell table:style-name="ce386" table:formula="of:=[.O33]/[.$C$6]" office:value-type="percentage" office:value="0.339816017166624" calcext:value-type="percentage">
            <text:p>%33,98</text:p>
          </table:table-cell>
          <table:table-cell table:style-name="ce384" table:formula="of:=[.J34]*[.C34]" office:value-type="currency" office:currency="TRY" office:value="14666.4593009115" calcext:value-type="currency">
            <text:p>₺14.666,46</text:p>
          </table:table-cell>
          <table:table-cell table:style-name="ce384" table:formula="of:=[.L33]+[.K34]" office:value-type="currency" office:currency="TRY" office:value="50766.8910789222" calcext:value-type="currency">
            <text:p>₺50.766,89</text:p>
          </table:table-cell>
          <table:table-cell office:value-type="float" office:value="12.07" calcext:value-type="float">
            <text:p>12,07</text:p>
          </table:table-cell>
          <table:table-cell table:style-name="ce384" table:formula="of:=[.K34]/[.M34]" office:value-type="currency" office:currency="TRY" office:value="1215.1167606389" calcext:value-type="currency">
            <text:p>₺1.215,12</text:p>
          </table:table-cell>
          <table:table-cell table:style-name="ce399" table:formula="of:=[.O33]+[.N34]" office:value-type="currency" office:currency="USD" office:value="154132.32448562" calcext:value-type="currency">
            <text:p>$154.132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05" calcext:value-type="date">
            <text:p>05.08.2021</text:p>
          </table:table-cell>
          <table:table-cell table:style-name="ce226" table:formula="of:=[$GLR.F50]" office:value-type="currency" office:currency="TRY" office:value="30000" calcext:value-type="currency">
            <text:p>₺30.000,00</text:p>
          </table:table-cell>
          <table:table-cell table:style-name="ce384"/>
          <table:table-cell table:style-name="ce386" table:formula="of:=[.H34]/[.$C$6]" office:value-type="percentage" office:value="0.657483723365289" calcext:value-type="percentage">
            <text:p>%65,75</text:p>
          </table:table-cell>
          <table:table-cell table:style-name="ce384" table:formula="of:=[.E35]*[.C35]" office:value-type="currency" office:currency="TRY" office:value="19724.5117009587" calcext:value-type="currency">
            <text:p>₺19.724,51</text:p>
          </table:table-cell>
          <table:table-cell table:style-name="ce384" table:formula="of:=[.G34]+[.F35]" office:value-type="currency" office:currency="TRY" office:value="120817.086622036" calcext:value-type="currency">
            <text:p>₺120.817,09</text:p>
          </table:table-cell>
          <table:table-cell table:style-name="ce400" table:formula="of:=[.H34]-[.N35]" office:value-type="currency" office:currency="TRY" office:value="294645.857642913" calcext:value-type="currency">
            <text:p>₺294.645,86</text:p>
          </table:table-cell>
          <table:table-cell/>
          <table:table-cell table:style-name="ce386" table:formula="of:=[.O34]/[.$C$6]" office:value-type="percentage" office:value="0.342516276634711" calcext:value-type="percentage">
            <text:p>%34,25</text:p>
          </table:table-cell>
          <table:table-cell table:style-name="ce384" table:formula="of:=[.J35]*[.C35]" office:value-type="currency" office:currency="TRY" office:value="10275.4882990413" calcext:value-type="currency">
            <text:p>₺10.275,49</text:p>
          </table:table-cell>
          <table:table-cell table:style-name="ce384" table:formula="of:=[.L34]+[.K35]" office:value-type="currency" office:currency="TRY" office:value="61042.3793779635" calcext:value-type="currency">
            <text:p>₺61.042,38</text:p>
          </table:table-cell>
          <table:table-cell office:value-type="float" office:value="8.41" calcext:value-type="float">
            <text:p>8,41</text:p>
          </table:table-cell>
          <table:table-cell table:style-name="ce384" table:formula="of:=[.K35]/[.M35]" office:value-type="currency" office:currency="TRY" office:value="1221.81787146746" calcext:value-type="currency">
            <text:p>₺1.221,82</text:p>
          </table:table-cell>
          <table:table-cell table:style-name="ce399" table:formula="of:=[.O34]+[.N35]" office:value-type="currency" office:currency="USD" office:value="155354.142357087" calcext:value-type="currency">
            <text:p>$155.354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62" office:value-type="date" office:date-value="2021-08-15" calcext:value-type="date">
            <text:p>15.08.2021</text:p>
          </table:table-cell>
          <table:table-cell table:style-name="ce211" table:formula="of:=[$GDR.F132]" office:value-type="currency" office:currency="USD" office:value="-15585" calcext:value-type="currency">
            <text:p>-$15.585,00</text:p>
          </table:table-cell>
          <table:table-cell table:style-name="ce384"/>
          <table:table-cell table:style-name="ce386" table:formula="of:=[.H35]/[.$C$6]" office:value-type="percentage" office:value="0.654768572539806" calcext:value-type="percentage">
            <text:p>%65,48</text:p>
          </table:table-cell>
          <table:table-cell table:style-name="ce384" table:formula="of:=[.E36]*[.C36]" office:value-type="currency" office:currency="TRY" office:value="-10204.5682030329" calcext:value-type="currency">
            <text:p>-₺10.204,57</text:p>
          </table:table-cell>
          <table:table-cell table:style-name="ce384" table:formula="of:=[.G35]+[.F36]" office:value-type="currency" office:currency="TRY" office:value="110612.518419004" calcext:value-type="currency">
            <text:p>₺110.612,52</text:p>
          </table:table-cell>
          <table:table-cell table:style-name="ce400" table:formula="of:=[.H35]-[.N36]" office:value-type="currency" office:currency="TRY" office:value="295276.623386989" calcext:value-type="currency">
            <text:p>₺295.276,62</text:p>
          </table:table-cell>
          <table:table-cell/>
          <table:table-cell table:style-name="ce386" table:formula="of:=[.O35]/[.$C$6]" office:value-type="percentage" office:value="0.345231427460194" calcext:value-type="percentage">
            <text:p>%34,52</text:p>
          </table:table-cell>
          <table:table-cell table:style-name="ce384" table:formula="of:=[.J36]*[.C36]" office:value-type="currency" office:currency="TRY" office:value="-5380.43179696713" calcext:value-type="currency">
            <text:p>-₺5.380,43</text:p>
          </table:table-cell>
          <table:table-cell table:style-name="ce384" table:formula="of:=[.L35]+[.K36]" office:value-type="currency" office:currency="TRY" office:value="55661.9475809964" calcext:value-type="currency">
            <text:p>₺55.661,95</text:p>
          </table:table-cell>
          <table:table-cell office:value-type="float" office:value="8.53" calcext:value-type="float">
            <text:p>8,53</text:p>
          </table:table-cell>
          <table:table-cell table:style-name="ce384" table:formula="of:=[.K36]/[.M36]" office:value-type="currency" office:currency="TRY" office:value="-630.765744075865" calcext:value-type="currency">
            <text:p>-₺630,77</text:p>
          </table:table-cell>
          <table:table-cell table:style-name="ce399" table:formula="of:=[.O35]+[.N36]" office:value-type="currency" office:currency="USD" office:value="154723.376613012" calcext:value-type="currency">
            <text:p>$154.723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601-21</text:p>
          </table:table-cell>
          <table:table-cell table:style-name="ce162" office:value-type="date" office:date-value="2021-08-15" calcext:value-type="date">
            <text:p>15.08.2021</text:p>
          </table:table-cell>
          <table:table-cell table:style-name="ce211" table:formula="of:=[$GDR.F145]" office:value-type="currency" office:currency="USD" office:value="-12305" calcext:value-type="currency">
            <text:p>-$12.305,00</text:p>
          </table:table-cell>
          <table:table-cell table:style-name="ce384"/>
          <table:table-cell table:style-name="ce386" table:formula="of:=[.H36]/[.$C$6]" office:value-type="percentage" office:value="0.656170274193308" calcext:value-type="percentage">
            <text:p>%65,62</text:p>
          </table:table-cell>
          <table:table-cell table:style-name="ce384" table:formula="of:=[.E37]*[.C37]" office:value-type="currency" office:currency="TRY" office:value="-8074.17522394865" calcext:value-type="currency">
            <text:p>-₺8.074,18</text:p>
          </table:table-cell>
          <table:table-cell table:style-name="ce384" table:formula="of:=[.G36]+[.F37]" office:value-type="currency" office:currency="TRY" office:value="102538.343195055" calcext:value-type="currency">
            <text:p>₺102.538,34</text:p>
          </table:table-cell>
          <table:table-cell table:style-name="ce400" table:formula="of:=[.H36]-[.N37]" office:value-type="currency" office:currency="TRY" office:value="295772.616912903" calcext:value-type="currency">
            <text:p>₺295.772,62</text:p>
          </table:table-cell>
          <table:table-cell/>
          <table:table-cell table:style-name="ce386" table:formula="of:=[.O36]/[.$C$6]" office:value-type="percentage" office:value="0.343829725806692" calcext:value-type="percentage">
            <text:p>%34,38</text:p>
          </table:table-cell>
          <table:table-cell table:style-name="ce384" table:formula="of:=[.J37]*[.C37]" office:value-type="currency" office:currency="TRY" office:value="-4230.82477605135" calcext:value-type="currency">
            <text:p>-₺4.230,82</text:p>
          </table:table-cell>
          <table:table-cell table:style-name="ce384" table:formula="of:=[.L36]+[.K37]" office:value-type="currency" office:currency="TRY" office:value="51431.1228049451" calcext:value-type="currency">
            <text:p>₺51.431,12</text:p>
          </table:table-cell>
          <table:table-cell office:value-type="float" office:value="8.53" calcext:value-type="float">
            <text:p>8,53</text:p>
          </table:table-cell>
          <table:table-cell table:style-name="ce384" table:formula="of:=[.K37]/[.M37]" office:value-type="currency" office:currency="TRY" office:value="-495.993525914578" calcext:value-type="currency">
            <text:p>-₺495,99</text:p>
          </table:table-cell>
          <table:table-cell table:style-name="ce399" table:formula="of:=[.O36]+[.N37]" office:value-type="currency" office:currency="USD" office:value="154227.383087097" calcext:value-type="currency">
            <text:p>$154.227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62" office:value-type="date" office:date-value="2021-08-15" calcext:value-type="date">
            <text:p>15.08.2021</text:p>
          </table:table-cell>
          <table:table-cell table:style-name="ce211" table:formula="of:=[$GDR.F118]" office:value-type="currency" office:currency="USD" office:value="-4179.31" calcext:value-type="currency">
            <text:p>-$4.179,31</text:p>
          </table:table-cell>
          <table:table-cell table:style-name="ce384"/>
          <table:table-cell table:style-name="ce386" table:formula="of:=[.H37]/[.$C$6]" office:value-type="percentage" office:value="0.657272482028673" calcext:value-type="percentage">
            <text:p>%65,73</text:p>
          </table:table-cell>
          <table:table-cell table:style-name="ce384" table:formula="of:=[.E38]*[.C38]" office:value-type="currency" office:currency="TRY" office:value="-2746.94545686726" calcext:value-type="currency">
            <text:p>-₺2.746,95</text:p>
          </table:table-cell>
          <table:table-cell table:style-name="ce384" table:formula="of:=[.G37]+[.F38]" office:value-type="currency" office:currency="TRY" office:value="99791.3977381877" calcext:value-type="currency">
            <text:p>₺99.791,40</text:p>
          </table:table-cell>
          <table:table-cell table:style-name="ce400" table:formula="of:=[.H37]-[.N38]" office:value-type="currency" office:currency="TRY" office:value="295940.537726869" calcext:value-type="currency">
            <text:p>₺295.940,54</text:p>
          </table:table-cell>
          <table:table-cell/>
          <table:table-cell table:style-name="ce386" table:formula="of:=[.O37]/[.$C$6]" office:value-type="percentage" office:value="0.342727517971327" calcext:value-type="percentage">
            <text:p>%34,27</text:p>
          </table:table-cell>
          <table:table-cell table:style-name="ce384" table:formula="of:=[.J38]*[.C38]" office:value-type="currency" office:currency="TRY" office:value="-1432.36454313275" calcext:value-type="currency">
            <text:p>-₺1.432,36</text:p>
          </table:table-cell>
          <table:table-cell table:style-name="ce384" table:formula="of:=[.L37]+[.K38]" office:value-type="currency" office:currency="TRY" office:value="49998.7582618123" calcext:value-type="currency">
            <text:p>₺49.998,76</text:p>
          </table:table-cell>
          <table:table-cell office:value-type="float" office:value="8.53" calcext:value-type="float">
            <text:p>8,53</text:p>
          </table:table-cell>
          <table:table-cell table:style-name="ce384" table:formula="of:=[.K38]/[.M38]" office:value-type="currency" office:currency="TRY" office:value="-167.920813966324" calcext:value-type="currency">
            <text:p>-₺167,92</text:p>
          </table:table-cell>
          <table:table-cell table:style-name="ce399" table:formula="of:=[.O37]+[.N38]" office:value-type="currency" office:currency="USD" office:value="154059.462273131" calcext:value-type="currency">
            <text:p>$154.059,46</text:p>
          </table:table-cell>
          <table:table-cell table:number-columns-repeated="2"/>
        </table:table-row>
        <table:table-row table:style-name="ro1">
          <table:table-cell/>
          <table:table-cell table:style-name="ce162"/>
          <table:table-cell table:style-name="ce226"/>
          <table:table-cell table:style-name="ce384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 table:style-name="ce384"/>
          <table:table-cell table:style-name="ce401" table:formula="of:=[.L38]+[.G38]" office:value-type="currency" office:currency="TRY" office:value="149790.156" calcext:value-type="currency">
            <text:p>₺149.790,16</text:p>
          </table:table-cell>
          <table:table-cell/>
          <table:table-cell table:style-name="ce384"/>
          <table:table-cell table:style-name="ce399"/>
          <table:table-cell table:number-columns-repeated="2"/>
        </table:table-row>
        <table:table-row table:style-name="ro1">
          <table:table-cell table:number-columns-repeated="4"/>
          <table:table-cell table:style-name="ce385"/>
          <table:table-cell table:number-columns-repeated="4"/>
          <table:table-cell table:style-name="ce385"/>
          <table:table-cell table:number-columns-repeated="7"/>
        </table:table-row>
        <table:table-row table:style-name="ro1">
          <table:table-cell table:style-name="ce167" office:value-type="float" office:value="2022" calcext:value-type="float">
            <text:p>2022</text:p>
          </table:table-cell>
          <table:table-cell table:style-name="ce167"/>
          <table:table-cell table:style-name="ce226"/>
          <table:table-cell table:style-name="ce384"/>
          <table:table-cell table:style-name="ce385"/>
          <table:table-cell table:number-columns-repeated="4"/>
          <table:table-cell table:style-name="ce385"/>
          <table:table-cell table:number-columns-repeated="2"/>
          <table:table-cell table:style-name="ce38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62" office:value-type="date" office:date-value="2022-03-31" calcext:value-type="date">
            <text:p>31.03.2022</text:p>
          </table:table-cell>
          <table:table-cell table:style-name="ce226" table:formula="of:=[$GLR.F60]+[$GLR.F61]+[$GLR.F62]" office:value-type="currency" office:currency="TRY" office:value="36000" calcext:value-type="currency">
            <text:p>₺36.000,00</text:p>
          </table:table-cell>
          <table:table-cell table:style-name="ce384"/>
          <table:table-cell table:style-name="ce386" table:formula="of:=[.H38]/[.$C$6]" office:value-type="percentage" office:value="0.657645639393043" calcext:value-type="percentage">
            <text:p>%65,76</text:p>
          </table:table-cell>
          <table:table-cell table:style-name="ce384" table:formula="of:=[.E42]*[.C42]" office:value-type="currency" office:currency="TRY" office:value="23675.2430181496" calcext:value-type="currency">
            <text:p>₺23.675,24</text:p>
          </table:table-cell>
          <table:table-cell table:style-name="ce384" table:formula="of:=[.G38]+[.F42]" office:value-type="currency" office:currency="TRY" office:value="123466.640756337" calcext:value-type="currency">
            <text:p>₺123.466,64</text:p>
          </table:table-cell>
          <table:table-cell table:style-name="ce400" table:formula="of:=[.H38]-[.N42]" office:value-type="currency" office:currency="TRY" office:value="295227.711990499" calcext:value-type="currency">
            <text:p>₺295.227,71</text:p>
          </table:table-cell>
          <table:table-cell/>
          <table:table-cell table:style-name="ce386" table:formula="of:=[.O38]/[.$C$6]" office:value-type="percentage" office:value="0.342354360606957" calcext:value-type="percentage">
            <text:p>%34,24</text:p>
          </table:table-cell>
          <table:table-cell table:style-name="ce384" table:formula="of:=[.J42]*[.C42]" office:value-type="currency" office:currency="TRY" office:value="12324.7569818505" calcext:value-type="currency">
            <text:p>₺12.324,76</text:p>
          </table:table-cell>
          <table:table-cell table:style-name="ce384" table:formula="of:=[.L38]+[.K42]" office:value-type="currency" office:currency="TRY" office:value="62323.5152436628" calcext:value-type="currency">
            <text:p>₺62.323,52</text:p>
          </table:table-cell>
          <table:table-cell office:value-type="float" office:value="17.29" calcext:value-type="float">
            <text:p>17,29</text:p>
          </table:table-cell>
          <table:table-cell table:style-name="ce384" table:formula="of:=[.K42]/[.M42]" office:value-type="currency" office:currency="TRY" office:value="712.825736370761" calcext:value-type="currency">
            <text:p>₺712,83</text:p>
          </table:table-cell>
          <table:table-cell table:style-name="ce399" table:formula="of:=[.O38]+[.N42]" office:value-type="currency" office:currency="USD" office:value="154772.288009501" calcext:value-type="currency">
            <text:p>$154.772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style-name="ce377" office:value-type="currency" office:currency="TRY" office:value="11769" calcext:value-type="currency">
            <text:p>₺11.769,00</text:p>
          </table:table-cell>
          <table:table-cell table:style-name="ce384"/>
          <table:table-cell table:style-name="ce386" table:formula="of:=[.H42]/[.$C$6]" office:value-type="percentage" office:value="0.656061582201108" calcext:value-type="percentage">
            <text:p>%65,61</text:p>
          </table:table-cell>
          <table:table-cell table:style-name="ce384" table:formula="of:=[.E43]*[.C43]" office:value-type="currency" office:currency="TRY" office:value="7721.18876092484" calcext:value-type="currency">
            <text:p>₺7.721,19</text:p>
          </table:table-cell>
          <table:table-cell table:style-name="ce384" table:formula="of:=[.G42]+[.F43]" office:value-type="currency" office:currency="TRY" office:value="131187.829517262" calcext:value-type="currency">
            <text:p>₺131.187,83</text:p>
          </table:table-cell>
          <table:table-cell table:style-name="ce400" table:formula="of:=[.H42]-[.N43]" office:value-type="currency" office:currency="TRY" office:value="294999.022089986" calcext:value-type="currency">
            <text:p>₺294.999,02</text:p>
          </table:table-cell>
          <table:table-cell/>
          <table:table-cell table:style-name="ce386" table:formula="of:=[.O42]/[.$C$6]" office:value-type="percentage" office:value="0.343938417798892" calcext:value-type="percentage">
            <text:p>%34,39</text:p>
          </table:table-cell>
          <table:table-cell table:style-name="ce384" table:formula="of:=[.J43]*[.C43]" office:value-type="currency" office:currency="TRY" office:value="4047.81123907516" calcext:value-type="currency">
            <text:p>₺4.047,81</text:p>
          </table:table-cell>
          <table:table-cell table:style-name="ce384" table:formula="of:=[.L42]+[.K43]" office:value-type="currency" office:currency="TRY" office:value="66371.3264827379" calcext:value-type="currency">
            <text:p>₺66.371,33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3]/[.M43]" office:value-type="currency" office:currency="TRY" office:value="228.689900512721" calcext:value-type="currency">
            <text:p>₺228,69</text:p>
          </table:table-cell>
          <table:table-cell table:style-name="ce399" table:formula="of:=[.O42]+[.N43]" office:value-type="currency" office:currency="USD" office:value="155000.977910014" calcext:value-type="currency">
            <text:p>$155.000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style-name="ce377" office:value-type="currency" office:currency="TRY" office:value="3892.36" calcext:value-type="currency">
            <text:p>₺3.892,36</text:p>
          </table:table-cell>
          <table:table-cell table:style-name="ce384"/>
          <table:table-cell table:style-name="ce386" table:formula="of:=[.H43]/[.$C$6]" office:value-type="percentage" office:value="0.655553382422191" calcext:value-type="percentage">
            <text:p>%65,56</text:p>
          </table:table-cell>
          <table:table-cell table:style-name="ce384" table:formula="of:=[.E44]*[.C44]" office:value-type="currency" office:currency="TRY" office:value="2551.64976360484" calcext:value-type="currency">
            <text:p>₺2.551,65</text:p>
          </table:table-cell>
          <table:table-cell table:style-name="ce384" table:formula="of:=[.G43]+[.F44]" office:value-type="currency" office:currency="TRY" office:value="133739.479280867" calcext:value-type="currency">
            <text:p>₺133.739,48</text:p>
          </table:table-cell>
          <table:table-cell table:style-name="ce400" table:formula="of:=[.H43]-[.N44]" office:value-type="currency" office:currency="TRY" office:value="294923.275748947" calcext:value-type="currency">
            <text:p>₺294.923,28</text:p>
          </table:table-cell>
          <table:table-cell/>
          <table:table-cell table:style-name="ce386" table:formula="of:=[.O43]/[.$C$6]" office:value-type="percentage" office:value="0.344446617577809" calcext:value-type="percentage">
            <text:p>%34,44</text:p>
          </table:table-cell>
          <table:table-cell table:style-name="ce384" table:formula="of:=[.J44]*[.C44]" office:value-type="currency" office:currency="TRY" office:value="1340.71023639516" calcext:value-type="currency">
            <text:p>₺1.340,71</text:p>
          </table:table-cell>
          <table:table-cell table:style-name="ce384" table:formula="of:=[.L43]+[.K44]" office:value-type="currency" office:currency="TRY" office:value="67712.0367191331" calcext:value-type="currency">
            <text:p>₺67.712,04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4]/[.M44]" office:value-type="currency" office:currency="TRY" office:value="75.7463410392746" calcext:value-type="currency">
            <text:p>₺75,75</text:p>
          </table:table-cell>
          <table:table-cell table:style-name="ce399" table:formula="of:=[.O43]+[.N44]" office:value-type="currency" office:currency="USD" office:value="155076.724251053" calcext:value-type="currency">
            <text:p>$155.076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162" office:value-type="date" office:date-value="2022-07-22" calcext:value-type="date">
            <text:p>22.07.2022</text:p>
          </table:table-cell>
          <table:table-cell table:style-name="ce377" office:value-type="currency" office:currency="TRY" office:value="11181.35" calcext:value-type="currency">
            <text:p>₺11.181,35</text:p>
          </table:table-cell>
          <table:table-cell table:style-name="ce384"/>
          <table:table-cell table:style-name="ce386" table:formula="of:=[.H44]/[.$C$6]" office:value-type="percentage" office:value="0.655385057219881" calcext:value-type="percentage">
            <text:p>%65,54</text:p>
          </table:table-cell>
          <table:table-cell table:style-name="ce384" table:formula="of:=[.E45]*[.C45]" office:value-type="currency" office:currency="TRY" office:value="7328.08970954552" calcext:value-type="currency">
            <text:p>₺7.328,09</text:p>
          </table:table-cell>
          <table:table-cell table:style-name="ce384" table:formula="of:=[.G44]+[.F45]" office:value-type="currency" office:currency="TRY" office:value="141067.568990412" calcext:value-type="currency">
            <text:p>₺141.067,57</text:p>
          </table:table-cell>
          <table:table-cell table:style-name="ce400" table:formula="of:=[.H44]-[.N45]" office:value-type="currency" office:currency="TRY" office:value="294705.577427452" calcext:value-type="currency">
            <text:p>₺294.705,58</text:p>
          </table:table-cell>
          <table:table-cell/>
          <table:table-cell table:style-name="ce386" table:formula="of:=[.O44]/[.$C$6]" office:value-type="percentage" office:value="0.344614942780119" calcext:value-type="percentage">
            <text:p>%34,46</text:p>
          </table:table-cell>
          <table:table-cell table:style-name="ce384" table:formula="of:=[.J45]*[.C45]" office:value-type="currency" office:currency="TRY" office:value="3853.26029045448" calcext:value-type="currency">
            <text:p>₺3.853,26</text:p>
          </table:table-cell>
          <table:table-cell table:style-name="ce384" table:formula="of:=[.L44]+[.K45]" office:value-type="currency" office:currency="TRY" office:value="71565.2970095876" calcext:value-type="currency">
            <text:p>₺71.565,30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5]/[.M45]" office:value-type="currency" office:currency="TRY" office:value="217.698321494603" calcext:value-type="currency">
            <text:p>₺217,70</text:p>
          </table:table-cell>
          <table:table-cell table:style-name="ce399" table:formula="of:=[.O44]+[.N45]" office:value-type="currency" office:currency="USD" office:value="155294.422572548" calcext:value-type="currency">
            <text:p>$155.294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62" office:value-type="date" office:date-value="2022-08-01" calcext:value-type="date">
            <text:p>01.08.2022</text:p>
          </table:table-cell>
          <table:table-cell table:style-name="ce377" table:formula="of:=[$GLR.F69]" office:value-type="currency" office:currency="TRY" office:value="20000" calcext:value-type="currency">
            <text:p>₺20.000,00</text:p>
          </table:table-cell>
          <table:table-cell table:style-name="ce384"/>
          <table:table-cell table:style-name="ce386" table:formula="of:=[.H45]/[.$C$6]" office:value-type="percentage" office:value="0.654901283172116" calcext:value-type="percentage">
            <text:p>%65,49</text:p>
          </table:table-cell>
          <table:table-cell table:style-name="ce384" table:formula="of:=[.E46]*[.C46]" office:value-type="currency" office:currency="TRY" office:value="13098.0256634423" calcext:value-type="currency">
            <text:p>₺13.098,03</text:p>
          </table:table-cell>
          <table:table-cell table:style-name="ce384" table:formula="of:=[.G45]+[.F46]" office:value-type="currency" office:currency="TRY" office:value="154165.594653855" calcext:value-type="currency">
            <text:p>₺154.165,59</text:p>
          </table:table-cell>
          <table:table-cell table:style-name="ce400" table:formula="of:=[.H45]-[.N46]" office:value-type="currency" office:currency="TRY" office:value="294315.635374539" calcext:value-type="currency">
            <text:p>₺294.315,64</text:p>
          </table:table-cell>
          <table:table-cell/>
          <table:table-cell table:style-name="ce386" table:formula="of:=[.O45]/[.$C$6]" office:value-type="percentage" office:value="0.345098716827884" calcext:value-type="percentage">
            <text:p>%34,51</text:p>
          </table:table-cell>
          <table:table-cell table:style-name="ce384" table:formula="of:=[.J46]*[.C46]" office:value-type="currency" office:currency="TRY" office:value="6901.97433655769" calcext:value-type="currency">
            <text:p>₺6.901,97</text:p>
          </table:table-cell>
          <table:table-cell table:style-name="ce384" table:formula="of:=[.L45]+[.K46]" office:value-type="currency" office:currency="TRY" office:value="78467.2713461452" calcext:value-type="currency">
            <text:p>₺78.467,27</text:p>
          </table:table-cell>
          <table:table-cell office:value-type="float" office:value="17.7" calcext:value-type="float">
            <text:p>17,7</text:p>
          </table:table-cell>
          <table:table-cell table:style-name="ce384" table:formula="of:=[.K46]/[.M46]" office:value-type="currency" office:currency="TRY" office:value="389.942052912864" calcext:value-type="currency">
            <text:p>₺389,94</text:p>
          </table:table-cell>
          <table:table-cell table:style-name="ce399" table:formula="of:=[.O45]+[.N46]" office:value-type="currency" office:currency="USD" office:value="155684.364625461" calcext:value-type="currency">
            <text:p>$155.684,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162" office:value-type="date" office:date-value="2022-08-04" calcext:value-type="date">
            <text:p>04.08.2022</text:p>
          </table:table-cell>
          <table:table-cell table:style-name="ce377" table:formula="of:=[$GDR.F169]" office:value-type="currency" office:currency="TRY" office:value="-691.15" calcext:value-type="currency">
            <text:p>-₺691,15</text:p>
          </table:table-cell>
          <table:table-cell table:style-name="ce384"/>
          <table:table-cell table:style-name="ce386" table:formula="of:=[.H46]/[.$C$6]" office:value-type="percentage" office:value="0.654034745276754" calcext:value-type="percentage">
            <text:p>%65,40</text:p>
          </table:table-cell>
          <table:table-cell table:style-name="ce384" table:formula="of:=[.E47]*[.C47]" office:value-type="currency" office:currency="TRY" office:value="-452.036114198028" calcext:value-type="currency">
            <text:p>-₺452,04</text:p>
          </table:table-cell>
          <table:table-cell table:style-name="ce384" table:formula="of:=[.G46]+[.F47]" office:value-type="currency" office:currency="TRY" office:value="153713.558539657" calcext:value-type="currency">
            <text:p>₺153.713,56</text:p>
          </table:table-cell>
          <table:table-cell table:style-name="ce400" table:formula="of:=[.H46]-[.N47]" office:value-type="currency" office:currency="TRY" office:value="294328.422213352" calcext:value-type="currency">
            <text:p>₺294.328,42</text:p>
          </table:table-cell>
          <table:table-cell/>
          <table:table-cell table:style-name="ce386" table:formula="of:=[.O46]/[.$C$6]" office:value-type="percentage" office:value="0.345965254723246" calcext:value-type="percentage">
            <text:p>%34,60</text:p>
          </table:table-cell>
          <table:table-cell table:style-name="ce384" table:formula="of:=[.J47]*[.C47]" office:value-type="currency" office:currency="TRY" office:value="-239.113885801972" calcext:value-type="currency">
            <text:p>-₺239,11</text:p>
          </table:table-cell>
          <table:table-cell table:style-name="ce384" table:formula="of:=[.L46]+[.K47]" office:value-type="currency" office:currency="TRY" office:value="78228.1574603433" calcext:value-type="currency">
            <text:p>₺78.228,16</text:p>
          </table:table-cell>
          <table:table-cell office:value-type="float" office:value="18.7" calcext:value-type="float">
            <text:p>18,7</text:p>
          </table:table-cell>
          <table:table-cell table:style-name="ce384" table:formula="of:=[.K47]/[.M47]" office:value-type="currency" office:currency="TRY" office:value="-12.7868388129397" calcext:value-type="currency">
            <text:p>-₺12,79</text:p>
          </table:table-cell>
          <table:table-cell table:style-name="ce399" table:formula="of:=[.O46]+[.N47]" office:value-type="currency" office:currency="USD" office:value="155671.577786648" calcext:value-type="currency">
            <text:p>$155.671,58</text:p>
          </table:table-cell>
          <table:table-cell table:number-columns-repeated="2"/>
        </table:table-row>
        <table:table-row table:style-name="ro1">
          <table:table-cell/>
          <table:table-cell table:style-name="ce162"/>
          <table:table-cell table:style-name="ce377"/>
          <table:table-cell table:style-name="ce384"/>
          <table:table-cell table:style-name="ce386" table:formula="of:=[.H47]/[.$C$6]" office:value-type="percentage" office:value="0.654063160474116" calcext:value-type="percentage">
            <text:p>%65,41</text:p>
          </table:table-cell>
          <table:table-cell table:style-name="ce384" table:formula="of:=[.E48]*[.C48]" office:value-type="currency" office:currency="TRY" office:value="0" calcext:value-type="currency">
            <text:p>₺0,--</text:p>
          </table:table-cell>
          <table:table-cell table:style-name="ce384" table:formula="of:=[.G47]+[.F48]" office:value-type="currency" office:currency="TRY" office:value="153713.558539657" calcext:value-type="currency">
            <text:p>₺153.713,56</text:p>
          </table:table-cell>
          <table:table-cell table:style-name="ce400" table:formula="of:=[.H47]+[.N48]" office:value-type="currency" office:currency="TRY" office:value="294328.422213352" calcext:value-type="currency">
            <text:p>₺294.328,42</text:p>
          </table:table-cell>
          <table:table-cell/>
          <table:table-cell table:style-name="ce386" table:formula="of:=[.O47]/[.$C$6]" office:value-type="percentage" office:value="0.345936839525884" calcext:value-type="percentage">
            <text:p>%34,59</text:p>
          </table:table-cell>
          <table:table-cell table:style-name="ce384" table:formula="of:=[.J48]*[.C48]" office:value-type="currency" office:currency="TRY" office:value="0" calcext:value-type="currency">
            <text:p>₺0,--</text:p>
          </table:table-cell>
          <table:table-cell table:style-name="ce384" table:formula="of:=[.L47]+[.K48]" office:value-type="currency" office:currency="TRY" office:value="78228.1574603433" calcext:value-type="currency">
            <text:p>₺78.228,16</text:p>
          </table:table-cell>
          <table:table-cell office:value-type="float" office:value="19.7" calcext:value-type="float">
            <text:p>19,7</text:p>
          </table:table-cell>
          <table:table-cell table:style-name="ce384" table:formula="of:=[.K48]/[.M48]" office:value-type="currency" office:currency="TRY" office:value="0" calcext:value-type="currency">
            <text:p>₺0,--</text:p>
          </table:table-cell>
          <table:table-cell table:style-name="ce399" table:formula="of:=[.O47]+[.N48]" office:value-type="currency" office:currency="USD" office:value="155671.577786648" calcext:value-type="currency">
            <text:p>$155.671,58</text:p>
          </table:table-cell>
          <table:table-cell table:number-columns-repeated="2"/>
        </table:table-row>
        <table:table-row table:style-name="ro1">
          <table:table-cell/>
          <table:table-cell table:style-name="ce162"/>
          <table:table-cell table:style-name="ce377"/>
          <table:table-cell table:style-name="ce384"/>
          <table:table-cell table:style-name="ce386" table:formula="of:=[.H48]/[.$C$6]" office:value-type="percentage" office:value="0.654063160474116" calcext:value-type="percentage">
            <text:p>%65,41</text:p>
          </table:table-cell>
          <table:table-cell table:style-name="ce384" table:formula="of:=[.E49]*[.C49]" office:value-type="currency" office:currency="TRY" office:value="0" calcext:value-type="currency">
            <text:p>₺0,--</text:p>
          </table:table-cell>
          <table:table-cell table:style-name="ce384" table:formula="of:=[.G48]+[.F49]" office:value-type="currency" office:currency="TRY" office:value="153713.558539657" calcext:value-type="currency">
            <text:p>₺153.713,56</text:p>
          </table:table-cell>
          <table:table-cell table:style-name="ce400" table:formula="of:=[.H48]+[.N49]" office:value-type="currency" office:currency="TRY" office:value="294328.422213352" calcext:value-type="currency">
            <text:p>₺294.328,42</text:p>
          </table:table-cell>
          <table:table-cell/>
          <table:table-cell table:style-name="ce386" table:formula="of:=[.O48]/[.$C$6]" office:value-type="percentage" office:value="0.345936839525884" calcext:value-type="percentage">
            <text:p>%34,59</text:p>
          </table:table-cell>
          <table:table-cell table:style-name="ce384" table:formula="of:=[.J49]*[.C49]" office:value-type="currency" office:currency="TRY" office:value="0" calcext:value-type="currency">
            <text:p>₺0,--</text:p>
          </table:table-cell>
          <table:table-cell table:style-name="ce384" table:formula="of:=[.L48]+[.K49]" office:value-type="currency" office:currency="TRY" office:value="78228.1574603433" calcext:value-type="currency">
            <text:p>₺78.228,16</text:p>
          </table:table-cell>
          <table:table-cell office:value-type="float" office:value="20.7" calcext:value-type="float">
            <text:p>20,7</text:p>
          </table:table-cell>
          <table:table-cell table:style-name="ce384" table:formula="of:=[.K49]/[.M49]" office:value-type="currency" office:currency="TRY" office:value="0" calcext:value-type="currency">
            <text:p>₺0,--</text:p>
          </table:table-cell>
          <table:table-cell table:style-name="ce399" table:formula="of:=[.O48]+[.N49]" office:value-type="currency" office:currency="USD" office:value="155671.577786648" calcext:value-type="currency">
            <text:p>$155.671,5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62"/>
          <table:table-cell table:style-name="ce377"/>
          <table:table-cell table:style-name="ce384"/>
          <table:table-cell table:style-name="ce386"/>
          <table:table-cell table:style-name="ce384" table:number-columns-repeated="2"/>
          <table:table-cell table:style-name="ce400"/>
          <table:table-cell/>
          <table:table-cell table:style-name="ce386"/>
          <table:table-cell table:style-name="ce384" table:number-columns-repeated="2"/>
          <table:table-cell/>
          <table:table-cell table:style-name="ce384"/>
          <table:table-cell table:style-name="ce399"/>
          <table:table-cell table:number-columns-repeated="2"/>
        </table:table-row>
        <table:table-row table:style-name="ro1">
          <table:table-cell table:number-columns-repeated="9"/>
          <table:table-cell table:style-name="ce385"/>
          <table:table-cell/>
          <table:table-cell table:style-name="ce401" table:formula="of:=[.L49]+[.G49]" office:value-type="currency" office:currency="TRY" office:value="231941.716" calcext:value-type="currency">
            <text:p>₺231.941,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3.1" calcext:value-type="float">
            <text:p>73,1</text:p>
          </table:table-cell>
          <table:table-cell table:number-columns-repeated="4"/>
          <table:table-cell table:style-name="ce385" office:value-type="float" office:value="26.9" calcext:value-type="float">
            <text:p>26,9</text:p>
          </table:table-cell>
          <table:table-cell table:number-columns-repeated="3"/>
          <table:table-cell table:style-name="ce211" table:formula="of:=SUM([.N8:.N52])" office:value-type="currency" office:currency="USD" office:value="7489.7464474678" calcext:value-type="currency">
            <text:p>$7.489,75</text:p>
          </table:table-cell>
          <table:table-cell table:style-name="ce400"/>
          <table:table-cell table:number-columns-repeated="2"/>
        </table:table-row>
        <table:table-row table:style-name="ro1">
          <table:table-cell table:number-columns-repeated="9"/>
          <table:table-cell table:style-name="ce385"/>
          <table:table-cell table:style-name="ce230" office:value-type="string" calcext:value-type="string">
            <text:p>BKY</text:p>
          </table:table-cell>
          <table:table-cell table:style-name="ce226" table:formula="of:=[$SNYBAKIYE.F9]" office:value-type="currency" office:currency="TRY" office:value="256941.716" calcext:value-type="currency">
            <text:p>₺256.941,72</text:p>
          </table:table-cell>
          <table:table-cell table:number-columns-repeated="5"/>
        </table:table-row>
        <table:table-row table:style-name="ro1" table:number-rows-repeated="16">
          <table:table-cell table:number-columns-repeated="9"/>
          <table:table-cell table:style-name="ce385"/>
          <table:table-cell table:number-columns-repeated="7"/>
        </table:table-row>
        <table:table-row table:style-name="ro1" table:number-rows-repeated="104850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YBAKIYE" table:style-name="ta1">
        <table:table-column table:style-name="co56" table:default-cell-style-name="Default"/>
        <table:table-column table:style-name="co33" table:default-cell-style-name="Default"/>
        <table:table-column table:style-name="co11" table:default-cell-style-name="ce250"/>
        <table:table-column table:style-name="co57" table:default-cell-style-name="Default"/>
        <table:table-column table:style-name="co53" table:number-columns-repeated="2" table:default-cell-style-name="Default"/>
        <table:table-column table:style-name="co58" table:default-cell-style-name="Default"/>
        <table:table-column table:style-name="co11" table:number-columns-repeated="2" table:default-cell-style-name="Default"/>
        <table:table-column table:style-name="co59" table:default-cell-style-name="Default"/>
        <table:table-column table:style-name="co11" table:default-cell-style-name="Default"/>
        <table:table-row table:style-name="ro1">
          <table:table-cell table:style-name="ce407"/>
          <table:table-cell table:style-name="ce408"/>
          <table:table-cell table:style-name="ce410"/>
          <table:table-cell table:style-name="ce413" table:number-columns-repeated="2"/>
          <table:table-cell table:style-name="ce415"/>
          <table:table-cell table:style-name="ce408"/>
          <table:table-cell table:style-name="ce413" table:number-columns-repeated="2"/>
          <table:table-cell table:style-name="ce415"/>
          <table:table-cell table:style-name="ce408"/>
        </table:table-row>
        <table:table-row table:style-name="ro1">
          <table:table-cell table:style-name="ce407"/>
          <table:table-cell table:number-columns-repeated="5"/>
          <table:table-cell table:style-name="ce408"/>
          <table:table-cell table:style-name="ce413" table:number-columns-repeated="2"/>
          <table:table-cell table:style-name="ce415"/>
          <table:table-cell table:style-name="ce408"/>
        </table:table-row>
        <table:table-row table:style-name="ro1">
          <table:table-cell table:style-name="ce407"/>
          <table:table-cell table:style-name="ce408"/>
          <table:table-cell/>
          <table:table-cell table:style-name="ce413" table:number-columns-repeated="2"/>
          <table:table-cell table:style-name="ce415"/>
          <table:table-cell table:style-name="ce408"/>
          <table:table-cell table:style-name="ce413" table:number-columns-repeated="2"/>
          <table:table-cell table:style-name="ce415"/>
          <table:table-cell table:style-name="ce408"/>
        </table:table-row>
        <table:table-row table:style-name="ro1">
          <table:table-cell/>
          <table:table-cell table:style-name="ce409"/>
          <table:table-cell table:style-name="ce411" office:value-type="string" calcext:value-type="string">
            <text:p>GLR</text:p>
          </table:table-cell>
          <table:table-cell table:style-name="ce230" office:value-type="string" calcext:value-type="string">
            <text:p>GDR</text:p>
          </table:table-cell>
          <table:table-cell/>
          <table:table-cell table:style-name="ce230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172" office:value-type="float" office:value="2018" calcext:value-type="float">
            <text:p>2018</text:p>
          </table:table-cell>
          <table:table-cell table:formula="of:=[$GLR.F6]" office:value-type="currency" office:currency="TRY" office:value="21000" calcext:value-type="currency">
            <text:p>₺21.000,00</text:p>
          </table:table-cell>
          <table:table-cell table:style-name="ce226" table:formula="of:=[$GDR.F16]" office:value-type="currency" office:currency="TRY" office:value="-2399.42" calcext:value-type="currency">
            <text:p>-₺2.399,42</text:p>
          </table:table-cell>
          <table:table-cell table:style-name="ce250" table:formula="of:=[.C5]+[.D5]" office:value-type="currency" office:currency="TRY" office:value="18600.58" calcext:value-type="currency">
            <text:p>₺18.600,58</text:p>
          </table:table-cell>
          <table:table-cell table:style-name="ce250" table:formula="of:=[.C5]+[.D5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167"/>
          <table:table-cell office:value-type="float" office:value="2019" calcext:value-type="float">
            <text:p>2019</text:p>
          </table:table-cell>
          <table:table-cell table:formula="of:=[$GLR.F14]" office:value-type="currency" office:currency="TRY" office:value="26500" calcext:value-type="currency">
            <text:p>₺26.500,00</text:p>
          </table:table-cell>
          <table:table-cell table:style-name="ce226" table:formula="of:=[$GDR.F33]" office:value-type="currency" office:currency="TRY" office:value="-3104.82" calcext:value-type="currency">
            <text:p>-₺3.104,82</text:p>
          </table:table-cell>
          <table:table-cell table:style-name="ce250" table:formula="of:=[.C6]+[.D6]" office:value-type="currency" office:currency="TRY" office:value="23395.18" calcext:value-type="currency">
            <text:p>₺23.395,18</text:p>
          </table:table-cell>
          <table:table-cell table:style-name="ce226" table:formula="of:=[.F5]+[.C6]+[.D6]" office:value-type="currency" office:currency="TRY" office:value="41995.76" calcext:value-type="currency">
            <text:p>₺4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GLR.F32]" office:value-type="currency" office:currency="TRY" office:value="64500" calcext:value-type="currency">
            <text:p>₺64.500,00</text:p>
          </table:table-cell>
          <table:table-cell table:style-name="ce226" table:formula="of:=[$GDR.F95]" office:value-type="currency" office:currency="TRY" office:value="-76896.294" calcext:value-type="currency">
            <text:p>-₺76.896,29</text:p>
          </table:table-cell>
          <table:table-cell table:style-name="ce250" table:formula="of:=[.C7]+[.D7]" office:value-type="currency" office:currency="TRY" office:value="-12396.294" calcext:value-type="currency">
            <text:p>-₺12.396,29</text:p>
          </table:table-cell>
          <table:table-cell table:style-name="ce226" table:formula="of:=[.F6]+[.C7]+[.D7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GLR.F53]" office:value-type="currency" office:currency="TRY" office:value="152260" calcext:value-type="currency">
            <text:p>₺152.260,00</text:p>
          </table:table-cell>
          <table:table-cell table:style-name="ce226" table:formula="of:=[$GDR.F147]" office:value-type="currency" office:currency="TRY" office:value="-32069.31" calcext:value-type="currency">
            <text:p>-₺32.069,31</text:p>
          </table:table-cell>
          <table:table-cell table:style-name="ce250" table:formula="of:=[.C8]+[.D8]" office:value-type="currency" office:currency="TRY" office:value="120190.69" calcext:value-type="currency">
            <text:p>₺120.190,69</text:p>
          </table:table-cell>
          <table:table-cell table:style-name="ce226" table:formula="of:=[.F7]+[.C8]+[.D8]" office:value-type="currency" office:currency="TRY" office:value="149790.156" calcext:value-type="currency">
            <text:p>₺14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GLR.F81]" office:value-type="currency" office:currency="TRY" office:value="107842.71" calcext:value-type="currency">
            <text:p>₺107.842,71</text:p>
          </table:table-cell>
          <table:table-cell table:style-name="ce384" table:formula="of:=[$GDR.F169]" office:value-type="currency" office:currency="TRY" office:value="-691.15" calcext:value-type="currency">
            <text:p>-₺691,15</text:p>
          </table:table-cell>
          <table:table-cell table:style-name="ce250" table:formula="of:=[.C9]+[.D9]" office:value-type="currency" office:currency="TRY" office:value="107151.56" calcext:value-type="currency">
            <text:p>₺107.151,56</text:p>
          </table:table-cell>
          <table:table-cell table:style-name="ce226" table:formula="of:=[.F8]+[.C9]+[.D9]" office:value-type="currency" office:currency="TRY" office:value="256941.716" calcext:value-type="currency">
            <text:p>₺256.941,72</text:p>
          </table:table-cell>
          <table:table-cell table:number-columns-repeated="5"/>
        </table:table-row>
        <table:table-row table:style-name="ro1">
          <table:table-cell/>
          <table:table-cell table:style-name="ce409"/>
          <table:table-cell table:number-columns-repeated="2"/>
          <table:table-cell table:style-name="ce409" table:number-columns-repeated="2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12"/>
          <table:table-cell table:style-name="ce414" table:number-columns-repeated="3"/>
          <table:table-cell table:number-columns-repeated="5"/>
        </table:table-row>
        <table:table-row table:style-name="ro1">
          <table:table-cell/>
          <table:table-cell table:style-name="ce166"/>
          <table:table-cell/>
          <table:table-cell table:style-name="ce211" table:number-columns-repeated="3"/>
          <table:table-cell table:number-columns-repeated="5"/>
        </table:table-row>
        <table:table-row table:style-name="ro1">
          <table:table-cell/>
          <table:table-cell table:style-name="ce409"/>
          <table:table-cell/>
          <table:table-cell table:style-name="ce409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'file:///media/m/depo_ssd/aa/hes2020/Account/2022/22dgs.ods'#DgsNzn2" table:print="false" table:style-name="ta_extref">
        <table:table-source xlink:type="simple" xlink:href="../22dgs.ods" table:table-name="DgsNzn2" table:filter-name="calc8" table:mode="copy-results-only"/>
        <table:table-column table:number-columns-repeated="6"/>
        <table:table-row table:number-rows-repeated="15">
          <table:table-cell table:number-columns-repeated="6"/>
        </table:table-row>
        <table:table-row>
          <table:table-cell table:number-columns-repeated="5"/>
          <table:table-cell table:style-name="ce141" office:value-type="float" office:value="76818.1686608199">
            <text:p>76818.1686608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0" number:min-decimal-places="0" number:min-integer-digits="2" number:grouping="true"/>
    </number:number-style>
    <number:date-style style:name="N134">
      <number:day number:style="long"/>
      <number:text>.</number:text>
      <number:month number:style="long" number:textual="true"/>
    </number:date-style>
    <number:date-style style:name="N135">
      <number:month number:style="long" number:textual="true"/>
      <number:text>.</number:text>
      <number:year number:style="long"/>
    </number:date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percentage-style style:name="N144">
      <number:number number:decimal-places="1" number:min-decimal-places="1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6">
      <number:number number:decimal-places="3" number:min-decimal-places="3" number:min-integer-digits="1"/>
      <number:text>%</number:text>
    </number:percentage-style>
    <number:number-style style:name="N147">
      <number:number number:decimal-places="2" number:min-decimal-places="2" number:min-integer-digits="1" number:grouping="true"/>
      <number:text> ay</number:text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9">
      <number:text> /   </number:text>
      <number:number number:decimal-places="2" number:min-decimal-places="2" number:min-integer-digits="1"/>
    </number:number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number-style style:name="N155">
      <number:number number:decimal-places="2" number:min-decimal-places="2" number:min-integer-digits="1"/>
      <number:text> TL/USD</number:text>
    </number:number-style>
    <number:number-style style:name="N156">
      <number:number number:decimal-places="5" number:min-decimal-places="5" number:min-integer-digits="1" number:grouping="true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199cm" fo:margin-bottom="0.6cm" fo:margin-left="2.499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 style:data-style-name="N2" text:time-value="09:39:22.72119057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04T09:43:59.338122143</dc:date>
    <meta:editing-duration>P3DT4H42M49S</meta:editing-duration>
    <meta:editing-cycles>208</meta:editing-cycles>
    <meta:generator>LibreOffice/7.2.7.2$Linux_X86_64 LibreOffice_project/20$Build-2</meta:generator>
    <meta:print-date>2021-09-29T17:30:44.307828083</meta:print-date>
    <meta:document-statistic meta:table-count="13" meta:cell-count="1999" meta:object-count="0"/>
  </office:meta>
</office:document-meta>
</file>